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30.0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.72mm"/>
    </style:style>
    <style:style style:name="co6" style:family="table-column">
      <style:table-column-properties fo:break-before="auto" style:column-width="25.24mm"/>
    </style:style>
    <style:style style:name="co7" style:family="table-column">
      <style:table-column-properties fo:break-before="auto" style:column-width="12.61mm"/>
    </style:style>
    <style:style style:name="ro1" style:family="table-row">
      <style:table-row-properties style:row-height="16.5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4" table:default-cell-style-name="ce2"/>
        <table:table-column table:style-name="co7" table:default-cell-style-name="ce2"/>
        <table:table-column table:style-name="co4" table:number-columns-repeated="1008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JobID</text:p>
          </table:table-cell>
          <table:table-cell table:style-name="ce1" office:value-type="string" calcext:value-type="string">
            <text:p>submitted</text:p>
          </table:table-cell>
          <table:table-cell table:style-name="ce1" office:value-type="string" calcext:value-type="string">
            <text:p>allocate</text:p>
          </table:table-cell>
          <table:table-cell table:style-name="ce1" office:value-type="string" calcext:value-type="string">
            <text:p>complete 0x1</text:p>
          </table:table-cell>
          <table:table-cell table:style-name="ce1" office:value-type="string" calcext:value-type="string">
            <text:p>complete 0x8003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op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от прихода до назначения</text:p>
          </table:table-cell>
          <table:table-cell table:style-name="ce1" office:value-type="string" calcext:value-type="string">
            <text:p>время выполнения 0x1</text:p>
          </table:table-cell>
          <table:table-cell table:style-name="ce1" office:value-type="string" calcext:value-type="string">
            <text:p>сколько работы за секунду 0x1</text:p>
          </table:table-cell>
          <table:table-cell table:style-name="ce1" office:value-type="string" calcext:value-type="string">
            <text:p>время выполнения 0x8003</text:p>
          </table:table-cell>
          <table:table-cell table:style-name="ce1" office:value-type="string" calcext:value-type="string">
            <text:p>сколько работы за секунду 0x8003</text:p>
          </table:table-cell>
          <table:table-cell table:style-name="ce1" office:value-type="string" calcext:value-type="string">
            <text:p>от прихода до выполнения 0x8003</text:p>
          </table:table-cell>
          <table:table-cell table:style-name="ce1" office:value-type="string" calcext:value-type="string">
            <text:p>usec</text:p>
          </table:table-cell>
          <table:table-cell table:style-name="ce1" table:number-columns-repeated="1008"/>
          <table:table-cell/>
        </table:table-row>
        <table:table-row table:style-name="ro2">
          <table:table-cell office:value-type="float" office:value="35857" calcext:value-type="float">
            <text:p>35857</text:p>
          </table:table-cell>
          <table:table-cell office:value-type="float" office:value="1612269080527" calcext:value-type="float">
            <text:p>1612269080527</text:p>
          </table:table-cell>
          <table:table-cell office:value-type="float" office:value="1612269080675" calcext:value-type="float">
            <text:p>1612269080675</text:p>
          </table:table-cell>
          <table:table-cell office:value-type="float" office:value="1612269081155" calcext:value-type="float">
            <text:p>1612269081155</text:p>
          </table:table-cell>
          <table:table-cell office:value-type="float" office:value="1612269081238" calcext:value-type="float">
            <text:p>1612269081238</text:p>
          </table:table-cell>
          <table:table-cell office:value-type="string" calcext:value-type="string">
            <text:p>1.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formula="of:=([.C2]-[.B2])/1000" office:value-type="float" office:value="0.148" calcext:value-type="float">
            <text:p>0,148</text:p>
          </table:table-cell>
          <table:table-cell table:formula="of:=([.D2]-[.C2])/1000" office:value-type="float" office:value="0.48" calcext:value-type="float">
            <text:p>0,48</text:p>
          </table:table-cell>
          <table:table-cell table:formula="of:=INT([.G2]/[.J2])" office:value-type="float" office:value="104166" calcext:value-type="float">
            <text:p>104166</text:p>
          </table:table-cell>
          <table:table-cell table:formula="of:=([.E2]-[.C2])/1000" office:value-type="float" office:value="0.563" calcext:value-type="float">
            <text:p>0,563</text:p>
          </table:table-cell>
          <table:table-cell table:formula="of:=INT([.G2]/[.L2])" office:value-type="float" office:value="88809" calcext:value-type="float">
            <text:p>88809</text:p>
          </table:table-cell>
          <table:table-cell table:formula="of:=([.E2]-[.B2])/1000" office:value-type="float" office:value="0.711" calcext:value-type="float">
            <text:p>0,711</text:p>
          </table:table-cell>
          <table:table-cell office:value-type="float" office:value="6261" calcext:value-type="float">
            <text:p>6261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58" calcext:value-type="float">
            <text:p>35858</text:p>
          </table:table-cell>
          <table:table-cell office:value-type="float" office:value="1612269110542" calcext:value-type="float">
            <text:p>1612269110542</text:p>
          </table:table-cell>
          <table:table-cell office:value-type="float" office:value="1612269110889" calcext:value-type="float">
            <text:p>1612269110889</text:p>
          </table:table-cell>
          <table:table-cell office:value-type="float" office:value="1612269111354" calcext:value-type="float">
            <text:p>1612269111354</text:p>
          </table:table-cell>
          <table:table-cell office:value-type="float" office:value="1612269111428" calcext:value-type="float">
            <text:p>1612269111428</text:p>
          </table:table-cell>
          <table:table-cell office:value-type="string" calcext:value-type="string">
            <text:p>1.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formula="of:=([.C3]-[.B3])/1000" office:value-type="float" office:value="0.347" calcext:value-type="float">
            <text:p>0,347</text:p>
          </table:table-cell>
          <table:table-cell table:formula="of:=([.D3]-[.C3])/1000" office:value-type="float" office:value="0.465" calcext:value-type="float">
            <text:p>0,465</text:p>
          </table:table-cell>
          <table:table-cell table:formula="of:=INT([.G3]/[.J3])" office:value-type="float" office:value="107526" calcext:value-type="float">
            <text:p>107526</text:p>
          </table:table-cell>
          <table:table-cell table:formula="of:=([.E3]-[.C3])/1000" office:value-type="float" office:value="0.539" calcext:value-type="float">
            <text:p>0,539</text:p>
          </table:table-cell>
          <table:table-cell table:formula="of:=INT([.G3]/[.L3])" office:value-type="float" office:value="92764" calcext:value-type="float">
            <text:p>92764</text:p>
          </table:table-cell>
          <table:table-cell table:formula="of:=([.E3]-[.B3])/1000" office:value-type="float" office:value="0.886" calcext:value-type="float">
            <text:p>0,886</text:p>
          </table:table-cell>
          <table:table-cell office:value-type="float" office:value="469" calcext:value-type="float">
            <text:p>469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59" calcext:value-type="float">
            <text:p>35859</text:p>
          </table:table-cell>
          <table:table-cell office:value-type="float" office:value="1612269140555" calcext:value-type="float">
            <text:p>1612269140555</text:p>
          </table:table-cell>
          <table:table-cell office:value-type="float" office:value="1612269141087" calcext:value-type="float">
            <text:p>1612269141087</text:p>
          </table:table-cell>
          <table:table-cell office:value-type="float" office:value="1612269141601" calcext:value-type="float">
            <text:p>1612269141601</text:p>
          </table:table-cell>
          <table:table-cell office:value-type="float" office:value="1612269141676" calcext:value-type="float">
            <text:p>1612269141676</text:p>
          </table:table-cell>
          <table:table-cell office:value-type="string" calcext:value-type="string">
            <text:p>1.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formula="of:=([.C4]-[.B4])/1000" office:value-type="float" office:value="0.532" calcext:value-type="float">
            <text:p>0,532</text:p>
          </table:table-cell>
          <table:table-cell table:formula="of:=([.D4]-[.C4])/1000" office:value-type="float" office:value="0.514" calcext:value-type="float">
            <text:p>0,514</text:p>
          </table:table-cell>
          <table:table-cell table:formula="of:=INT([.G4]/[.J4])" office:value-type="float" office:value="97276" calcext:value-type="float">
            <text:p>97276</text:p>
          </table:table-cell>
          <table:table-cell table:formula="of:=([.E4]-[.C4])/1000" office:value-type="float" office:value="0.589" calcext:value-type="float">
            <text:p>0,589</text:p>
          </table:table-cell>
          <table:table-cell table:formula="of:=INT([.G4]/[.L4])" office:value-type="float" office:value="84889" calcext:value-type="float">
            <text:p>84889</text:p>
          </table:table-cell>
          <table:table-cell table:formula="of:=([.E4]-[.B4])/1000" office:value-type="float" office:value="1.121" calcext:value-type="float">
            <text:p>1,121</text:p>
          </table:table-cell>
          <table:table-cell office:value-type="float" office:value="477" calcext:value-type="float">
            <text:p>477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60" calcext:value-type="float">
            <text:p>35860</text:p>
          </table:table-cell>
          <table:table-cell office:value-type="float" office:value="1612269170568" calcext:value-type="float">
            <text:p>1612269170568</text:p>
          </table:table-cell>
          <table:table-cell office:value-type="float" office:value="1612269171318" calcext:value-type="float">
            <text:p>1612269171318</text:p>
          </table:table-cell>
          <table:table-cell office:value-type="float" office:value="1612269171839" calcext:value-type="float">
            <text:p>1612269171839</text:p>
          </table:table-cell>
          <table:table-cell office:value-type="float" office:value="1612269171915" calcext:value-type="float">
            <text:p>1612269171915</text:p>
          </table:table-cell>
          <table:table-cell office:value-type="string" calcext:value-type="string">
            <text:p>1.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formula="of:=([.C5]-[.B5])/1000" office:value-type="float" office:value="0.75" calcext:value-type="float">
            <text:p>0,75</text:p>
          </table:table-cell>
          <table:table-cell table:formula="of:=([.D5]-[.C5])/1000" office:value-type="float" office:value="0.521" calcext:value-type="float">
            <text:p>0,521</text:p>
          </table:table-cell>
          <table:table-cell table:formula="of:=INT([.G5]/[.J5])" office:value-type="float" office:value="95969" calcext:value-type="float">
            <text:p>95969</text:p>
          </table:table-cell>
          <table:table-cell table:formula="of:=([.E5]-[.C5])/1000" office:value-type="float" office:value="0.597" calcext:value-type="float">
            <text:p>0,597</text:p>
          </table:table-cell>
          <table:table-cell table:formula="of:=INT([.G5]/[.L5])" office:value-type="float" office:value="83752" calcext:value-type="float">
            <text:p>83752</text:p>
          </table:table-cell>
          <table:table-cell table:formula="of:=([.E5]-[.B5])/1000" office:value-type="float" office:value="1.347" calcext:value-type="float">
            <text:p>1,347</text:p>
          </table:table-cell>
          <table:table-cell office:value-type="float" office:value="493" calcext:value-type="float">
            <text:p>493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61" calcext:value-type="float">
            <text:p>35861</text:p>
          </table:table-cell>
          <table:table-cell office:value-type="float" office:value="1612269200582" calcext:value-type="float">
            <text:p>1612269200582</text:p>
          </table:table-cell>
          <table:table-cell office:value-type="float" office:value="1612269201549" calcext:value-type="float">
            <text:p>1612269201549</text:p>
          </table:table-cell>
          <table:table-cell office:value-type="float" office:value="1612269202054" calcext:value-type="float">
            <text:p>1612269202054</text:p>
          </table:table-cell>
          <table:table-cell office:value-type="float" office:value="1612269202129" calcext:value-type="float">
            <text:p>1612269202129</text:p>
          </table:table-cell>
          <table:table-cell office:value-type="string" calcext:value-type="string">
            <text:p>1.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formula="of:=([.C6]-[.B6])/1000" office:value-type="float" office:value="0.967" calcext:value-type="float">
            <text:p>0,967</text:p>
          </table:table-cell>
          <table:table-cell table:formula="of:=([.D6]-[.C6])/1000" office:value-type="float" office:value="0.505" calcext:value-type="float">
            <text:p>0,505</text:p>
          </table:table-cell>
          <table:table-cell table:formula="of:=INT([.G6]/[.J6])" office:value-type="float" office:value="99009" calcext:value-type="float">
            <text:p>99009</text:p>
          </table:table-cell>
          <table:table-cell table:formula="of:=([.E6]-[.C6])/1000" office:value-type="float" office:value="0.58" calcext:value-type="float">
            <text:p>0,58</text:p>
          </table:table-cell>
          <table:table-cell table:formula="of:=INT([.G6]/[.L6])" office:value-type="float" office:value="86206" calcext:value-type="float">
            <text:p>86206</text:p>
          </table:table-cell>
          <table:table-cell table:formula="of:=([.E6]-[.B6])/1000" office:value-type="float" office:value="1.547" calcext:value-type="float">
            <text:p>1,547</text:p>
          </table:table-cell>
          <table:table-cell office:value-type="float" office:value="469" calcext:value-type="float">
            <text:p>469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62" calcext:value-type="float">
            <text:p>35862</text:p>
          </table:table-cell>
          <table:table-cell office:value-type="float" office:value="1612269230596" calcext:value-type="float">
            <text:p>1612269230596</text:p>
          </table:table-cell>
          <table:table-cell office:value-type="float" office:value="1612269230785" calcext:value-type="float">
            <text:p>1612269230785</text:p>
          </table:table-cell>
          <table:table-cell office:value-type="float" office:value="1612269231396" calcext:value-type="float">
            <text:p>1612269231396</text:p>
          </table:table-cell>
          <table:table-cell office:value-type="float" office:value="1612269231471" calcext:value-type="float">
            <text:p>1612269231471</text:p>
          </table:table-cell>
          <table:table-cell office:value-type="string" calcext:value-type="string">
            <text:p>1.2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table:formula="of:=([.C7]-[.B7])/1000" office:value-type="float" office:value="0.189" calcext:value-type="float">
            <text:p>0,189</text:p>
          </table:table-cell>
          <table:table-cell table:formula="of:=([.D7]-[.C7])/1000" office:value-type="float" office:value="0.611" calcext:value-type="float">
            <text:p>0,611</text:p>
          </table:table-cell>
          <table:table-cell table:formula="of:=INT([.G7]/[.J7])" office:value-type="float" office:value="81833" calcext:value-type="float">
            <text:p>81833</text:p>
          </table:table-cell>
          <table:table-cell table:formula="of:=([.E7]-[.C7])/1000" office:value-type="float" office:value="0.686" calcext:value-type="float">
            <text:p>0,686</text:p>
          </table:table-cell>
          <table:table-cell table:formula="of:=INT([.G7]/[.L7])" office:value-type="float" office:value="72886" calcext:value-type="float">
            <text:p>72886</text:p>
          </table:table-cell>
          <table:table-cell table:formula="of:=([.E7]-[.B7])/1000" office:value-type="float" office:value="0.875" calcext:value-type="float">
            <text:p>0,875</text:p>
          </table:table-cell>
          <table:table-cell office:value-type="float" office:value="519" calcext:value-type="float">
            <text:p>519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63" calcext:value-type="float">
            <text:p>35863</text:p>
          </table:table-cell>
          <table:table-cell office:value-type="float" office:value="1612269260609" calcext:value-type="float">
            <text:p>1612269260609</text:p>
          </table:table-cell>
          <table:table-cell office:value-type="float" office:value="1612269261008" calcext:value-type="float">
            <text:p>1612269261008</text:p>
          </table:table-cell>
          <table:table-cell office:value-type="float" office:value="1612269261603" calcext:value-type="float">
            <text:p>1612269261603</text:p>
          </table:table-cell>
          <table:table-cell office:value-type="float" office:value="1612269261678" calcext:value-type="float">
            <text:p>1612269261678</text:p>
          </table:table-cell>
          <table:table-cell office:value-type="string" calcext:value-type="string">
            <text:p>1.2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table:formula="of:=([.C8]-[.B8])/1000" office:value-type="float" office:value="0.399" calcext:value-type="float">
            <text:p>0,399</text:p>
          </table:table-cell>
          <table:table-cell table:formula="of:=([.D8]-[.C8])/1000" office:value-type="float" office:value="0.595" calcext:value-type="float">
            <text:p>0,595</text:p>
          </table:table-cell>
          <table:table-cell table:formula="of:=INT([.G8]/[.J8])" office:value-type="float" office:value="84033" calcext:value-type="float">
            <text:p>84033</text:p>
          </table:table-cell>
          <table:table-cell table:formula="of:=([.E8]-[.C8])/1000" office:value-type="float" office:value="0.67" calcext:value-type="float">
            <text:p>0,67</text:p>
          </table:table-cell>
          <table:table-cell table:formula="of:=INT([.G8]/[.L8])" office:value-type="float" office:value="74626" calcext:value-type="float">
            <text:p>74626</text:p>
          </table:table-cell>
          <table:table-cell table:formula="of:=([.E8]-[.B8])/1000" office:value-type="float" office:value="1.069" calcext:value-type="float">
            <text:p>1,069</text:p>
          </table:table-cell>
          <table:table-cell office:value-type="float" office:value="527" calcext:value-type="float">
            <text:p>527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64" calcext:value-type="float">
            <text:p>35864</text:p>
          </table:table-cell>
          <table:table-cell office:value-type="float" office:value="1612269290622" calcext:value-type="float">
            <text:p>1612269290622</text:p>
          </table:table-cell>
          <table:table-cell office:value-type="float" office:value="1612269291215" calcext:value-type="float">
            <text:p>1612269291215</text:p>
          </table:table-cell>
          <table:table-cell office:value-type="float" office:value="1612269291835" calcext:value-type="float">
            <text:p>1612269291835</text:p>
          </table:table-cell>
          <table:table-cell office:value-type="float" office:value="1612269291910" calcext:value-type="float">
            <text:p>1612269291910</text:p>
          </table:table-cell>
          <table:table-cell office:value-type="string" calcext:value-type="string">
            <text:p>1.2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table:formula="of:=([.C9]-[.B9])/1000" office:value-type="float" office:value="0.593" calcext:value-type="float">
            <text:p>0,593</text:p>
          </table:table-cell>
          <table:table-cell table:formula="of:=([.D9]-[.C9])/1000" office:value-type="float" office:value="0.62" calcext:value-type="float">
            <text:p>0,62</text:p>
          </table:table-cell>
          <table:table-cell table:formula="of:=INT([.G9]/[.J9])" office:value-type="float" office:value="80645" calcext:value-type="float">
            <text:p>80645</text:p>
          </table:table-cell>
          <table:table-cell table:formula="of:=([.E9]-[.C9])/1000" office:value-type="float" office:value="0.695" calcext:value-type="float">
            <text:p>0,695</text:p>
          </table:table-cell>
          <table:table-cell table:formula="of:=INT([.G9]/[.L9])" office:value-type="float" office:value="71942" calcext:value-type="float">
            <text:p>71942</text:p>
          </table:table-cell>
          <table:table-cell table:formula="of:=([.E9]-[.B9])/1000" office:value-type="float" office:value="1.288" calcext:value-type="float">
            <text:p>1,288</text:p>
          </table:table-cell>
          <table:table-cell office:value-type="float" office:value="531" calcext:value-type="float">
            <text:p>531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65" calcext:value-type="float">
            <text:p>35865</text:p>
          </table:table-cell>
          <table:table-cell office:value-type="float" office:value="1612269320636" calcext:value-type="float">
            <text:p>1612269320636</text:p>
          </table:table-cell>
          <table:table-cell office:value-type="float" office:value="1612269321438" calcext:value-type="float">
            <text:p>1612269321438</text:p>
          </table:table-cell>
          <table:table-cell office:value-type="float" office:value="1612269322033" calcext:value-type="float">
            <text:p>1612269322033</text:p>
          </table:table-cell>
          <table:table-cell office:value-type="float" office:value="1612269322116" calcext:value-type="float">
            <text:p>1612269322116</text:p>
          </table:table-cell>
          <table:table-cell office:value-type="string" calcext:value-type="string">
            <text:p>1.2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table:formula="of:=([.C10]-[.B10])/1000" office:value-type="float" office:value="0.802" calcext:value-type="float">
            <text:p>0,802</text:p>
          </table:table-cell>
          <table:table-cell table:formula="of:=([.D10]-[.C10])/1000" office:value-type="float" office:value="0.595" calcext:value-type="float">
            <text:p>0,595</text:p>
          </table:table-cell>
          <table:table-cell table:formula="of:=INT([.G10]/[.J10])" office:value-type="float" office:value="84033" calcext:value-type="float">
            <text:p>84033</text:p>
          </table:table-cell>
          <table:table-cell table:formula="of:=([.E10]-[.C10])/1000" office:value-type="float" office:value="0.678" calcext:value-type="float">
            <text:p>0,678</text:p>
          </table:table-cell>
          <table:table-cell table:formula="of:=INT([.G10]/[.L10])" office:value-type="float" office:value="73746" calcext:value-type="float">
            <text:p>73746</text:p>
          </table:table-cell>
          <table:table-cell table:formula="of:=([.E10]-[.B10])/1000" office:value-type="float" office:value="1.48" calcext:value-type="float">
            <text:p>1,48</text:p>
          </table:table-cell>
          <table:table-cell office:value-type="float" office:value="539" calcext:value-type="float">
            <text:p>539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66" calcext:value-type="float">
            <text:p>35866</text:p>
          </table:table-cell>
          <table:table-cell office:value-type="float" office:value="1612269350649" calcext:value-type="float">
            <text:p>1612269350649</text:p>
          </table:table-cell>
          <table:table-cell office:value-type="float" office:value="1612269351676" calcext:value-type="float">
            <text:p>1612269351676</text:p>
          </table:table-cell>
          <table:table-cell office:value-type="float" office:value="1612269352290" calcext:value-type="float">
            <text:p>1612269352290</text:p>
          </table:table-cell>
          <table:table-cell office:value-type="float" office:value="1612269352373" calcext:value-type="float">
            <text:p>1612269352373</text:p>
          </table:table-cell>
          <table:table-cell office:value-type="string" calcext:value-type="string">
            <text:p>1.2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table:formula="of:=([.C11]-[.B11])/1000" office:value-type="float" office:value="1.027" calcext:value-type="float">
            <text:p>1,027</text:p>
          </table:table-cell>
          <table:table-cell table:formula="of:=([.D11]-[.C11])/1000" office:value-type="float" office:value="0.614" calcext:value-type="float">
            <text:p>0,614</text:p>
          </table:table-cell>
          <table:table-cell table:formula="of:=INT([.G11]/[.J11])" office:value-type="float" office:value="81433" calcext:value-type="float">
            <text:p>81433</text:p>
          </table:table-cell>
          <table:table-cell table:formula="of:=([.E11]-[.C11])/1000" office:value-type="float" office:value="0.697" calcext:value-type="float">
            <text:p>0,697</text:p>
          </table:table-cell>
          <table:table-cell table:formula="of:=INT([.G11]/[.L11])" office:value-type="float" office:value="71736" calcext:value-type="float">
            <text:p>71736</text:p>
          </table:table-cell>
          <table:table-cell table:formula="of:=([.E11]-[.B11])/1000" office:value-type="float" office:value="1.724" calcext:value-type="float">
            <text:p>1,724</text:p>
          </table:table-cell>
          <table:table-cell office:value-type="float" office:value="581" calcext:value-type="float">
            <text:p>581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67" calcext:value-type="float">
            <text:p>35867</text:p>
          </table:table-cell>
          <table:table-cell office:value-type="float" office:value="1612269380664" calcext:value-type="float">
            <text:p>1612269380664</text:p>
          </table:table-cell>
          <table:table-cell office:value-type="float" office:value="1612269380928" calcext:value-type="float">
            <text:p>1612269380928</text:p>
          </table:table-cell>
          <table:table-cell office:value-type="float" office:value="1612269381714" calcext:value-type="float">
            <text:p>1612269381714</text:p>
          </table:table-cell>
          <table:table-cell office:value-type="float" office:value="1612269381789" calcext:value-type="float">
            <text:p>1612269381789</text:p>
          </table:table-cell>
          <table:table-cell office:value-type="string" calcext:value-type="string">
            <text:p>1.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formula="of:=([.C12]-[.B12])/1000" office:value-type="float" office:value="0.264" calcext:value-type="float">
            <text:p>0,264</text:p>
          </table:table-cell>
          <table:table-cell table:formula="of:=([.D12]-[.C12])/1000" office:value-type="float" office:value="0.786" calcext:value-type="float">
            <text:p>0,786</text:p>
          </table:table-cell>
          <table:table-cell table:formula="of:=INT([.G12]/[.J12])" office:value-type="float" office:value="127226" calcext:value-type="float">
            <text:p>127226</text:p>
          </table:table-cell>
          <table:table-cell table:formula="of:=([.E12]-[.C12])/1000" office:value-type="float" office:value="0.861" calcext:value-type="float">
            <text:p>0,861</text:p>
          </table:table-cell>
          <table:table-cell table:formula="of:=INT([.G12]/[.L12])" office:value-type="float" office:value="116144" calcext:value-type="float">
            <text:p>116144</text:p>
          </table:table-cell>
          <table:table-cell table:formula="of:=([.E12]-[.B12])/1000" office:value-type="float" office:value="1.125" calcext:value-type="float">
            <text:p>1,125</text:p>
          </table:table-cell>
          <table:table-cell office:value-type="float" office:value="490" calcext:value-type="float">
            <text:p>490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68" calcext:value-type="float">
            <text:p>35868</text:p>
          </table:table-cell>
          <table:table-cell office:value-type="float" office:value="1612269410700" calcext:value-type="float">
            <text:p>1612269410700</text:p>
          </table:table-cell>
          <table:table-cell office:value-type="float" office:value="1612269411167" calcext:value-type="float">
            <text:p>1612269411167</text:p>
          </table:table-cell>
          <table:table-cell office:value-type="float" office:value="1612269411911" calcext:value-type="float">
            <text:p>1612269411911</text:p>
          </table:table-cell>
          <table:table-cell office:value-type="float" office:value="1612269411995" calcext:value-type="float">
            <text:p>1612269411995</text:p>
          </table:table-cell>
          <table:table-cell office:value-type="string" calcext:value-type="string">
            <text:p>1.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formula="of:=([.C13]-[.B13])/1000" office:value-type="float" office:value="0.467" calcext:value-type="float">
            <text:p>0,467</text:p>
          </table:table-cell>
          <table:table-cell table:formula="of:=([.D13]-[.C13])/1000" office:value-type="float" office:value="0.744" calcext:value-type="float">
            <text:p>0,744</text:p>
          </table:table-cell>
          <table:table-cell table:formula="of:=INT([.G13]/[.J13])" office:value-type="float" office:value="134408" calcext:value-type="float">
            <text:p>134408</text:p>
          </table:table-cell>
          <table:table-cell table:formula="of:=([.E13]-[.C13])/1000" office:value-type="float" office:value="0.828" calcext:value-type="float">
            <text:p>0,828</text:p>
          </table:table-cell>
          <table:table-cell table:formula="of:=INT([.G13]/[.L13])" office:value-type="float" office:value="120772" calcext:value-type="float">
            <text:p>120772</text:p>
          </table:table-cell>
          <table:table-cell table:formula="of:=([.E13]-[.B13])/1000" office:value-type="float" office:value="1.295" calcext:value-type="float">
            <text:p>1,295</text:p>
          </table:table-cell>
          <table:table-cell office:value-type="float" office:value="23054" calcext:value-type="float">
            <text:p>23054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69" calcext:value-type="float">
            <text:p>35869</text:p>
          </table:table-cell>
          <table:table-cell office:value-type="float" office:value="1612269440713" calcext:value-type="float">
            <text:p>1612269440713</text:p>
          </table:table-cell>
          <table:table-cell office:value-type="float" office:value="1612269441399" calcext:value-type="float">
            <text:p>1612269441399</text:p>
          </table:table-cell>
          <table:table-cell office:value-type="float" office:value="1612269442143" calcext:value-type="float">
            <text:p>1612269442143</text:p>
          </table:table-cell>
          <table:table-cell office:value-type="float" office:value="1612269442235" calcext:value-type="float">
            <text:p>1612269442235</text:p>
          </table:table-cell>
          <table:table-cell office:value-type="string" calcext:value-type="string">
            <text:p>1.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formula="of:=([.C14]-[.B14])/1000" office:value-type="float" office:value="0.686" calcext:value-type="float">
            <text:p>0,686</text:p>
          </table:table-cell>
          <table:table-cell table:formula="of:=([.D14]-[.C14])/1000" office:value-type="float" office:value="0.744" calcext:value-type="float">
            <text:p>0,744</text:p>
          </table:table-cell>
          <table:table-cell table:formula="of:=INT([.G14]/[.J14])" office:value-type="float" office:value="134408" calcext:value-type="float">
            <text:p>134408</text:p>
          </table:table-cell>
          <table:table-cell table:formula="of:=([.E14]-[.C14])/1000" office:value-type="float" office:value="0.836" calcext:value-type="float">
            <text:p>0,836</text:p>
          </table:table-cell>
          <table:table-cell table:formula="of:=INT([.G14]/[.L14])" office:value-type="float" office:value="119617" calcext:value-type="float">
            <text:p>119617</text:p>
          </table:table-cell>
          <table:table-cell table:formula="of:=([.E14]-[.B14])/1000" office:value-type="float" office:value="1.522" calcext:value-type="float">
            <text:p>1,522</text:p>
          </table:table-cell>
          <table:table-cell office:value-type="float" office:value="487" calcext:value-type="float">
            <text:p>487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70" calcext:value-type="float">
            <text:p>35870</text:p>
          </table:table-cell>
          <table:table-cell office:value-type="float" office:value="1612269470753" calcext:value-type="float">
            <text:p>1612269470753</text:p>
          </table:table-cell>
          <table:table-cell office:value-type="float" office:value="1612269471622" calcext:value-type="float">
            <text:p>1612269471622</text:p>
          </table:table-cell>
          <table:table-cell office:value-type="float" office:value="1612269472407" calcext:value-type="float">
            <text:p>1612269472407</text:p>
          </table:table-cell>
          <table:table-cell office:value-type="float" office:value="1612269472506" calcext:value-type="float">
            <text:p>1612269472506</text:p>
          </table:table-cell>
          <table:table-cell office:value-type="string" calcext:value-type="string">
            <text:p>1.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formula="of:=([.C15]-[.B15])/1000" office:value-type="float" office:value="0.869" calcext:value-type="float">
            <text:p>0,869</text:p>
          </table:table-cell>
          <table:table-cell table:formula="of:=([.D15]-[.C15])/1000" office:value-type="float" office:value="0.785" calcext:value-type="float">
            <text:p>0,785</text:p>
          </table:table-cell>
          <table:table-cell table:formula="of:=INT([.G15]/[.J15])" office:value-type="float" office:value="127388" calcext:value-type="float">
            <text:p>127388</text:p>
          </table:table-cell>
          <table:table-cell table:formula="of:=([.E15]-[.C15])/1000" office:value-type="float" office:value="0.884" calcext:value-type="float">
            <text:p>0,884</text:p>
          </table:table-cell>
          <table:table-cell table:formula="of:=INT([.G15]/[.L15])" office:value-type="float" office:value="113122" calcext:value-type="float">
            <text:p>113122</text:p>
          </table:table-cell>
          <table:table-cell table:formula="of:=([.E15]-[.B15])/1000" office:value-type="float" office:value="1.753" calcext:value-type="float">
            <text:p>1,753</text:p>
          </table:table-cell>
          <table:table-cell office:value-type="float" office:value="26951" calcext:value-type="float">
            <text:p>26951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71" calcext:value-type="float">
            <text:p>35871</text:p>
          </table:table-cell>
          <table:table-cell office:value-type="float" office:value="1612269500766" calcext:value-type="float">
            <text:p>1612269500766</text:p>
          </table:table-cell>
          <table:table-cell office:value-type="float" office:value="1612269500857" calcext:value-type="float">
            <text:p>1612269500857</text:p>
          </table:table-cell>
          <table:table-cell office:value-type="float" office:value="1612269501642" calcext:value-type="float">
            <text:p>1612269501642</text:p>
          </table:table-cell>
          <table:table-cell office:value-type="float" office:value="1612269501717" calcext:value-type="float">
            <text:p>1612269501717</text:p>
          </table:table-cell>
          <table:table-cell office:value-type="string" calcext:value-type="string">
            <text:p>1.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formula="of:=([.C16]-[.B16])/1000" office:value-type="float" office:value="0.091" calcext:value-type="float">
            <text:p>0,091</text:p>
          </table:table-cell>
          <table:table-cell table:formula="of:=([.D16]-[.C16])/1000" office:value-type="float" office:value="0.785" calcext:value-type="float">
            <text:p>0,785</text:p>
          </table:table-cell>
          <table:table-cell table:formula="of:=INT([.G16]/[.J16])" office:value-type="float" office:value="127388" calcext:value-type="float">
            <text:p>127388</text:p>
          </table:table-cell>
          <table:table-cell table:formula="of:=([.E16]-[.C16])/1000" office:value-type="float" office:value="0.86" calcext:value-type="float">
            <text:p>0,86</text:p>
          </table:table-cell>
          <table:table-cell table:formula="of:=INT([.G16]/[.L16])" office:value-type="float" office:value="116279" calcext:value-type="float">
            <text:p>116279</text:p>
          </table:table-cell>
          <table:table-cell table:formula="of:=([.E16]-[.B16])/1000" office:value-type="float" office:value="0.951" calcext:value-type="float">
            <text:p>0,951</text:p>
          </table:table-cell>
          <table:table-cell office:value-type="float" office:value="472" calcext:value-type="float">
            <text:p>472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72" calcext:value-type="float">
            <text:p>35872</text:p>
          </table:table-cell>
          <table:table-cell office:value-type="float" office:value="1612269530780" calcext:value-type="float">
            <text:p>1612269530780</text:p>
          </table:table-cell>
          <table:table-cell office:value-type="float" office:value="1612269531134" calcext:value-type="float">
            <text:p>1612269531134</text:p>
          </table:table-cell>
          <table:table-cell office:value-type="float" office:value="1612269532022" calcext:value-type="float">
            <text:p>1612269532022</text:p>
          </table:table-cell>
          <table:table-cell office:value-type="float" office:value="1612269532096" calcext:value-type="float">
            <text:p>1612269532096</text:p>
          </table:table-cell>
          <table:table-cell office:value-type="string" calcext:value-type="string">
            <text:p>1.2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table:formula="of:=([.C17]-[.B17])/1000" office:value-type="float" office:value="0.354" calcext:value-type="float">
            <text:p>0,354</text:p>
          </table:table-cell>
          <table:table-cell table:formula="of:=([.D17]-[.C17])/1000" office:value-type="float" office:value="0.888" calcext:value-type="float">
            <text:p>0,888</text:p>
          </table:table-cell>
          <table:table-cell table:formula="of:=INT([.G17]/[.J17])" office:value-type="float" office:value="112612" calcext:value-type="float">
            <text:p>112612</text:p>
          </table:table-cell>
          <table:table-cell table:formula="of:=([.E17]-[.C17])/1000" office:value-type="float" office:value="0.962" calcext:value-type="float">
            <text:p>0,962</text:p>
          </table:table-cell>
          <table:table-cell table:formula="of:=INT([.G17]/[.L17])" office:value-type="float" office:value="103950" calcext:value-type="float">
            <text:p>103950</text:p>
          </table:table-cell>
          <table:table-cell table:formula="of:=([.E17]-[.B17])/1000" office:value-type="float" office:value="1.316" calcext:value-type="float">
            <text:p>1,316</text:p>
          </table:table-cell>
          <table:table-cell office:value-type="float" office:value="533" calcext:value-type="float">
            <text:p>533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73" calcext:value-type="float">
            <text:p>35873</text:p>
          </table:table-cell>
          <table:table-cell office:value-type="float" office:value="1612269560793" calcext:value-type="float">
            <text:p>1612269560793</text:p>
          </table:table-cell>
          <table:table-cell office:value-type="float" office:value="1612269561378" calcext:value-type="float">
            <text:p>1612269561378</text:p>
          </table:table-cell>
          <table:table-cell office:value-type="float" office:value="1612269562246" calcext:value-type="float">
            <text:p>1612269562246</text:p>
          </table:table-cell>
          <table:table-cell office:value-type="float" office:value="1612269562320" calcext:value-type="float">
            <text:p>1612269562320</text:p>
          </table:table-cell>
          <table:table-cell office:value-type="string" calcext:value-type="string">
            <text:p>1.2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table:formula="of:=([.C18]-[.B18])/1000" office:value-type="float" office:value="0.585" calcext:value-type="float">
            <text:p>0,585</text:p>
          </table:table-cell>
          <table:table-cell table:formula="of:=([.D18]-[.C18])/1000" office:value-type="float" office:value="0.868" calcext:value-type="float">
            <text:p>0,868</text:p>
          </table:table-cell>
          <table:table-cell table:formula="of:=INT([.G18]/[.J18])" office:value-type="float" office:value="115207" calcext:value-type="float">
            <text:p>115207</text:p>
          </table:table-cell>
          <table:table-cell table:formula="of:=([.E18]-[.C18])/1000" office:value-type="float" office:value="0.942" calcext:value-type="float">
            <text:p>0,942</text:p>
          </table:table-cell>
          <table:table-cell table:formula="of:=INT([.G18]/[.L18])" office:value-type="float" office:value="106157" calcext:value-type="float">
            <text:p>106157</text:p>
          </table:table-cell>
          <table:table-cell table:formula="of:=([.E18]-[.B18])/1000" office:value-type="float" office:value="1.527" calcext:value-type="float">
            <text:p>1,527</text:p>
          </table:table-cell>
          <table:table-cell office:value-type="float" office:value="540" calcext:value-type="float">
            <text:p>540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74" calcext:value-type="float">
            <text:p>35874</text:p>
          </table:table-cell>
          <table:table-cell office:value-type="float" office:value="1612269590806" calcext:value-type="float">
            <text:p>1612269590806</text:p>
          </table:table-cell>
          <table:table-cell office:value-type="float" office:value="1612269591593" calcext:value-type="float">
            <text:p>1612269591593</text:p>
          </table:table-cell>
          <table:table-cell office:value-type="float" office:value="1612269592444" calcext:value-type="float">
            <text:p>1612269592444</text:p>
          </table:table-cell>
          <table:table-cell office:value-type="float" office:value="1612269592519" calcext:value-type="float">
            <text:p>1612269592519</text:p>
          </table:table-cell>
          <table:table-cell office:value-type="string" calcext:value-type="string">
            <text:p>1.2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table:formula="of:=([.C19]-[.B19])/1000" office:value-type="float" office:value="0.787" calcext:value-type="float">
            <text:p>0,787</text:p>
          </table:table-cell>
          <table:table-cell table:formula="of:=([.D19]-[.C19])/1000" office:value-type="float" office:value="0.851" calcext:value-type="float">
            <text:p>0,851</text:p>
          </table:table-cell>
          <table:table-cell table:formula="of:=INT([.G19]/[.J19])" office:value-type="float" office:value="117508" calcext:value-type="float">
            <text:p>117508</text:p>
          </table:table-cell>
          <table:table-cell table:formula="of:=([.E19]-[.C19])/1000" office:value-type="float" office:value="0.926" calcext:value-type="float">
            <text:p>0,926</text:p>
          </table:table-cell>
          <table:table-cell table:formula="of:=INT([.G19]/[.L19])" office:value-type="float" office:value="107991" calcext:value-type="float">
            <text:p>107991</text:p>
          </table:table-cell>
          <table:table-cell table:formula="of:=([.E19]-[.B19])/1000" office:value-type="float" office:value="1.713" calcext:value-type="float">
            <text:p>1,713</text:p>
          </table:table-cell>
          <table:table-cell office:value-type="float" office:value="542" calcext:value-type="float">
            <text:p>542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75" calcext:value-type="float">
            <text:p>35875</text:p>
          </table:table-cell>
          <table:table-cell office:value-type="float" office:value="1612269620818" calcext:value-type="float">
            <text:p>1612269620818</text:p>
          </table:table-cell>
          <table:table-cell office:value-type="float" office:value="1612269621809" calcext:value-type="float">
            <text:p>1612269621809</text:p>
          </table:table-cell>
          <table:table-cell office:value-type="float" office:value="1612269622668" calcext:value-type="float">
            <text:p>1612269622668</text:p>
          </table:table-cell>
          <table:table-cell office:value-type="float" office:value="1612269622743" calcext:value-type="float">
            <text:p>1612269622743</text:p>
          </table:table-cell>
          <table:table-cell office:value-type="string" calcext:value-type="string">
            <text:p>1.2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table:formula="of:=([.C20]-[.B20])/1000" office:value-type="float" office:value="0.991" calcext:value-type="float">
            <text:p>0,991</text:p>
          </table:table-cell>
          <table:table-cell table:formula="of:=([.D20]-[.C20])/1000" office:value-type="float" office:value="0.859" calcext:value-type="float">
            <text:p>0,859</text:p>
          </table:table-cell>
          <table:table-cell table:formula="of:=INT([.G20]/[.J20])" office:value-type="float" office:value="116414" calcext:value-type="float">
            <text:p>116414</text:p>
          </table:table-cell>
          <table:table-cell table:formula="of:=([.E20]-[.C20])/1000" office:value-type="float" office:value="0.934" calcext:value-type="float">
            <text:p>0,934</text:p>
          </table:table-cell>
          <table:table-cell table:formula="of:=INT([.G20]/[.L20])" office:value-type="float" office:value="107066" calcext:value-type="float">
            <text:p>107066</text:p>
          </table:table-cell>
          <table:table-cell table:formula="of:=([.E20]-[.B20])/1000" office:value-type="float" office:value="1.925" calcext:value-type="float">
            <text:p>1,925</text:p>
          </table:table-cell>
          <table:table-cell office:value-type="float" office:value="534" calcext:value-type="float">
            <text:p>534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76" calcext:value-type="float">
            <text:p>35876</text:p>
          </table:table-cell>
          <table:table-cell office:value-type="float" office:value="1612269650831" calcext:value-type="float">
            <text:p>1612269650831</text:p>
          </table:table-cell>
          <table:table-cell office:value-type="float" office:value="1612269651026" calcext:value-type="float">
            <text:p>1612269651026</text:p>
          </table:table-cell>
          <table:table-cell office:value-type="float" office:value="1612269651903" calcext:value-type="float">
            <text:p>1612269651903</text:p>
          </table:table-cell>
          <table:table-cell office:value-type="float" office:value="1612269651977" calcext:value-type="float">
            <text:p>1612269651977</text:p>
          </table:table-cell>
          <table:table-cell office:value-type="string" calcext:value-type="string">
            <text:p>1.2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table:formula="of:=([.C21]-[.B21])/1000" office:value-type="float" office:value="0.195" calcext:value-type="float">
            <text:p>0,195</text:p>
          </table:table-cell>
          <table:table-cell table:formula="of:=([.D21]-[.C21])/1000" office:value-type="float" office:value="0.877" calcext:value-type="float">
            <text:p>0,877</text:p>
          </table:table-cell>
          <table:table-cell table:formula="of:=INT([.G21]/[.J21])" office:value-type="float" office:value="114025" calcext:value-type="float">
            <text:p>114025</text:p>
          </table:table-cell>
          <table:table-cell table:formula="of:=([.E21]-[.C21])/1000" office:value-type="float" office:value="0.951" calcext:value-type="float">
            <text:p>0,951</text:p>
          </table:table-cell>
          <table:table-cell table:formula="of:=INT([.G21]/[.L21])" office:value-type="float" office:value="105152" calcext:value-type="float">
            <text:p>105152</text:p>
          </table:table-cell>
          <table:table-cell table:formula="of:=([.E21]-[.B21])/1000" office:value-type="float" office:value="1.146" calcext:value-type="float">
            <text:p>1,146</text:p>
          </table:table-cell>
          <table:table-cell office:value-type="float" office:value="529" calcext:value-type="float">
            <text:p>529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77" calcext:value-type="float">
            <text:p>35877</text:p>
          </table:table-cell>
          <table:table-cell office:value-type="float" office:value="1612269680846" calcext:value-type="float">
            <text:p>1612269680846</text:p>
          </table:table-cell>
          <table:table-cell office:value-type="float" office:value="1612269681241" calcext:value-type="float">
            <text:p>1612269681241</text:p>
          </table:table-cell>
          <table:table-cell office:value-type="float" office:value="1612269684103" calcext:value-type="float">
            <text:p>1612269684103</text:p>
          </table:table-cell>
          <table:table-cell office:value-type="float" office:value="1612269684177" calcext:value-type="float">
            <text:p>1612269684177</text:p>
          </table:table-cell>
          <table:table-cell office:value-type="string" calcext:value-type="string">
            <text:p>1.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table:formula="of:=([.C22]-[.B22])/1000" office:value-type="float" office:value="0.395" calcext:value-type="float">
            <text:p>0,395</text:p>
          </table:table-cell>
          <table:table-cell table:formula="of:=([.D22]-[.C22])/1000" office:value-type="float" office:value="2.862" calcext:value-type="float">
            <text:p>2,862</text:p>
          </table:table-cell>
          <table:table-cell table:formula="of:=INT([.G22]/[.J22])" office:value-type="float" office:value="174703" calcext:value-type="float">
            <text:p>174703</text:p>
          </table:table-cell>
          <table:table-cell table:formula="of:=([.E22]-[.C22])/1000" office:value-type="float" office:value="2.936" calcext:value-type="float">
            <text:p>2,936</text:p>
          </table:table-cell>
          <table:table-cell table:formula="of:=INT([.G22]/[.L22])" office:value-type="float" office:value="170299" calcext:value-type="float">
            <text:p>170299</text:p>
          </table:table-cell>
          <table:table-cell table:formula="of:=([.E22]-[.B22])/1000" office:value-type="float" office:value="3.331" calcext:value-type="float">
            <text:p>3,331</text:p>
          </table:table-cell>
          <table:table-cell office:value-type="float" office:value="490" calcext:value-type="float">
            <text:p>490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78" calcext:value-type="float">
            <text:p>35878</text:p>
          </table:table-cell>
          <table:table-cell office:value-type="float" office:value="1612269710858" calcext:value-type="float">
            <text:p>1612269710858</text:p>
          </table:table-cell>
          <table:table-cell office:value-type="float" office:value="1612269711448" calcext:value-type="float">
            <text:p>1612269711448</text:p>
          </table:table-cell>
          <table:table-cell office:value-type="float" office:value="1612269714316" calcext:value-type="float">
            <text:p>1612269714316</text:p>
          </table:table-cell>
          <table:table-cell office:value-type="float" office:value="1612269714400" calcext:value-type="float">
            <text:p>1612269714400</text:p>
          </table:table-cell>
          <table:table-cell office:value-type="string" calcext:value-type="string">
            <text:p>1.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table:formula="of:=([.C23]-[.B23])/1000" office:value-type="float" office:value="0.59" calcext:value-type="float">
            <text:p>0,59</text:p>
          </table:table-cell>
          <table:table-cell table:formula="of:=([.D23]-[.C23])/1000" office:value-type="float" office:value="2.868" calcext:value-type="float">
            <text:p>2,868</text:p>
          </table:table-cell>
          <table:table-cell table:formula="of:=INT([.G23]/[.J23])" office:value-type="float" office:value="174337" calcext:value-type="float">
            <text:p>174337</text:p>
          </table:table-cell>
          <table:table-cell table:formula="of:=([.E23]-[.C23])/1000" office:value-type="float" office:value="2.952" calcext:value-type="float">
            <text:p>2,952</text:p>
          </table:table-cell>
          <table:table-cell table:formula="of:=INT([.G23]/[.L23])" office:value-type="float" office:value="169376" calcext:value-type="float">
            <text:p>169376</text:p>
          </table:table-cell>
          <table:table-cell table:formula="of:=([.E23]-[.B23])/1000" office:value-type="float" office:value="3.542" calcext:value-type="float">
            <text:p>3,542</text:p>
          </table:table-cell>
          <table:table-cell office:value-type="float" office:value="472" calcext:value-type="float">
            <text:p>472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79" calcext:value-type="float">
            <text:p>35879</text:p>
          </table:table-cell>
          <table:table-cell office:value-type="float" office:value="1612269740870" calcext:value-type="float">
            <text:p>1612269740870</text:p>
          </table:table-cell>
          <table:table-cell office:value-type="float" office:value="1612269741655" calcext:value-type="float">
            <text:p>1612269741655</text:p>
          </table:table-cell>
          <table:table-cell office:value-type="float" office:value="1612269744515" calcext:value-type="float">
            <text:p>1612269744515</text:p>
          </table:table-cell>
          <table:table-cell office:value-type="float" office:value="1612269744599" calcext:value-type="float">
            <text:p>1612269744599</text:p>
          </table:table-cell>
          <table:table-cell office:value-type="string" calcext:value-type="string">
            <text:p>1.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table:formula="of:=([.C24]-[.B24])/1000" office:value-type="float" office:value="0.785" calcext:value-type="float">
            <text:p>0,785</text:p>
          </table:table-cell>
          <table:table-cell table:formula="of:=([.D24]-[.C24])/1000" office:value-type="float" office:value="2.86" calcext:value-type="float">
            <text:p>2,86</text:p>
          </table:table-cell>
          <table:table-cell table:formula="of:=INT([.G24]/[.J24])" office:value-type="float" office:value="174825" calcext:value-type="float">
            <text:p>174825</text:p>
          </table:table-cell>
          <table:table-cell table:formula="of:=([.E24]-[.C24])/1000" office:value-type="float" office:value="2.944" calcext:value-type="float">
            <text:p>2,944</text:p>
          </table:table-cell>
          <table:table-cell table:formula="of:=INT([.G24]/[.L24])" office:value-type="float" office:value="169836" calcext:value-type="float">
            <text:p>169836</text:p>
          </table:table-cell>
          <table:table-cell table:formula="of:=([.E24]-[.B24])/1000" office:value-type="float" office:value="3.729" calcext:value-type="float">
            <text:p>3,729</text:p>
          </table:table-cell>
          <table:table-cell office:value-type="float" office:value="478" calcext:value-type="float">
            <text:p>478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80" calcext:value-type="float">
            <text:p>35880</text:p>
          </table:table-cell>
          <table:table-cell office:value-type="float" office:value="1612269770882" calcext:value-type="float">
            <text:p>1612269770882</text:p>
          </table:table-cell>
          <table:table-cell office:value-type="float" office:value="1612269771870" calcext:value-type="float">
            <text:p>1612269771870</text:p>
          </table:table-cell>
          <table:table-cell office:value-type="float" office:value="1612269774730" calcext:value-type="float">
            <text:p>1612269774730</text:p>
          </table:table-cell>
          <table:table-cell office:value-type="float" office:value="1612269774805" calcext:value-type="float">
            <text:p>1612269774805</text:p>
          </table:table-cell>
          <table:table-cell office:value-type="string" calcext:value-type="string">
            <text:p>1.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table:formula="of:=([.C25]-[.B25])/1000" office:value-type="float" office:value="0.988" calcext:value-type="float">
            <text:p>0,988</text:p>
          </table:table-cell>
          <table:table-cell table:formula="of:=([.D25]-[.C25])/1000" office:value-type="float" office:value="2.86" calcext:value-type="float">
            <text:p>2,86</text:p>
          </table:table-cell>
          <table:table-cell table:formula="of:=INT([.G25]/[.J25])" office:value-type="float" office:value="174825" calcext:value-type="float">
            <text:p>174825</text:p>
          </table:table-cell>
          <table:table-cell table:formula="of:=([.E25]-[.C25])/1000" office:value-type="float" office:value="2.935" calcext:value-type="float">
            <text:p>2,935</text:p>
          </table:table-cell>
          <table:table-cell table:formula="of:=INT([.G25]/[.L25])" office:value-type="float" office:value="170357" calcext:value-type="float">
            <text:p>170357</text:p>
          </table:table-cell>
          <table:table-cell table:formula="of:=([.E25]-[.B25])/1000" office:value-type="float" office:value="3.923" calcext:value-type="float">
            <text:p>3,923</text:p>
          </table:table-cell>
          <table:table-cell office:value-type="float" office:value="479" calcext:value-type="float">
            <text:p>479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81" calcext:value-type="float">
            <text:p>35881</text:p>
          </table:table-cell>
          <table:table-cell office:value-type="float" office:value="1612269800895" calcext:value-type="float">
            <text:p>1612269800895</text:p>
          </table:table-cell>
          <table:table-cell office:value-type="float" office:value="1612269801080" calcext:value-type="float">
            <text:p>1612269801080</text:p>
          </table:table-cell>
          <table:table-cell office:value-type="float" office:value="1612269803949" calcext:value-type="float">
            <text:p>1612269803949</text:p>
          </table:table-cell>
          <table:table-cell office:value-type="float" office:value="1612269804023" calcext:value-type="float">
            <text:p>1612269804023</text:p>
          </table:table-cell>
          <table:table-cell office:value-type="string" calcext:value-type="string">
            <text:p>1.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table:formula="of:=([.C26]-[.B26])/1000" office:value-type="float" office:value="0.185" calcext:value-type="float">
            <text:p>0,185</text:p>
          </table:table-cell>
          <table:table-cell table:formula="of:=([.D26]-[.C26])/1000" office:value-type="float" office:value="2.869" calcext:value-type="float">
            <text:p>2,869</text:p>
          </table:table-cell>
          <table:table-cell table:formula="of:=INT([.G26]/[.J26])" office:value-type="float" office:value="174276" calcext:value-type="float">
            <text:p>174276</text:p>
          </table:table-cell>
          <table:table-cell table:formula="of:=([.E26]-[.C26])/1000" office:value-type="float" office:value="2.943" calcext:value-type="float">
            <text:p>2,943</text:p>
          </table:table-cell>
          <table:table-cell table:formula="of:=INT([.G26]/[.L26])" office:value-type="float" office:value="169894" calcext:value-type="float">
            <text:p>169894</text:p>
          </table:table-cell>
          <table:table-cell table:formula="of:=([.E26]-[.B26])/1000" office:value-type="float" office:value="3.128" calcext:value-type="float">
            <text:p>3,128</text:p>
          </table:table-cell>
          <table:table-cell office:value-type="float" office:value="475" calcext:value-type="float">
            <text:p>475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82" calcext:value-type="float">
            <text:p>35882</text:p>
          </table:table-cell>
          <table:table-cell office:value-type="float" office:value="1612269830908" calcext:value-type="float">
            <text:p>1612269830908</text:p>
          </table:table-cell>
          <table:table-cell office:value-type="float" office:value="1612269831295" calcext:value-type="float">
            <text:p>1612269831295</text:p>
          </table:table-cell>
          <table:table-cell office:value-type="float" office:value="1612269834262" calcext:value-type="float">
            <text:p>1612269834262</text:p>
          </table:table-cell>
          <table:table-cell office:value-type="float" office:value="1612269834337" calcext:value-type="float">
            <text:p>1612269834337</text:p>
          </table:table-cell>
          <table:table-cell office:value-type="string" calcext:value-type="string">
            <text:p>1.2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table:formula="of:=([.C27]-[.B27])/1000" office:value-type="float" office:value="0.387" calcext:value-type="float">
            <text:p>0,387</text:p>
          </table:table-cell>
          <table:table-cell table:formula="of:=([.D27]-[.C27])/1000" office:value-type="float" office:value="2.967" calcext:value-type="float">
            <text:p>2,967</text:p>
          </table:table-cell>
          <table:table-cell table:formula="of:=INT([.G27]/[.J27])" office:value-type="float" office:value="168520" calcext:value-type="float">
            <text:p>168520</text:p>
          </table:table-cell>
          <table:table-cell table:formula="of:=([.E27]-[.C27])/1000" office:value-type="float" office:value="3.042" calcext:value-type="float">
            <text:p>3,042</text:p>
          </table:table-cell>
          <table:table-cell table:formula="of:=INT([.G27]/[.L27])" office:value-type="float" office:value="164365" calcext:value-type="float">
            <text:p>164365</text:p>
          </table:table-cell>
          <table:table-cell table:formula="of:=([.E27]-[.B27])/1000" office:value-type="float" office:value="3.429" calcext:value-type="float">
            <text:p>3,429</text:p>
          </table:table-cell>
          <table:table-cell office:value-type="float" office:value="525" calcext:value-type="float">
            <text:p>525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83" calcext:value-type="float">
            <text:p>35883</text:p>
          </table:table-cell>
          <table:table-cell office:value-type="float" office:value="1612269860920" calcext:value-type="float">
            <text:p>1612269860920</text:p>
          </table:table-cell>
          <table:table-cell office:value-type="float" office:value="1612269861502" calcext:value-type="float">
            <text:p>1612269861502</text:p>
          </table:table-cell>
          <table:table-cell office:value-type="float" office:value="1612269864477" calcext:value-type="float">
            <text:p>1612269864477</text:p>
          </table:table-cell>
          <table:table-cell office:value-type="float" office:value="1612269864552" calcext:value-type="float">
            <text:p>1612269864552</text:p>
          </table:table-cell>
          <table:table-cell office:value-type="string" calcext:value-type="string">
            <text:p>1.2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table:formula="of:=([.C28]-[.B28])/1000" office:value-type="float" office:value="0.582" calcext:value-type="float">
            <text:p>0,582</text:p>
          </table:table-cell>
          <table:table-cell table:formula="of:=([.D28]-[.C28])/1000" office:value-type="float" office:value="2.975" calcext:value-type="float">
            <text:p>2,975</text:p>
          </table:table-cell>
          <table:table-cell table:formula="of:=INT([.G28]/[.J28])" office:value-type="float" office:value="168067" calcext:value-type="float">
            <text:p>168067</text:p>
          </table:table-cell>
          <table:table-cell table:formula="of:=([.E28]-[.C28])/1000" office:value-type="float" office:value="3.05" calcext:value-type="float">
            <text:p>3,05</text:p>
          </table:table-cell>
          <table:table-cell table:formula="of:=INT([.G28]/[.L28])" office:value-type="float" office:value="163934" calcext:value-type="float">
            <text:p>163934</text:p>
          </table:table-cell>
          <table:table-cell table:formula="of:=([.E28]-[.B28])/1000" office:value-type="float" office:value="3.632" calcext:value-type="float">
            <text:p>3,632</text:p>
          </table:table-cell>
          <table:table-cell office:value-type="float" office:value="530" calcext:value-type="float">
            <text:p>530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84" calcext:value-type="float">
            <text:p>35884</text:p>
          </table:table-cell>
          <table:table-cell office:value-type="float" office:value="1612269890931" calcext:value-type="float">
            <text:p>1612269890931</text:p>
          </table:table-cell>
          <table:table-cell office:value-type="float" office:value="1612269891707" calcext:value-type="float">
            <text:p>1612269891707</text:p>
          </table:table-cell>
          <table:table-cell office:value-type="float" office:value="1612269894692" calcext:value-type="float">
            <text:p>1612269894692</text:p>
          </table:table-cell>
          <table:table-cell office:value-type="float" office:value="1612269894767" calcext:value-type="float">
            <text:p>1612269894767</text:p>
          </table:table-cell>
          <table:table-cell office:value-type="string" calcext:value-type="string">
            <text:p>1.2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table:formula="of:=([.C29]-[.B29])/1000" office:value-type="float" office:value="0.776" calcext:value-type="float">
            <text:p>0,776</text:p>
          </table:table-cell>
          <table:table-cell table:formula="of:=([.D29]-[.C29])/1000" office:value-type="float" office:value="2.985" calcext:value-type="float">
            <text:p>2,985</text:p>
          </table:table-cell>
          <table:table-cell table:formula="of:=INT([.G29]/[.J29])" office:value-type="float" office:value="167504" calcext:value-type="float">
            <text:p>167504</text:p>
          </table:table-cell>
          <table:table-cell table:formula="of:=([.E29]-[.C29])/1000" office:value-type="float" office:value="3.06" calcext:value-type="float">
            <text:p>3,06</text:p>
          </table:table-cell>
          <table:table-cell table:formula="of:=INT([.G29]/[.L29])" office:value-type="float" office:value="163398" calcext:value-type="float">
            <text:p>163398</text:p>
          </table:table-cell>
          <table:table-cell table:formula="of:=([.E29]-[.B29])/1000" office:value-type="float" office:value="3.836" calcext:value-type="float">
            <text:p>3,836</text:p>
          </table:table-cell>
          <table:table-cell office:value-type="float" office:value="536" calcext:value-type="float">
            <text:p>536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85" calcext:value-type="float">
            <text:p>35885</text:p>
          </table:table-cell>
          <table:table-cell office:value-type="float" office:value="1612269920943" calcext:value-type="float">
            <text:p>1612269920943</text:p>
          </table:table-cell>
          <table:table-cell office:value-type="float" office:value="1612269921914" calcext:value-type="float">
            <text:p>1612269921914</text:p>
          </table:table-cell>
          <table:table-cell office:value-type="float" office:value="1612269924891" calcext:value-type="float">
            <text:p>1612269924891</text:p>
          </table:table-cell>
          <table:table-cell office:value-type="float" office:value="1612269924965" calcext:value-type="float">
            <text:p>1612269924965</text:p>
          </table:table-cell>
          <table:table-cell office:value-type="string" calcext:value-type="string">
            <text:p>1.2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table:formula="of:=([.C30]-[.B30])/1000" office:value-type="float" office:value="0.971" calcext:value-type="float">
            <text:p>0,971</text:p>
          </table:table-cell>
          <table:table-cell table:formula="of:=([.D30]-[.C30])/1000" office:value-type="float" office:value="2.977" calcext:value-type="float">
            <text:p>2,977</text:p>
          </table:table-cell>
          <table:table-cell table:formula="of:=INT([.G30]/[.J30])" office:value-type="float" office:value="167954" calcext:value-type="float">
            <text:p>167954</text:p>
          </table:table-cell>
          <table:table-cell table:formula="of:=([.E30]-[.C30])/1000" office:value-type="float" office:value="3.051" calcext:value-type="float">
            <text:p>3,051</text:p>
          </table:table-cell>
          <table:table-cell table:formula="of:=INT([.G30]/[.L30])" office:value-type="float" office:value="163880" calcext:value-type="float">
            <text:p>163880</text:p>
          </table:table-cell>
          <table:table-cell table:formula="of:=([.E30]-[.B30])/1000" office:value-type="float" office:value="4.022" calcext:value-type="float">
            <text:p>4,022</text:p>
          </table:table-cell>
          <table:table-cell office:value-type="float" office:value="532" calcext:value-type="float">
            <text:p>532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86" calcext:value-type="float">
            <text:p>35886</text:p>
          </table:table-cell>
          <table:table-cell office:value-type="float" office:value="1612269950956" calcext:value-type="float">
            <text:p>1612269950956</text:p>
          </table:table-cell>
          <table:table-cell office:value-type="float" office:value="1612269951124" calcext:value-type="float">
            <text:p>1612269951124</text:p>
          </table:table-cell>
          <table:table-cell office:value-type="float" office:value="1612269954101" calcext:value-type="float">
            <text:p>1612269954101</text:p>
          </table:table-cell>
          <table:table-cell office:value-type="float" office:value="1612269954176" calcext:value-type="float">
            <text:p>1612269954176</text:p>
          </table:table-cell>
          <table:table-cell office:value-type="string" calcext:value-type="string">
            <text:p>1.2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table:formula="of:=([.C31]-[.B31])/1000" office:value-type="float" office:value="0.168" calcext:value-type="float">
            <text:p>0,168</text:p>
          </table:table-cell>
          <table:table-cell table:formula="of:=([.D31]-[.C31])/1000" office:value-type="float" office:value="2.977" calcext:value-type="float">
            <text:p>2,977</text:p>
          </table:table-cell>
          <table:table-cell table:formula="of:=INT([.G31]/[.J31])" office:value-type="float" office:value="167954" calcext:value-type="float">
            <text:p>167954</text:p>
          </table:table-cell>
          <table:table-cell table:formula="of:=([.E31]-[.C31])/1000" office:value-type="float" office:value="3.052" calcext:value-type="float">
            <text:p>3,052</text:p>
          </table:table-cell>
          <table:table-cell table:formula="of:=INT([.G31]/[.L31])" office:value-type="float" office:value="163826" calcext:value-type="float">
            <text:p>163826</text:p>
          </table:table-cell>
          <table:table-cell table:formula="of:=([.E31]-[.B31])/1000" office:value-type="float" office:value="3.22" calcext:value-type="float">
            <text:p>3,22</text:p>
          </table:table-cell>
          <table:table-cell office:value-type="float" office:value="530" calcext:value-type="float">
            <text:p>530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87" calcext:value-type="float">
            <text:p>35887</text:p>
          </table:table-cell>
          <table:table-cell office:value-type="float" office:value="1612269980970" calcext:value-type="float">
            <text:p>1612269980970</text:p>
          </table:table-cell>
          <table:table-cell office:value-type="float" office:value="1612269981348" calcext:value-type="float">
            <text:p>1612269981348</text:p>
          </table:table-cell>
          <table:table-cell office:value-type="float" office:value="1612269986872" calcext:value-type="float">
            <text:p>1612269986872</text:p>
          </table:table-cell>
          <table:table-cell office:value-type="float" office:value="1612269986946" calcext:value-type="float">
            <text:p>1612269986946</text:p>
          </table:table-cell>
          <table:table-cell office:value-type="string" calcext:value-type="string">
            <text:p>1.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table:formula="of:=([.C32]-[.B32])/1000" office:value-type="float" office:value="0.378" calcext:value-type="float">
            <text:p>0,378</text:p>
          </table:table-cell>
          <table:table-cell table:formula="of:=([.D32]-[.C32])/1000" office:value-type="float" office:value="5.524" calcext:value-type="float">
            <text:p>5,524</text:p>
          </table:table-cell>
          <table:table-cell table:formula="of:=INT([.G32]/[.J32])" office:value-type="float" office:value="181028" calcext:value-type="float">
            <text:p>181028</text:p>
          </table:table-cell>
          <table:table-cell table:formula="of:=([.E32]-[.C32])/1000" office:value-type="float" office:value="5.598" calcext:value-type="float">
            <text:p>5,598</text:p>
          </table:table-cell>
          <table:table-cell table:formula="of:=INT([.G32]/[.L32])" office:value-type="float" office:value="178635" calcext:value-type="float">
            <text:p>178635</text:p>
          </table:table-cell>
          <table:table-cell table:formula="of:=([.E32]-[.B32])/1000" office:value-type="float" office:value="5.976" calcext:value-type="float">
            <text:p>5,976</text:p>
          </table:table-cell>
          <table:table-cell office:value-type="float" office:value="482" calcext:value-type="float">
            <text:p>482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88" calcext:value-type="float">
            <text:p>35888</text:p>
          </table:table-cell>
          <table:table-cell office:value-type="float" office:value="1612270010982" calcext:value-type="float">
            <text:p>1612270010982</text:p>
          </table:table-cell>
          <table:table-cell office:value-type="float" office:value="1612270011555" calcext:value-type="float">
            <text:p>1612270011555</text:p>
          </table:table-cell>
          <table:table-cell office:value-type="float" office:value="1612270017079" calcext:value-type="float">
            <text:p>1612270017079</text:p>
          </table:table-cell>
          <table:table-cell office:value-type="float" office:value="1612270017153" calcext:value-type="float">
            <text:p>1612270017153</text:p>
          </table:table-cell>
          <table:table-cell office:value-type="string" calcext:value-type="string">
            <text:p>1.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table:formula="of:=([.C33]-[.B33])/1000" office:value-type="float" office:value="0.573" calcext:value-type="float">
            <text:p>0,573</text:p>
          </table:table-cell>
          <table:table-cell table:formula="of:=([.D33]-[.C33])/1000" office:value-type="float" office:value="5.524" calcext:value-type="float">
            <text:p>5,524</text:p>
          </table:table-cell>
          <table:table-cell table:formula="of:=INT([.G33]/[.J33])" office:value-type="float" office:value="181028" calcext:value-type="float">
            <text:p>181028</text:p>
          </table:table-cell>
          <table:table-cell table:formula="of:=([.E33]-[.C33])/1000" office:value-type="float" office:value="5.598" calcext:value-type="float">
            <text:p>5,598</text:p>
          </table:table-cell>
          <table:table-cell table:formula="of:=INT([.G33]/[.L33])" office:value-type="float" office:value="178635" calcext:value-type="float">
            <text:p>178635</text:p>
          </table:table-cell>
          <table:table-cell table:formula="of:=([.E33]-[.B33])/1000" office:value-type="float" office:value="6.171" calcext:value-type="float">
            <text:p>6,171</text:p>
          </table:table-cell>
          <table:table-cell office:value-type="float" office:value="476" calcext:value-type="float">
            <text:p>476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89" calcext:value-type="float">
            <text:p>35889</text:p>
          </table:table-cell>
          <table:table-cell office:value-type="float" office:value="1612270040994" calcext:value-type="float">
            <text:p>1612270040994</text:p>
          </table:table-cell>
          <table:table-cell office:value-type="float" office:value="1612270041763" calcext:value-type="float">
            <text:p>1612270041763</text:p>
          </table:table-cell>
          <table:table-cell office:value-type="float" office:value="1612270047254" calcext:value-type="float">
            <text:p>1612270047254</text:p>
          </table:table-cell>
          <table:table-cell office:value-type="float" office:value="1612270047328" calcext:value-type="float">
            <text:p>1612270047328</text:p>
          </table:table-cell>
          <table:table-cell office:value-type="string" calcext:value-type="string">
            <text:p>1.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table:formula="of:=([.C34]-[.B34])/1000" office:value-type="float" office:value="0.769" calcext:value-type="float">
            <text:p>0,769</text:p>
          </table:table-cell>
          <table:table-cell table:formula="of:=([.D34]-[.C34])/1000" office:value-type="float" office:value="5.491" calcext:value-type="float">
            <text:p>5,491</text:p>
          </table:table-cell>
          <table:table-cell table:formula="of:=INT([.G34]/[.J34])" office:value-type="float" office:value="182116" calcext:value-type="float">
            <text:p>182116</text:p>
          </table:table-cell>
          <table:table-cell table:formula="of:=([.E34]-[.C34])/1000" office:value-type="float" office:value="5.565" calcext:value-type="float">
            <text:p>5,565</text:p>
          </table:table-cell>
          <table:table-cell table:formula="of:=INT([.G34]/[.L34])" office:value-type="float" office:value="179694" calcext:value-type="float">
            <text:p>179694</text:p>
          </table:table-cell>
          <table:table-cell table:formula="of:=([.E34]-[.B34])/1000" office:value-type="float" office:value="6.334" calcext:value-type="float">
            <text:p>6,334</text:p>
          </table:table-cell>
          <table:table-cell office:value-type="float" office:value="486" calcext:value-type="float">
            <text:p>486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90" calcext:value-type="float">
            <text:p>35890</text:p>
          </table:table-cell>
          <table:table-cell office:value-type="float" office:value="1612270071005" calcext:value-type="float">
            <text:p>1612270071005</text:p>
          </table:table-cell>
          <table:table-cell office:value-type="float" office:value="1612270071979" calcext:value-type="float">
            <text:p>1612270071979</text:p>
          </table:table-cell>
          <table:table-cell office:value-type="float" office:value="1612270077461" calcext:value-type="float">
            <text:p>1612270077461</text:p>
          </table:table-cell>
          <table:table-cell office:value-type="float" office:value="1612270077535" calcext:value-type="float">
            <text:p>1612270077535</text:p>
          </table:table-cell>
          <table:table-cell office:value-type="string" calcext:value-type="string">
            <text:p>1.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table:formula="of:=([.C35]-[.B35])/1000" office:value-type="float" office:value="0.974" calcext:value-type="float">
            <text:p>0,974</text:p>
          </table:table-cell>
          <table:table-cell table:formula="of:=([.D35]-[.C35])/1000" office:value-type="float" office:value="5.482" calcext:value-type="float">
            <text:p>5,482</text:p>
          </table:table-cell>
          <table:table-cell table:formula="of:=INT([.G35]/[.J35])" office:value-type="float" office:value="182415" calcext:value-type="float">
            <text:p>182415</text:p>
          </table:table-cell>
          <table:table-cell table:formula="of:=([.E35]-[.C35])/1000" office:value-type="float" office:value="5.556" calcext:value-type="float">
            <text:p>5,556</text:p>
          </table:table-cell>
          <table:table-cell table:formula="of:=INT([.G35]/[.L35])" office:value-type="float" office:value="179985" calcext:value-type="float">
            <text:p>179985</text:p>
          </table:table-cell>
          <table:table-cell table:formula="of:=([.E35]-[.B35])/1000" office:value-type="float" office:value="6.53" calcext:value-type="float">
            <text:p>6,53</text:p>
          </table:table-cell>
          <table:table-cell office:value-type="float" office:value="479" calcext:value-type="float">
            <text:p>479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91" calcext:value-type="float">
            <text:p>35891</text:p>
          </table:table-cell>
          <table:table-cell office:value-type="float" office:value="1612270101017" calcext:value-type="float">
            <text:p>1612270101017</text:p>
          </table:table-cell>
          <table:table-cell office:value-type="float" office:value="1612270101173" calcext:value-type="float">
            <text:p>1612270101173</text:p>
          </table:table-cell>
          <table:table-cell office:value-type="float" office:value="1612270106697" calcext:value-type="float">
            <text:p>1612270106697</text:p>
          </table:table-cell>
          <table:table-cell office:value-type="float" office:value="1612270106796" calcext:value-type="float">
            <text:p>1612270106796</text:p>
          </table:table-cell>
          <table:table-cell office:value-type="string" calcext:value-type="string">
            <text:p>1.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table:formula="of:=([.C36]-[.B36])/1000" office:value-type="float" office:value="0.156" calcext:value-type="float">
            <text:p>0,156</text:p>
          </table:table-cell>
          <table:table-cell table:formula="of:=([.D36]-[.C36])/1000" office:value-type="float" office:value="5.524" calcext:value-type="float">
            <text:p>5,524</text:p>
          </table:table-cell>
          <table:table-cell table:formula="of:=INT([.G36]/[.J36])" office:value-type="float" office:value="181028" calcext:value-type="float">
            <text:p>181028</text:p>
          </table:table-cell>
          <table:table-cell table:formula="of:=([.E36]-[.C36])/1000" office:value-type="float" office:value="5.623" calcext:value-type="float">
            <text:p>5,623</text:p>
          </table:table-cell>
          <table:table-cell table:formula="of:=INT([.G36]/[.L36])" office:value-type="float" office:value="177841" calcext:value-type="float">
            <text:p>177841</text:p>
          </table:table-cell>
          <table:table-cell table:formula="of:=([.E36]-[.B36])/1000" office:value-type="float" office:value="5.779" calcext:value-type="float">
            <text:p>5,779</text:p>
          </table:table-cell>
          <table:table-cell office:value-type="float" office:value="471" calcext:value-type="float">
            <text:p>471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92" calcext:value-type="float">
            <text:p>35892</text:p>
          </table:table-cell>
          <table:table-cell office:value-type="float" office:value="1612270131030" calcext:value-type="float">
            <text:p>1612270131030</text:p>
          </table:table-cell>
          <table:table-cell office:value-type="float" office:value="1612270131397" calcext:value-type="float">
            <text:p>1612270131397</text:p>
          </table:table-cell>
          <table:table-cell office:value-type="float" office:value="1612270137019" calcext:value-type="float">
            <text:p>1612270137019</text:p>
          </table:table-cell>
          <table:table-cell office:value-type="float" office:value="1612270137110" calcext:value-type="float">
            <text:p>1612270137110</text:p>
          </table:table-cell>
          <table:table-cell office:value-type="string" calcext:value-type="string">
            <text:p>1.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table:formula="of:=([.C37]-[.B37])/1000" office:value-type="float" office:value="0.367" calcext:value-type="float">
            <text:p>0,367</text:p>
          </table:table-cell>
          <table:table-cell table:formula="of:=([.D37]-[.C37])/1000" office:value-type="float" office:value="5.622" calcext:value-type="float">
            <text:p>5,622</text:p>
          </table:table-cell>
          <table:table-cell table:formula="of:=INT([.G37]/[.J37])" office:value-type="float" office:value="177872" calcext:value-type="float">
            <text:p>177872</text:p>
          </table:table-cell>
          <table:table-cell table:formula="of:=([.E37]-[.C37])/1000" office:value-type="float" office:value="5.713" calcext:value-type="float">
            <text:p>5,713</text:p>
          </table:table-cell>
          <table:table-cell table:formula="of:=INT([.G37]/[.L37])" office:value-type="float" office:value="175039" calcext:value-type="float">
            <text:p>175039</text:p>
          </table:table-cell>
          <table:table-cell table:formula="of:=([.E37]-[.B37])/1000" office:value-type="float" office:value="6.08" calcext:value-type="float">
            <text:p>6,08</text:p>
          </table:table-cell>
          <table:table-cell office:value-type="float" office:value="527" calcext:value-type="float">
            <text:p>527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93" calcext:value-type="float">
            <text:p>35893</text:p>
          </table:table-cell>
          <table:table-cell office:value-type="float" office:value="1612270161042" calcext:value-type="float">
            <text:p>1612270161042</text:p>
          </table:table-cell>
          <table:table-cell office:value-type="float" office:value="1612270161646" calcext:value-type="float">
            <text:p>1612270161646</text:p>
          </table:table-cell>
          <table:table-cell office:value-type="float" office:value="1612270167276" calcext:value-type="float">
            <text:p>1612270167276</text:p>
          </table:table-cell>
          <table:table-cell office:value-type="float" office:value="1612270167351" calcext:value-type="float">
            <text:p>1612270167351</text:p>
          </table:table-cell>
          <table:table-cell office:value-type="string" calcext:value-type="string">
            <text:p>1.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table:formula="of:=([.C38]-[.B38])/1000" office:value-type="float" office:value="0.604" calcext:value-type="float">
            <text:p>0,604</text:p>
          </table:table-cell>
          <table:table-cell table:formula="of:=([.D38]-[.C38])/1000" office:value-type="float" office:value="5.63" calcext:value-type="float">
            <text:p>5,63</text:p>
          </table:table-cell>
          <table:table-cell table:formula="of:=INT([.G38]/[.J38])" office:value-type="float" office:value="177619" calcext:value-type="float">
            <text:p>177619</text:p>
          </table:table-cell>
          <table:table-cell table:formula="of:=([.E38]-[.C38])/1000" office:value-type="float" office:value="5.705" calcext:value-type="float">
            <text:p>5,705</text:p>
          </table:table-cell>
          <table:table-cell table:formula="of:=INT([.G38]/[.L38])" office:value-type="float" office:value="175284" calcext:value-type="float">
            <text:p>175284</text:p>
          </table:table-cell>
          <table:table-cell table:formula="of:=([.E38]-[.B38])/1000" office:value-type="float" office:value="6.309" calcext:value-type="float">
            <text:p>6,309</text:p>
          </table:table-cell>
          <table:table-cell office:value-type="float" office:value="532" calcext:value-type="float">
            <text:p>532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94" calcext:value-type="float">
            <text:p>35894</text:p>
          </table:table-cell>
          <table:table-cell office:value-type="float" office:value="1612270191054" calcext:value-type="float">
            <text:p>1612270191054</text:p>
          </table:table-cell>
          <table:table-cell office:value-type="float" office:value="1612270191853" calcext:value-type="float">
            <text:p>1612270191853</text:p>
          </table:table-cell>
          <table:table-cell office:value-type="float" office:value="1612270197473" calcext:value-type="float">
            <text:p>1612270197473</text:p>
          </table:table-cell>
          <table:table-cell office:value-type="float" office:value="1612270197550" calcext:value-type="float">
            <text:p>1612270197550</text:p>
          </table:table-cell>
          <table:table-cell office:value-type="string" calcext:value-type="string">
            <text:p>1.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table:formula="of:=([.C39]-[.B39])/1000" office:value-type="float" office:value="0.799" calcext:value-type="float">
            <text:p>0,799</text:p>
          </table:table-cell>
          <table:table-cell table:formula="of:=([.D39]-[.C39])/1000" office:value-type="float" office:value="5.62" calcext:value-type="float">
            <text:p>5,62</text:p>
          </table:table-cell>
          <table:table-cell table:formula="of:=INT([.G39]/[.J39])" office:value-type="float" office:value="177935" calcext:value-type="float">
            <text:p>177935</text:p>
          </table:table-cell>
          <table:table-cell table:formula="of:=([.E39]-[.C39])/1000" office:value-type="float" office:value="5.697" calcext:value-type="float">
            <text:p>5,697</text:p>
          </table:table-cell>
          <table:table-cell table:formula="of:=INT([.G39]/[.L39])" office:value-type="float" office:value="175530" calcext:value-type="float">
            <text:p>175530</text:p>
          </table:table-cell>
          <table:table-cell table:formula="of:=([.E39]-[.B39])/1000" office:value-type="float" office:value="6.496" calcext:value-type="float">
            <text:p>6,496</text:p>
          </table:table-cell>
          <table:table-cell office:value-type="float" office:value="536" calcext:value-type="float">
            <text:p>536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95" calcext:value-type="float">
            <text:p>35895</text:p>
          </table:table-cell>
          <table:table-cell office:value-type="float" office:value="1612270221065" calcext:value-type="float">
            <text:p>1612270221065</text:p>
          </table:table-cell>
          <table:table-cell office:value-type="float" office:value="1612270222069" calcext:value-type="float">
            <text:p>1612270222069</text:p>
          </table:table-cell>
          <table:table-cell office:value-type="float" office:value="1612270227706" calcext:value-type="float">
            <text:p>1612270227706</text:p>
          </table:table-cell>
          <table:table-cell office:value-type="float" office:value="1612270227782" calcext:value-type="float">
            <text:p>1612270227782</text:p>
          </table:table-cell>
          <table:table-cell office:value-type="string" calcext:value-type="string">
            <text:p>1.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table:formula="of:=([.C40]-[.B40])/1000" office:value-type="float" office:value="1.004" calcext:value-type="float">
            <text:p>1,004</text:p>
          </table:table-cell>
          <table:table-cell table:formula="of:=([.D40]-[.C40])/1000" office:value-type="float" office:value="5.637" calcext:value-type="float">
            <text:p>5,637</text:p>
          </table:table-cell>
          <table:table-cell table:formula="of:=INT([.G40]/[.J40])" office:value-type="float" office:value="177399" calcext:value-type="float">
            <text:p>177399</text:p>
          </table:table-cell>
          <table:table-cell table:formula="of:=([.E40]-[.C40])/1000" office:value-type="float" office:value="5.713" calcext:value-type="float">
            <text:p>5,713</text:p>
          </table:table-cell>
          <table:table-cell table:formula="of:=INT([.G40]/[.L40])" office:value-type="float" office:value="175039" calcext:value-type="float">
            <text:p>175039</text:p>
          </table:table-cell>
          <table:table-cell table:formula="of:=([.E40]-[.B40])/1000" office:value-type="float" office:value="6.717" calcext:value-type="float">
            <text:p>6,717</text:p>
          </table:table-cell>
          <table:table-cell office:value-type="float" office:value="567" calcext:value-type="float">
            <text:p>567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96" calcext:value-type="float">
            <text:p>35896</text:p>
          </table:table-cell>
          <table:table-cell office:value-type="float" office:value="1612270251076" calcext:value-type="float">
            <text:p>1612270251076</text:p>
          </table:table-cell>
          <table:table-cell office:value-type="float" office:value="1612270251296" calcext:value-type="float">
            <text:p>1612270251296</text:p>
          </table:table-cell>
          <table:table-cell office:value-type="float" office:value="1612270256916" calcext:value-type="float">
            <text:p>1612270256916</text:p>
          </table:table-cell>
          <table:table-cell office:value-type="float" office:value="1612270256991" calcext:value-type="float">
            <text:p>1612270256991</text:p>
          </table:table-cell>
          <table:table-cell office:value-type="string" calcext:value-type="string">
            <text:p>1.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table:formula="of:=([.C41]-[.B41])/1000" office:value-type="float" office:value="0.22" calcext:value-type="float">
            <text:p>0,22</text:p>
          </table:table-cell>
          <table:table-cell table:formula="of:=([.D41]-[.C41])/1000" office:value-type="float" office:value="5.62" calcext:value-type="float">
            <text:p>5,62</text:p>
          </table:table-cell>
          <table:table-cell table:formula="of:=INT([.G41]/[.J41])" office:value-type="float" office:value="177935" calcext:value-type="float">
            <text:p>177935</text:p>
          </table:table-cell>
          <table:table-cell table:formula="of:=([.E41]-[.C41])/1000" office:value-type="float" office:value="5.695" calcext:value-type="float">
            <text:p>5,695</text:p>
          </table:table-cell>
          <table:table-cell table:formula="of:=INT([.G41]/[.L41])" office:value-type="float" office:value="175592" calcext:value-type="float">
            <text:p>175592</text:p>
          </table:table-cell>
          <table:table-cell table:formula="of:=([.E41]-[.B41])/1000" office:value-type="float" office:value="5.915" calcext:value-type="float">
            <text:p>5,915</text:p>
          </table:table-cell>
          <table:table-cell office:value-type="float" office:value="538" calcext:value-type="float">
            <text:p>538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97" calcext:value-type="float">
            <text:p>35897</text:p>
          </table:table-cell>
          <table:table-cell office:value-type="float" office:value="1612270281090" calcext:value-type="float">
            <text:p>1612270281090</text:p>
          </table:table-cell>
          <table:table-cell office:value-type="float" office:value="1612270281520" calcext:value-type="float">
            <text:p>1612270281520</text:p>
          </table:table-cell>
          <table:table-cell office:value-type="float" office:value="1612270308084" calcext:value-type="float">
            <text:p>1612270308084</text:p>
          </table:table-cell>
          <table:table-cell office:value-type="float" office:value="1612270308167" calcext:value-type="float">
            <text:p>1612270308167</text:p>
          </table:table-cell>
          <table:table-cell office:value-type="string" calcext:value-type="string">
            <text:p>1.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" calcext:value-type="float">
            <text:p>1</text:p>
          </table:table-cell>
          <table:table-cell table:formula="of:=([.C42]-[.B42])/1000" office:value-type="float" office:value="0.43" calcext:value-type="float">
            <text:p>0,43</text:p>
          </table:table-cell>
          <table:table-cell table:formula="of:=([.D42]-[.C42])/1000" office:value-type="float" office:value="26.564" calcext:value-type="float">
            <text:p>26,564</text:p>
          </table:table-cell>
          <table:table-cell table:formula="of:=INT([.G42]/[.J42])" office:value-type="float" office:value="188224" calcext:value-type="float">
            <text:p>188224</text:p>
          </table:table-cell>
          <table:table-cell table:formula="of:=([.E42]-[.C42])/1000" office:value-type="float" office:value="26.647" calcext:value-type="float">
            <text:p>26,647</text:p>
          </table:table-cell>
          <table:table-cell table:formula="of:=INT([.G42]/[.L42])" office:value-type="float" office:value="187638" calcext:value-type="float">
            <text:p>187638</text:p>
          </table:table-cell>
          <table:table-cell table:formula="of:=([.E42]-[.B42])/1000" office:value-type="float" office:value="27.077" calcext:value-type="float">
            <text:p>27,077</text:p>
          </table:table-cell>
          <table:table-cell office:value-type="float" office:value="480" calcext:value-type="float">
            <text:p>480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98" calcext:value-type="float">
            <text:p>35898</text:p>
          </table:table-cell>
          <table:table-cell office:value-type="float" office:value="1612270311101" calcext:value-type="float">
            <text:p>1612270311101</text:p>
          </table:table-cell>
          <table:table-cell office:value-type="float" office:value="1612270311726" calcext:value-type="float">
            <text:p>1612270311726</text:p>
          </table:table-cell>
          <table:table-cell office:value-type="float" office:value="1612270338487" calcext:value-type="float">
            <text:p>1612270338487</text:p>
          </table:table-cell>
          <table:table-cell office:value-type="float" office:value="1612270338562" calcext:value-type="float">
            <text:p>1612270338562</text:p>
          </table:table-cell>
          <table:table-cell office:value-type="string" calcext:value-type="string">
            <text:p>1.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" calcext:value-type="float">
            <text:p>1</text:p>
          </table:table-cell>
          <table:table-cell table:formula="of:=([.C43]-[.B43])/1000" office:value-type="float" office:value="0.625" calcext:value-type="float">
            <text:p>0,625</text:p>
          </table:table-cell>
          <table:table-cell table:formula="of:=([.D43]-[.C43])/1000" office:value-type="float" office:value="26.761" calcext:value-type="float">
            <text:p>26,761</text:p>
          </table:table-cell>
          <table:table-cell table:formula="of:=INT([.G43]/[.J43])" office:value-type="float" office:value="186839" calcext:value-type="float">
            <text:p>186839</text:p>
          </table:table-cell>
          <table:table-cell table:formula="of:=([.E43]-[.C43])/1000" office:value-type="float" office:value="26.836" calcext:value-type="float">
            <text:p>26,836</text:p>
          </table:table-cell>
          <table:table-cell table:formula="of:=INT([.G43]/[.L43])" office:value-type="float" office:value="186316" calcext:value-type="float">
            <text:p>186316</text:p>
          </table:table-cell>
          <table:table-cell table:formula="of:=([.E43]-[.B43])/1000" office:value-type="float" office:value="27.461" calcext:value-type="float">
            <text:p>27,461</text:p>
          </table:table-cell>
          <table:table-cell office:value-type="float" office:value="473" calcext:value-type="float">
            <text:p>473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899" calcext:value-type="float">
            <text:p>35899</text:p>
          </table:table-cell>
          <table:table-cell office:value-type="float" office:value="1612270341112" calcext:value-type="float">
            <text:p>1612270341112</text:p>
          </table:table-cell>
          <table:table-cell office:value-type="float" office:value="1612270341966" calcext:value-type="float">
            <text:p>1612270341966</text:p>
          </table:table-cell>
          <table:table-cell office:value-type="float" office:value="1612270368553" calcext:value-type="float">
            <text:p>1612270368553</text:p>
          </table:table-cell>
          <table:table-cell office:value-type="float" office:value="1612270368628" calcext:value-type="float">
            <text:p>1612270368628</text:p>
          </table:table-cell>
          <table:table-cell office:value-type="string" calcext:value-type="string">
            <text:p>1.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" calcext:value-type="float">
            <text:p>1</text:p>
          </table:table-cell>
          <table:table-cell table:formula="of:=([.C44]-[.B44])/1000" office:value-type="float" office:value="0.854" calcext:value-type="float">
            <text:p>0,854</text:p>
          </table:table-cell>
          <table:table-cell table:formula="of:=([.D44]-[.C44])/1000" office:value-type="float" office:value="26.587" calcext:value-type="float">
            <text:p>26,587</text:p>
          </table:table-cell>
          <table:table-cell table:formula="of:=INT([.G44]/[.J44])" office:value-type="float" office:value="188061" calcext:value-type="float">
            <text:p>188061</text:p>
          </table:table-cell>
          <table:table-cell table:formula="of:=([.E44]-[.C44])/1000" office:value-type="float" office:value="26.662" calcext:value-type="float">
            <text:p>26,662</text:p>
          </table:table-cell>
          <table:table-cell table:formula="of:=INT([.G44]/[.L44])" office:value-type="float" office:value="187532" calcext:value-type="float">
            <text:p>187532</text:p>
          </table:table-cell>
          <table:table-cell table:formula="of:=([.E44]-[.B44])/1000" office:value-type="float" office:value="27.516" calcext:value-type="float">
            <text:p>27,516</text:p>
          </table:table-cell>
          <table:table-cell office:value-type="float" office:value="485" calcext:value-type="float">
            <text:p>485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900" calcext:value-type="float">
            <text:p>35900</text:p>
          </table:table-cell>
          <table:table-cell office:value-type="float" office:value="1612270371123" calcext:value-type="float">
            <text:p>1612270371123</text:p>
          </table:table-cell>
          <table:table-cell office:value-type="float" office:value="1612270371166" calcext:value-type="float">
            <text:p>1612270371166</text:p>
          </table:table-cell>
          <table:table-cell office:value-type="float" office:value="1612270397739" calcext:value-type="float">
            <text:p>1612270397739</text:p>
          </table:table-cell>
          <table:table-cell office:value-type="float" office:value="1612270397814" calcext:value-type="float">
            <text:p>1612270397814</text:p>
          </table:table-cell>
          <table:table-cell office:value-type="string" calcext:value-type="string">
            <text:p>1.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" calcext:value-type="float">
            <text:p>1</text:p>
          </table:table-cell>
          <table:table-cell table:formula="of:=([.C45]-[.B45])/1000" office:value-type="float" office:value="0.043" calcext:value-type="float">
            <text:p>0,043</text:p>
          </table:table-cell>
          <table:table-cell table:formula="of:=([.D45]-[.C45])/1000" office:value-type="float" office:value="26.573" calcext:value-type="float">
            <text:p>26,573</text:p>
          </table:table-cell>
          <table:table-cell table:formula="of:=INT([.G45]/[.J45])" office:value-type="float" office:value="188160" calcext:value-type="float">
            <text:p>188160</text:p>
          </table:table-cell>
          <table:table-cell table:formula="of:=([.E45]-[.C45])/1000" office:value-type="float" office:value="26.648" calcext:value-type="float">
            <text:p>26,648</text:p>
          </table:table-cell>
          <table:table-cell table:formula="of:=INT([.G45]/[.L45])" office:value-type="float" office:value="187631" calcext:value-type="float">
            <text:p>187631</text:p>
          </table:table-cell>
          <table:table-cell table:formula="of:=([.E45]-[.B45])/1000" office:value-type="float" office:value="26.691" calcext:value-type="float">
            <text:p>26,691</text:p>
          </table:table-cell>
          <table:table-cell office:value-type="float" office:value="478" calcext:value-type="float">
            <text:p>478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901" calcext:value-type="float">
            <text:p>35901</text:p>
          </table:table-cell>
          <table:table-cell office:value-type="float" office:value="1612270401134" calcext:value-type="float">
            <text:p>1612270401134</text:p>
          </table:table-cell>
          <table:table-cell office:value-type="float" office:value="1612270401373" calcext:value-type="float">
            <text:p>1612270401373</text:p>
          </table:table-cell>
          <table:table-cell office:value-type="float" office:value="1612270427913" calcext:value-type="float">
            <text:p>1612270427913</text:p>
          </table:table-cell>
          <table:table-cell office:value-type="float" office:value="1612270428012" calcext:value-type="float">
            <text:p>1612270428012</text:p>
          </table:table-cell>
          <table:table-cell office:value-type="string" calcext:value-type="string">
            <text:p>1.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" calcext:value-type="float">
            <text:p>1</text:p>
          </table:table-cell>
          <table:table-cell table:formula="of:=([.C46]-[.B46])/1000" office:value-type="float" office:value="0.239" calcext:value-type="float">
            <text:p>0,239</text:p>
          </table:table-cell>
          <table:table-cell table:formula="of:=([.D46]-[.C46])/1000" office:value-type="float" office:value="26.54" calcext:value-type="float">
            <text:p>26,54</text:p>
          </table:table-cell>
          <table:table-cell table:formula="of:=INT([.G46]/[.J46])" office:value-type="float" office:value="188394" calcext:value-type="float">
            <text:p>188394</text:p>
          </table:table-cell>
          <table:table-cell table:formula="of:=([.E46]-[.C46])/1000" office:value-type="float" office:value="26.639" calcext:value-type="float">
            <text:p>26,639</text:p>
          </table:table-cell>
          <table:table-cell table:formula="of:=INT([.G46]/[.L46])" office:value-type="float" office:value="187694" calcext:value-type="float">
            <text:p>187694</text:p>
          </table:table-cell>
          <table:table-cell table:formula="of:=([.E46]-[.B46])/1000" office:value-type="float" office:value="26.878" calcext:value-type="float">
            <text:p>26,878</text:p>
          </table:table-cell>
          <table:table-cell office:value-type="float" office:value="477" calcext:value-type="float">
            <text:p>477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902" calcext:value-type="float">
            <text:p>35902</text:p>
          </table:table-cell>
          <table:table-cell office:value-type="float" office:value="1612270431146" calcext:value-type="float">
            <text:p>1612270431146</text:p>
          </table:table-cell>
          <table:table-cell office:value-type="float" office:value="1612270431596" calcext:value-type="float">
            <text:p>1612270431596</text:p>
          </table:table-cell>
          <table:table-cell office:value-type="float" office:value="1612270458228" calcext:value-type="float">
            <text:p>1612270458228</text:p>
          </table:table-cell>
          <table:table-cell office:value-type="float" office:value="1612270458334" calcext:value-type="float">
            <text:p>1612270458334</text:p>
          </table:table-cell>
          <table:table-cell office:value-type="string" calcext:value-type="string">
            <text:p>1.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" calcext:value-type="float">
            <text:p>2</text:p>
          </table:table-cell>
          <table:table-cell table:formula="of:=([.C47]-[.B47])/1000" office:value-type="float" office:value="0.45" calcext:value-type="float">
            <text:p>0,45</text:p>
          </table:table-cell>
          <table:table-cell table:formula="of:=([.D47]-[.C47])/1000" office:value-type="float" office:value="26.632" calcext:value-type="float">
            <text:p>26,632</text:p>
          </table:table-cell>
          <table:table-cell table:formula="of:=INT([.G47]/[.J47])" office:value-type="float" office:value="187744" calcext:value-type="float">
            <text:p>187744</text:p>
          </table:table-cell>
          <table:table-cell table:formula="of:=([.E47]-[.C47])/1000" office:value-type="float" office:value="26.738" calcext:value-type="float">
            <text:p>26,738</text:p>
          </table:table-cell>
          <table:table-cell table:formula="of:=INT([.G47]/[.L47])" office:value-type="float" office:value="186999" calcext:value-type="float">
            <text:p>186999</text:p>
          </table:table-cell>
          <table:table-cell table:formula="of:=([.E47]-[.B47])/1000" office:value-type="float" office:value="27.188" calcext:value-type="float">
            <text:p>27,188</text:p>
          </table:table-cell>
          <table:table-cell office:value-type="float" office:value="530" calcext:value-type="float">
            <text:p>530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903" calcext:value-type="float">
            <text:p>35903</text:p>
          </table:table-cell>
          <table:table-cell office:value-type="float" office:value="1612270461157" calcext:value-type="float">
            <text:p>1612270461157</text:p>
          </table:table-cell>
          <table:table-cell office:value-type="float" office:value="1612270461778" calcext:value-type="float">
            <text:p>1612270461778</text:p>
          </table:table-cell>
          <table:table-cell office:value-type="float" office:value="1612270488696" calcext:value-type="float">
            <text:p>1612270488696</text:p>
          </table:table-cell>
          <table:table-cell office:value-type="float" office:value="1612270488796" calcext:value-type="float">
            <text:p>1612270488796</text:p>
          </table:table-cell>
          <table:table-cell office:value-type="string" calcext:value-type="string">
            <text:p>1.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" calcext:value-type="float">
            <text:p>2</text:p>
          </table:table-cell>
          <table:table-cell table:formula="of:=([.C48]-[.B48])/1000" office:value-type="float" office:value="0.621" calcext:value-type="float">
            <text:p>0,621</text:p>
          </table:table-cell>
          <table:table-cell table:formula="of:=([.D48]-[.C48])/1000" office:value-type="float" office:value="26.918" calcext:value-type="float">
            <text:p>26,918</text:p>
          </table:table-cell>
          <table:table-cell table:formula="of:=INT([.G48]/[.J48])" office:value-type="float" office:value="185749" calcext:value-type="float">
            <text:p>185749</text:p>
          </table:table-cell>
          <table:table-cell table:formula="of:=([.E48]-[.C48])/1000" office:value-type="float" office:value="27.018" calcext:value-type="float">
            <text:p>27,018</text:p>
          </table:table-cell>
          <table:table-cell table:formula="of:=INT([.G48]/[.L48])" office:value-type="float" office:value="185061" calcext:value-type="float">
            <text:p>185061</text:p>
          </table:table-cell>
          <table:table-cell table:formula="of:=([.E48]-[.B48])/1000" office:value-type="float" office:value="27.639" calcext:value-type="float">
            <text:p>27,639</text:p>
          </table:table-cell>
          <table:table-cell office:value-type="float" office:value="529" calcext:value-type="float">
            <text:p>529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904" calcext:value-type="float">
            <text:p>35904</text:p>
          </table:table-cell>
          <table:table-cell office:value-type="float" office:value="1612270491169" calcext:value-type="float">
            <text:p>1612270491169</text:p>
          </table:table-cell>
          <table:table-cell office:value-type="float" office:value="1612270491235" calcext:value-type="float">
            <text:p>1612270491235</text:p>
          </table:table-cell>
          <table:table-cell office:value-type="float" office:value="1612270517908" calcext:value-type="float">
            <text:p>1612270517908</text:p>
          </table:table-cell>
          <table:table-cell office:value-type="float" office:value="1612270518007" calcext:value-type="float">
            <text:p>1612270518007</text:p>
          </table:table-cell>
          <table:table-cell office:value-type="string" calcext:value-type="string">
            <text:p>1.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" calcext:value-type="float">
            <text:p>2</text:p>
          </table:table-cell>
          <table:table-cell table:formula="of:=([.C49]-[.B49])/1000" office:value-type="float" office:value="0.066" calcext:value-type="float">
            <text:p>0,066</text:p>
          </table:table-cell>
          <table:table-cell table:formula="of:=([.D49]-[.C49])/1000" office:value-type="float" office:value="26.673" calcext:value-type="float">
            <text:p>26,673</text:p>
          </table:table-cell>
          <table:table-cell table:formula="of:=INT([.G49]/[.J49])" office:value-type="float" office:value="187455" calcext:value-type="float">
            <text:p>187455</text:p>
          </table:table-cell>
          <table:table-cell table:formula="of:=([.E49]-[.C49])/1000" office:value-type="float" office:value="26.772" calcext:value-type="float">
            <text:p>26,772</text:p>
          </table:table-cell>
          <table:table-cell table:formula="of:=INT([.G49]/[.L49])" office:value-type="float" office:value="186762" calcext:value-type="float">
            <text:p>186762</text:p>
          </table:table-cell>
          <table:table-cell table:formula="of:=([.E49]-[.B49])/1000" office:value-type="float" office:value="26.838" calcext:value-type="float">
            <text:p>26,838</text:p>
          </table:table-cell>
          <table:table-cell office:value-type="float" office:value="561" calcext:value-type="float">
            <text:p>561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905" calcext:value-type="float">
            <text:p>35905</text:p>
          </table:table-cell>
          <table:table-cell office:value-type="float" office:value="1612270521179" calcext:value-type="float">
            <text:p>1612270521179</text:p>
          </table:table-cell>
          <table:table-cell office:value-type="float" office:value="1612270521460" calcext:value-type="float">
            <text:p>1612270521460</text:p>
          </table:table-cell>
          <table:table-cell office:value-type="float" office:value="1612270548122" calcext:value-type="float">
            <text:p>1612270548122</text:p>
          </table:table-cell>
          <table:table-cell office:value-type="float" office:value="1612270548221" calcext:value-type="float">
            <text:p>1612270548221</text:p>
          </table:table-cell>
          <table:table-cell office:value-type="string" calcext:value-type="string">
            <text:p>1.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" calcext:value-type="float">
            <text:p>2</text:p>
          </table:table-cell>
          <table:table-cell table:formula="of:=([.C50]-[.B50])/1000" office:value-type="float" office:value="0.281" calcext:value-type="float">
            <text:p>0,281</text:p>
          </table:table-cell>
          <table:table-cell table:formula="of:=([.D50]-[.C50])/1000" office:value-type="float" office:value="26.662" calcext:value-type="float">
            <text:p>26,662</text:p>
          </table:table-cell>
          <table:table-cell table:formula="of:=INT([.G50]/[.J50])" office:value-type="float" office:value="187532" calcext:value-type="float">
            <text:p>187532</text:p>
          </table:table-cell>
          <table:table-cell table:formula="of:=([.E50]-[.C50])/1000" office:value-type="float" office:value="26.761" calcext:value-type="float">
            <text:p>26,761</text:p>
          </table:table-cell>
          <table:table-cell table:formula="of:=INT([.G50]/[.L50])" office:value-type="float" office:value="186839" calcext:value-type="float">
            <text:p>186839</text:p>
          </table:table-cell>
          <table:table-cell table:formula="of:=([.E50]-[.B50])/1000" office:value-type="float" office:value="27.042" calcext:value-type="float">
            <text:p>27,042</text:p>
          </table:table-cell>
          <table:table-cell office:value-type="float" office:value="535" calcext:value-type="float">
            <text:p>535</text:p>
          </table:table-cell>
          <table:table-cell table:number-columns-repeated="1008"/>
          <table:table-cell table:style-name="ce2"/>
        </table:table-row>
        <table:table-row table:style-name="ro2">
          <table:table-cell office:value-type="float" office:value="35906" calcext:value-type="float">
            <text:p>35906</text:p>
          </table:table-cell>
          <table:table-cell office:value-type="float" office:value="1612270551191" calcext:value-type="float">
            <text:p>1612270551191</text:p>
          </table:table-cell>
          <table:table-cell office:value-type="float" office:value="1612270551665" calcext:value-type="float">
            <text:p>1612270551665</text:p>
          </table:table-cell>
          <table:table-cell office:value-type="float" office:value="1612270578287" calcext:value-type="float">
            <text:p>1612270578287</text:p>
          </table:table-cell>
          <table:table-cell office:value-type="float" office:value="1612270578395" calcext:value-type="float">
            <text:p>1612270578395</text:p>
          </table:table-cell>
          <table:table-cell office:value-type="string" calcext:value-type="string">
            <text:p>1.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" calcext:value-type="float">
            <text:p>2</text:p>
          </table:table-cell>
          <table:table-cell table:formula="of:=([.C51]-[.B51])/1000" office:value-type="float" office:value="0.474" calcext:value-type="float">
            <text:p>0,474</text:p>
          </table:table-cell>
          <table:table-cell table:formula="of:=([.D51]-[.C51])/1000" office:value-type="float" office:value="26.622" calcext:value-type="float">
            <text:p>26,622</text:p>
          </table:table-cell>
          <table:table-cell table:formula="of:=INT([.G51]/[.J51])" office:value-type="float" office:value="187814" calcext:value-type="float">
            <text:p>187814</text:p>
          </table:table-cell>
          <table:table-cell table:formula="of:=([.E51]-[.C51])/1000" office:value-type="float" office:value="26.73" calcext:value-type="float">
            <text:p>26,73</text:p>
          </table:table-cell>
          <table:table-cell table:formula="of:=INT([.G51]/[.L51])" office:value-type="float" office:value="187055" calcext:value-type="float">
            <text:p>187055</text:p>
          </table:table-cell>
          <table:table-cell table:formula="of:=([.E51]-[.B51])/1000" office:value-type="float" office:value="27.204" calcext:value-type="float">
            <text:p>27,204</text:p>
          </table:table-cell>
          <table:table-cell office:value-type="float" office:value="530" calcext:value-type="float">
            <text:p>530</text:p>
          </table:table-cell>
          <table:table-cell table:number-columns-repeated="1008"/>
          <table:table-cell table:style-name="ce2"/>
        </table:table-row>
        <table:table-row table:style-name="ro2">
          <table:table-cell table:style-name="Default" office:value-type="float" office:value="35907" calcext:value-type="float">
            <text:p>35907</text:p>
          </table:table-cell>
          <table:table-cell table:style-name="Default" office:value-type="float" office:value="1612270581229" calcext:value-type="float">
            <text:p>1612270581229</text:p>
          </table:table-cell>
          <table:table-cell table:style-name="Default" office:value-type="float" office:value="1612270581879" calcext:value-type="float">
            <text:p>1612270581879</text:p>
          </table:table-cell>
          <table:table-cell table:style-name="Default" office:value-type="float" office:value="1612270582171" calcext:value-type="float">
            <text:p>1612270582171</text:p>
          </table:table-cell>
          <table:table-cell table:style-name="Default" office:value-type="float" office:value="1612270582263" calcext:value-type="float">
            <text:p>1612270582263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([.C52]-[.B52])/1000" office:value-type="float" office:value="0.65" calcext:value-type="float">
            <text:p>0,65</text:p>
          </table:table-cell>
          <table:table-cell table:style-name="Default" table:formula="of:=([.D52]-[.C52])/1000" office:value-type="float" office:value="0.292" calcext:value-type="float">
            <text:p>0,292</text:p>
          </table:table-cell>
          <table:table-cell table:style-name="Default" table:formula="of:=INT([.G52]/[.J52])" office:value-type="float" office:value="171232" calcext:value-type="float">
            <text:p>171232</text:p>
          </table:table-cell>
          <table:table-cell table:style-name="Default" table:formula="of:=([.E52]-[.C52])/1000" office:value-type="float" office:value="0.384" calcext:value-type="float">
            <text:p>0,384</text:p>
          </table:table-cell>
          <table:table-cell table:style-name="Default" table:formula="of:=INT([.G52]/[.L52])" office:value-type="float" office:value="130208" calcext:value-type="float">
            <text:p>130208</text:p>
          </table:table-cell>
          <table:table-cell table:style-name="Default" table:formula="of:=([.E52]-[.B52])/1000" office:value-type="float" office:value="1.034" calcext:value-type="float">
            <text:p>1,034</text:p>
          </table:table-cell>
          <table:table-cell table:style-name="Default" office:value-type="float" office:value="275" calcext:value-type="float">
            <text:p>275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08" calcext:value-type="float">
            <text:p>35908</text:p>
          </table:table-cell>
          <table:table-cell table:style-name="Default" office:value-type="float" office:value="1612270611235" calcext:value-type="float">
            <text:p>1612270611235</text:p>
          </table:table-cell>
          <table:table-cell table:style-name="Default" office:value-type="float" office:value="1612270612094" calcext:value-type="float">
            <text:p>1612270612094</text:p>
          </table:table-cell>
          <table:table-cell table:style-name="Default" office:value-type="float" office:value="1612270612369" calcext:value-type="float">
            <text:p>1612270612369</text:p>
          </table:table-cell>
          <table:table-cell table:style-name="Default" office:value-type="float" office:value="1612270612467" calcext:value-type="float">
            <text:p>1612270612467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([.C53]-[.B53])/1000" office:value-type="float" office:value="0.859" calcext:value-type="float">
            <text:p>0,859</text:p>
          </table:table-cell>
          <table:table-cell table:style-name="Default" table:formula="of:=([.D53]-[.C53])/1000" office:value-type="float" office:value="0.275" calcext:value-type="float">
            <text:p>0,275</text:p>
          </table:table-cell>
          <table:table-cell table:style-name="Default" table:formula="of:=INT([.G53]/[.J53])" office:value-type="float" office:value="181818" calcext:value-type="float">
            <text:p>181818</text:p>
          </table:table-cell>
          <table:table-cell table:style-name="Default" table:formula="of:=([.E53]-[.C53])/1000" office:value-type="float" office:value="0.373" calcext:value-type="float">
            <text:p>0,373</text:p>
          </table:table-cell>
          <table:table-cell table:style-name="Default" table:formula="of:=INT([.G53]/[.L53])" office:value-type="float" office:value="134048" calcext:value-type="float">
            <text:p>134048</text:p>
          </table:table-cell>
          <table:table-cell table:style-name="Default" table:formula="of:=([.E53]-[.B53])/1000" office:value-type="float" office:value="1.232" calcext:value-type="float">
            <text:p>1,232</text:p>
          </table:table-cell>
          <table:table-cell table:style-name="Default" office:value-type="float" office:value="278" calcext:value-type="float">
            <text:p>278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09" calcext:value-type="float">
            <text:p>35909</text:p>
          </table:table-cell>
          <table:table-cell table:style-name="Default" office:value-type="float" office:value="1612270641241" calcext:value-type="float">
            <text:p>1612270641241</text:p>
          </table:table-cell>
          <table:table-cell table:style-name="Default" office:value-type="float" office:value="1612270641312" calcext:value-type="float">
            <text:p>1612270641312</text:p>
          </table:table-cell>
          <table:table-cell table:style-name="Default" office:value-type="float" office:value="1612270641637" calcext:value-type="float">
            <text:p>1612270641637</text:p>
          </table:table-cell>
          <table:table-cell table:style-name="Default" office:value-type="float" office:value="1612270641735" calcext:value-type="float">
            <text:p>1612270641735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([.C54]-[.B54])/1000" office:value-type="float" office:value="0.071" calcext:value-type="float">
            <text:p>0,071</text:p>
          </table:table-cell>
          <table:table-cell table:style-name="Default" table:formula="of:=([.D54]-[.C54])/1000" office:value-type="float" office:value="0.325" calcext:value-type="float">
            <text:p>0,325</text:p>
          </table:table-cell>
          <table:table-cell table:style-name="Default" table:formula="of:=INT([.G54]/[.J54])" office:value-type="float" office:value="153846" calcext:value-type="float">
            <text:p>153846</text:p>
          </table:table-cell>
          <table:table-cell table:style-name="Default" table:formula="of:=([.E54]-[.C54])/1000" office:value-type="float" office:value="0.423" calcext:value-type="float">
            <text:p>0,423</text:p>
          </table:table-cell>
          <table:table-cell table:style-name="Default" table:formula="of:=INT([.G54]/[.L54])" office:value-type="float" office:value="118203" calcext:value-type="float">
            <text:p>118203</text:p>
          </table:table-cell>
          <table:table-cell table:style-name="Default" table:formula="of:=([.E54]-[.B54])/1000" office:value-type="float" office:value="0.494" calcext:value-type="float">
            <text:p>0,494</text:p>
          </table:table-cell>
          <table:table-cell table:style-name="Default" office:value-type="float" office:value="275" calcext:value-type="float">
            <text:p>275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10" calcext:value-type="float">
            <text:p>35910</text:p>
          </table:table-cell>
          <table:table-cell table:style-name="Default" office:value-type="float" office:value="1612270671247" calcext:value-type="float">
            <text:p>1612270671247</text:p>
          </table:table-cell>
          <table:table-cell table:style-name="Default" office:value-type="float" office:value="1612270671583" calcext:value-type="float">
            <text:p>1612270671583</text:p>
          </table:table-cell>
          <table:table-cell table:style-name="Default" office:value-type="float" office:value="1612270671883" calcext:value-type="float">
            <text:p>1612270671883</text:p>
          </table:table-cell>
          <table:table-cell table:style-name="Default" office:value-type="float" office:value="1612270671982" calcext:value-type="float">
            <text:p>1612270671982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([.C55]-[.B55])/1000" office:value-type="float" office:value="0.336" calcext:value-type="float">
            <text:p>0,336</text:p>
          </table:table-cell>
          <table:table-cell table:style-name="Default" table:formula="of:=([.D55]-[.C55])/1000" office:value-type="float" office:value="0.3" calcext:value-type="float">
            <text:p>0,3</text:p>
          </table:table-cell>
          <table:table-cell table:style-name="Default" table:formula="of:=INT([.G55]/[.J55])" office:value-type="float" office:value="166666" calcext:value-type="float">
            <text:p>166666</text:p>
          </table:table-cell>
          <table:table-cell table:style-name="Default" table:formula="of:=([.E55]-[.C55])/1000" office:value-type="float" office:value="0.399" calcext:value-type="float">
            <text:p>0,399</text:p>
          </table:table-cell>
          <table:table-cell table:style-name="Default" table:formula="of:=INT([.G55]/[.L55])" office:value-type="float" office:value="125313" calcext:value-type="float">
            <text:p>125313</text:p>
          </table:table-cell>
          <table:table-cell table:style-name="Default" table:formula="of:=([.E55]-[.B55])/1000" office:value-type="float" office:value="0.735" calcext:value-type="float">
            <text:p>0,735</text:p>
          </table:table-cell>
          <table:table-cell table:style-name="Default" office:value-type="float" office:value="272" calcext:value-type="float">
            <text:p>272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11" calcext:value-type="float">
            <text:p>35911</text:p>
          </table:table-cell>
          <table:table-cell table:style-name="Default" office:value-type="float" office:value="1612270701253" calcext:value-type="float">
            <text:p>1612270701253</text:p>
          </table:table-cell>
          <table:table-cell table:style-name="Default" office:value-type="float" office:value="1612270701823" calcext:value-type="float">
            <text:p>1612270701823</text:p>
          </table:table-cell>
          <table:table-cell table:style-name="Default" office:value-type="float" office:value="1612270702098" calcext:value-type="float">
            <text:p>1612270702098</text:p>
          </table:table-cell>
          <table:table-cell table:style-name="Default" office:value-type="float" office:value="1612270702197" calcext:value-type="float">
            <text:p>1612270702197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([.C56]-[.B56])/1000" office:value-type="float" office:value="0.57" calcext:value-type="float">
            <text:p>0,57</text:p>
          </table:table-cell>
          <table:table-cell table:style-name="Default" table:formula="of:=([.D56]-[.C56])/1000" office:value-type="float" office:value="0.275" calcext:value-type="float">
            <text:p>0,275</text:p>
          </table:table-cell>
          <table:table-cell table:style-name="Default" table:formula="of:=INT([.G56]/[.J56])" office:value-type="float" office:value="181818" calcext:value-type="float">
            <text:p>181818</text:p>
          </table:table-cell>
          <table:table-cell table:style-name="Default" table:formula="of:=([.E56]-[.C56])/1000" office:value-type="float" office:value="0.374" calcext:value-type="float">
            <text:p>0,374</text:p>
          </table:table-cell>
          <table:table-cell table:style-name="Default" table:formula="of:=INT([.G56]/[.L56])" office:value-type="float" office:value="133689" calcext:value-type="float">
            <text:p>133689</text:p>
          </table:table-cell>
          <table:table-cell table:style-name="Default" table:formula="of:=([.E56]-[.B56])/1000" office:value-type="float" office:value="0.944" calcext:value-type="float">
            <text:p>0,944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12" calcext:value-type="float">
            <text:p>35912</text:p>
          </table:table-cell>
          <table:table-cell table:style-name="Default" office:value-type="float" office:value="1612270731259" calcext:value-type="float">
            <text:p>1612270731259</text:p>
          </table:table-cell>
          <table:table-cell table:style-name="Default" office:value-type="float" office:value="1612270732012" calcext:value-type="float">
            <text:p>1612270732012</text:p>
          </table:table-cell>
          <table:table-cell table:style-name="Default" office:value-type="float" office:value="1612270732436" calcext:value-type="float">
            <text:p>1612270732436</text:p>
          </table:table-cell>
          <table:table-cell table:style-name="Default" office:value-type="float" office:value="1612270732510" calcext:value-type="float">
            <text:p>1612270732510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([.C57]-[.B57])/1000" office:value-type="float" office:value="0.753" calcext:value-type="float">
            <text:p>0,753</text:p>
          </table:table-cell>
          <table:table-cell table:style-name="Default" table:formula="of:=([.D57]-[.C57])/1000" office:value-type="float" office:value="0.424" calcext:value-type="float">
            <text:p>0,424</text:p>
          </table:table-cell>
          <table:table-cell table:style-name="Default" table:formula="of:=INT([.G57]/[.J57])" office:value-type="float" office:value="117924" calcext:value-type="float">
            <text:p>117924</text:p>
          </table:table-cell>
          <table:table-cell table:style-name="Default" table:formula="of:=([.E57]-[.C57])/1000" office:value-type="float" office:value="0.498" calcext:value-type="float">
            <text:p>0,498</text:p>
          </table:table-cell>
          <table:table-cell table:style-name="Default" table:formula="of:=INT([.G57]/[.L57])" office:value-type="float" office:value="100401" calcext:value-type="float">
            <text:p>100401</text:p>
          </table:table-cell>
          <table:table-cell table:style-name="Default" table:formula="of:=([.E57]-[.B57])/1000" office:value-type="float" office:value="1.251" calcext:value-type="float">
            <text:p>1,251</text:p>
          </table:table-cell>
          <table:table-cell table:style-name="Default" office:value-type="float" office:value="304" calcext:value-type="float">
            <text:p>304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13" calcext:value-type="float">
            <text:p>35913</text:p>
          </table:table-cell>
          <table:table-cell table:style-name="Default" office:value-type="float" office:value="1612270761265" calcext:value-type="float">
            <text:p>1612270761265</text:p>
          </table:table-cell>
          <table:table-cell table:style-name="Default" office:value-type="float" office:value="1612270762251" calcext:value-type="float">
            <text:p>1612270762251</text:p>
          </table:table-cell>
          <table:table-cell table:style-name="Default" office:value-type="float" office:value="1612270762675" calcext:value-type="float">
            <text:p>1612270762675</text:p>
          </table:table-cell>
          <table:table-cell table:style-name="Default" office:value-type="float" office:value="1612270762750" calcext:value-type="float">
            <text:p>1612270762750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([.C58]-[.B58])/1000" office:value-type="float" office:value="0.986" calcext:value-type="float">
            <text:p>0,986</text:p>
          </table:table-cell>
          <table:table-cell table:style-name="Default" table:formula="of:=([.D58]-[.C58])/1000" office:value-type="float" office:value="0.424" calcext:value-type="float">
            <text:p>0,424</text:p>
          </table:table-cell>
          <table:table-cell table:style-name="Default" table:formula="of:=INT([.G58]/[.J58])" office:value-type="float" office:value="117924" calcext:value-type="float">
            <text:p>117924</text:p>
          </table:table-cell>
          <table:table-cell table:style-name="Default" table:formula="of:=([.E58]-[.C58])/1000" office:value-type="float" office:value="0.499" calcext:value-type="float">
            <text:p>0,499</text:p>
          </table:table-cell>
          <table:table-cell table:style-name="Default" table:formula="of:=INT([.G58]/[.L58])" office:value-type="float" office:value="100200" calcext:value-type="float">
            <text:p>100200</text:p>
          </table:table-cell>
          <table:table-cell table:style-name="Default" table:formula="of:=([.E58]-[.B58])/1000" office:value-type="float" office:value="1.485" calcext:value-type="float">
            <text:p>1,485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14" calcext:value-type="float">
            <text:p>35914</text:p>
          </table:table-cell>
          <table:table-cell table:style-name="Default" office:value-type="float" office:value="1612270791271" calcext:value-type="float">
            <text:p>1612270791271</text:p>
          </table:table-cell>
          <table:table-cell table:style-name="Default" office:value-type="float" office:value="1612270791486" calcext:value-type="float">
            <text:p>1612270791486</text:p>
          </table:table-cell>
          <table:table-cell table:style-name="Default" office:value-type="float" office:value="1612270791900" calcext:value-type="float">
            <text:p>1612270791900</text:p>
          </table:table-cell>
          <table:table-cell table:style-name="Default" office:value-type="float" office:value="1612270791975" calcext:value-type="float">
            <text:p>1612270791975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([.C59]-[.B59])/1000" office:value-type="float" office:value="0.215" calcext:value-type="float">
            <text:p>0,215</text:p>
          </table:table-cell>
          <table:table-cell table:style-name="Default" table:formula="of:=([.D59]-[.C59])/1000" office:value-type="float" office:value="0.414" calcext:value-type="float">
            <text:p>0,414</text:p>
          </table:table-cell>
          <table:table-cell table:style-name="Default" table:formula="of:=INT([.G59]/[.J59])" office:value-type="float" office:value="120772" calcext:value-type="float">
            <text:p>120772</text:p>
          </table:table-cell>
          <table:table-cell table:style-name="Default" table:formula="of:=([.E59]-[.C59])/1000" office:value-type="float" office:value="0.489" calcext:value-type="float">
            <text:p>0,489</text:p>
          </table:table-cell>
          <table:table-cell table:style-name="Default" table:formula="of:=INT([.G59]/[.L59])" office:value-type="float" office:value="102249" calcext:value-type="float">
            <text:p>102249</text:p>
          </table:table-cell>
          <table:table-cell table:style-name="Default" table:formula="of:=([.E59]-[.B59])/1000" office:value-type="float" office:value="0.704" calcext:value-type="float">
            <text:p>0,704</text:p>
          </table:table-cell>
          <table:table-cell table:style-name="Default" office:value-type="float" office:value="307" calcext:value-type="float">
            <text:p>307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15" calcext:value-type="float">
            <text:p>35915</text:p>
          </table:table-cell>
          <table:table-cell table:style-name="Default" office:value-type="float" office:value="1612270821276" calcext:value-type="float">
            <text:p>1612270821276</text:p>
          </table:table-cell>
          <table:table-cell table:style-name="Default" office:value-type="float" office:value="1612270821718" calcext:value-type="float">
            <text:p>1612270821718</text:p>
          </table:table-cell>
          <table:table-cell table:style-name="Default" office:value-type="float" office:value="1612270822165" calcext:value-type="float">
            <text:p>1612270822165</text:p>
          </table:table-cell>
          <table:table-cell table:style-name="Default" office:value-type="float" office:value="1612270822240" calcext:value-type="float">
            <text:p>1612270822240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([.C60]-[.B60])/1000" office:value-type="float" office:value="0.442" calcext:value-type="float">
            <text:p>0,442</text:p>
          </table:table-cell>
          <table:table-cell table:style-name="Default" table:formula="of:=([.D60]-[.C60])/1000" office:value-type="float" office:value="0.447" calcext:value-type="float">
            <text:p>0,447</text:p>
          </table:table-cell>
          <table:table-cell table:style-name="Default" table:formula="of:=INT([.G60]/[.J60])" office:value-type="float" office:value="111856" calcext:value-type="float">
            <text:p>111856</text:p>
          </table:table-cell>
          <table:table-cell table:style-name="Default" table:formula="of:=([.E60]-[.C60])/1000" office:value-type="float" office:value="0.522" calcext:value-type="float">
            <text:p>0,522</text:p>
          </table:table-cell>
          <table:table-cell table:style-name="Default" table:formula="of:=INT([.G60]/[.L60])" office:value-type="float" office:value="95785" calcext:value-type="float">
            <text:p>95785</text:p>
          </table:table-cell>
          <table:table-cell table:style-name="Default" table:formula="of:=([.E60]-[.B60])/1000" office:value-type="float" office:value="0.964" calcext:value-type="float">
            <text:p>0,964</text:p>
          </table:table-cell>
          <table:table-cell table:style-name="Default" office:value-type="float" office:value="323" calcext:value-type="float">
            <text:p>323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16" calcext:value-type="float">
            <text:p>35916</text:p>
          </table:table-cell>
          <table:table-cell table:style-name="Default" office:value-type="float" office:value="1612270851282" calcext:value-type="float">
            <text:p>1612270851282</text:p>
          </table:table-cell>
          <table:table-cell table:style-name="Default" office:value-type="float" office:value="1612270851941" calcext:value-type="float">
            <text:p>1612270851941</text:p>
          </table:table-cell>
          <table:table-cell table:style-name="Default" office:value-type="float" office:value="1612270852347" calcext:value-type="float">
            <text:p>1612270852347</text:p>
          </table:table-cell>
          <table:table-cell table:style-name="Default" office:value-type="float" office:value="1612270852421" calcext:value-type="float">
            <text:p>1612270852421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([.C61]-[.B61])/1000" office:value-type="float" office:value="0.659" calcext:value-type="float">
            <text:p>0,659</text:p>
          </table:table-cell>
          <table:table-cell table:style-name="Default" table:formula="of:=([.D61]-[.C61])/1000" office:value-type="float" office:value="0.406" calcext:value-type="float">
            <text:p>0,406</text:p>
          </table:table-cell>
          <table:table-cell table:style-name="Default" table:formula="of:=INT([.G61]/[.J61])" office:value-type="float" office:value="123152" calcext:value-type="float">
            <text:p>123152</text:p>
          </table:table-cell>
          <table:table-cell table:style-name="Default" table:formula="of:=([.E61]-[.C61])/1000" office:value-type="float" office:value="0.48" calcext:value-type="float">
            <text:p>0,48</text:p>
          </table:table-cell>
          <table:table-cell table:style-name="Default" table:formula="of:=INT([.G61]/[.L61])" office:value-type="float" office:value="104166" calcext:value-type="float">
            <text:p>104166</text:p>
          </table:table-cell>
          <table:table-cell table:style-name="Default" table:formula="of:=([.E61]-[.B61])/1000" office:value-type="float" office:value="1.139" calcext:value-type="float">
            <text:p>1,139</text:p>
          </table:table-cell>
          <table:table-cell table:style-name="Default" office:value-type="float" office:value="304" calcext:value-type="float">
            <text:p>304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17" calcext:value-type="float">
            <text:p>35917</text:p>
          </table:table-cell>
          <table:table-cell table:style-name="Default" office:value-type="float" office:value="1612270881289" calcext:value-type="float">
            <text:p>1612270881289</text:p>
          </table:table-cell>
          <table:table-cell table:style-name="Default" office:value-type="float" office:value="1612270882164" calcext:value-type="float">
            <text:p>1612270882164</text:p>
          </table:table-cell>
          <table:table-cell table:style-name="Default" office:value-type="float" office:value="1612270882579" calcext:value-type="float">
            <text:p>1612270882579</text:p>
          </table:table-cell>
          <table:table-cell table:style-name="Default" office:value-type="float" office:value="1612270882669" calcext:value-type="float">
            <text:p>1612270882669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([.C62]-[.B62])/1000" office:value-type="float" office:value="0.875" calcext:value-type="float">
            <text:p>0,875</text:p>
          </table:table-cell>
          <table:table-cell table:style-name="Default" table:formula="of:=([.D62]-[.C62])/1000" office:value-type="float" office:value="0.415" calcext:value-type="float">
            <text:p>0,415</text:p>
          </table:table-cell>
          <table:table-cell table:style-name="Default" table:formula="of:=INT([.G62]/[.J62])" office:value-type="float" office:value="240963" calcext:value-type="float">
            <text:p>240963</text:p>
          </table:table-cell>
          <table:table-cell table:style-name="Default" table:formula="of:=([.E62]-[.C62])/1000" office:value-type="float" office:value="0.505" calcext:value-type="float">
            <text:p>0,505</text:p>
          </table:table-cell>
          <table:table-cell table:style-name="Default" table:formula="of:=INT([.G62]/[.L62])" office:value-type="float" office:value="198019" calcext:value-type="float">
            <text:p>198019</text:p>
          </table:table-cell>
          <table:table-cell table:style-name="Default" table:formula="of:=([.E62]-[.B62])/1000" office:value-type="float" office:value="1.38" calcext:value-type="float">
            <text:p>1,38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18" calcext:value-type="float">
            <text:p>35918</text:p>
          </table:table-cell>
          <table:table-cell table:style-name="Default" office:value-type="float" office:value="1612270911295" calcext:value-type="float">
            <text:p>1612270911295</text:p>
          </table:table-cell>
          <table:table-cell table:style-name="Default" office:value-type="float" office:value="1612270911407" calcext:value-type="float">
            <text:p>1612270911407</text:p>
          </table:table-cell>
          <table:table-cell table:style-name="Default" office:value-type="float" office:value="1612270911814" calcext:value-type="float">
            <text:p>1612270911814</text:p>
          </table:table-cell>
          <table:table-cell table:style-name="Default" office:value-type="float" office:value="1612270911904" calcext:value-type="float">
            <text:p>1612270911904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([.C63]-[.B63])/1000" office:value-type="float" office:value="0.112" calcext:value-type="float">
            <text:p>0,112</text:p>
          </table:table-cell>
          <table:table-cell table:style-name="Default" table:formula="of:=([.D63]-[.C63])/1000" office:value-type="float" office:value="0.407" calcext:value-type="float">
            <text:p>0,407</text:p>
          </table:table-cell>
          <table:table-cell table:style-name="Default" table:formula="of:=INT([.G63]/[.J63])" office:value-type="float" office:value="245700" calcext:value-type="float">
            <text:p>245700</text:p>
          </table:table-cell>
          <table:table-cell table:style-name="Default" table:formula="of:=([.E63]-[.C63])/1000" office:value-type="float" office:value="0.497" calcext:value-type="float">
            <text:p>0,497</text:p>
          </table:table-cell>
          <table:table-cell table:style-name="Default" table:formula="of:=INT([.G63]/[.L63])" office:value-type="float" office:value="201207" calcext:value-type="float">
            <text:p>201207</text:p>
          </table:table-cell>
          <table:table-cell table:style-name="Default" table:formula="of:=([.E63]-[.B63])/1000" office:value-type="float" office:value="0.609" calcext:value-type="float">
            <text:p>0,609</text:p>
          </table:table-cell>
          <table:table-cell table:style-name="Default" office:value-type="float" office:value="274" calcext:value-type="float">
            <text:p>274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19" calcext:value-type="float">
            <text:p>35919</text:p>
          </table:table-cell>
          <table:table-cell table:style-name="Default" office:value-type="float" office:value="1612270941301" calcext:value-type="float">
            <text:p>1612270941301</text:p>
          </table:table-cell>
          <table:table-cell table:style-name="Default" office:value-type="float" office:value="1612270941622" calcext:value-type="float">
            <text:p>1612270941622</text:p>
          </table:table-cell>
          <table:table-cell table:style-name="Default" office:value-type="float" office:value="1612270942029" calcext:value-type="float">
            <text:p>1612270942029</text:p>
          </table:table-cell>
          <table:table-cell table:style-name="Default" office:value-type="float" office:value="1612270942120" calcext:value-type="float">
            <text:p>1612270942120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([.C64]-[.B64])/1000" office:value-type="float" office:value="0.321" calcext:value-type="float">
            <text:p>0,321</text:p>
          </table:table-cell>
          <table:table-cell table:style-name="Default" table:formula="of:=([.D64]-[.C64])/1000" office:value-type="float" office:value="0.407" calcext:value-type="float">
            <text:p>0,407</text:p>
          </table:table-cell>
          <table:table-cell table:style-name="Default" table:formula="of:=INT([.G64]/[.J64])" office:value-type="float" office:value="245700" calcext:value-type="float">
            <text:p>245700</text:p>
          </table:table-cell>
          <table:table-cell table:style-name="Default" table:formula="of:=([.E64]-[.C64])/1000" office:value-type="float" office:value="0.498" calcext:value-type="float">
            <text:p>0,498</text:p>
          </table:table-cell>
          <table:table-cell table:style-name="Default" table:formula="of:=INT([.G64]/[.L64])" office:value-type="float" office:value="200803" calcext:value-type="float">
            <text:p>200803</text:p>
          </table:table-cell>
          <table:table-cell table:style-name="Default" table:formula="of:=([.E64]-[.B64])/1000" office:value-type="float" office:value="0.819" calcext:value-type="float">
            <text:p>0,819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20" calcext:value-type="float">
            <text:p>35920</text:p>
          </table:table-cell>
          <table:table-cell table:style-name="Default" office:value-type="float" office:value="1612270971307" calcext:value-type="float">
            <text:p>1612270971307</text:p>
          </table:table-cell>
          <table:table-cell table:style-name="Default" office:value-type="float" office:value="1612270971844" calcext:value-type="float">
            <text:p>1612270971844</text:p>
          </table:table-cell>
          <table:table-cell table:style-name="Default" office:value-type="float" office:value="1612270972252" calcext:value-type="float">
            <text:p>1612270972252</text:p>
          </table:table-cell>
          <table:table-cell table:style-name="Default" office:value-type="float" office:value="1612270972343" calcext:value-type="float">
            <text:p>1612270972343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([.C65]-[.B65])/1000" office:value-type="float" office:value="0.537" calcext:value-type="float">
            <text:p>0,537</text:p>
          </table:table-cell>
          <table:table-cell table:style-name="Default" table:formula="of:=([.D65]-[.C65])/1000" office:value-type="float" office:value="0.408" calcext:value-type="float">
            <text:p>0,408</text:p>
          </table:table-cell>
          <table:table-cell table:style-name="Default" table:formula="of:=INT([.G65]/[.J65])" office:value-type="float" office:value="245098" calcext:value-type="float">
            <text:p>245098</text:p>
          </table:table-cell>
          <table:table-cell table:style-name="Default" table:formula="of:=([.E65]-[.C65])/1000" office:value-type="float" office:value="0.499" calcext:value-type="float">
            <text:p>0,499</text:p>
          </table:table-cell>
          <table:table-cell table:style-name="Default" table:formula="of:=INT([.G65]/[.L65])" office:value-type="float" office:value="200400" calcext:value-type="float">
            <text:p>200400</text:p>
          </table:table-cell>
          <table:table-cell table:style-name="Default" table:formula="of:=([.E65]-[.B65])/1000" office:value-type="float" office:value="1.036" calcext:value-type="float">
            <text:p>1,036</text:p>
          </table:table-cell>
          <table:table-cell table:style-name="Default" office:value-type="float" office:value="275" calcext:value-type="float">
            <text:p>275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21" calcext:value-type="float">
            <text:p>35921</text:p>
          </table:table-cell>
          <table:table-cell table:style-name="Default" office:value-type="float" office:value="1612271001312" calcext:value-type="float">
            <text:p>1612271001312</text:p>
          </table:table-cell>
          <table:table-cell table:style-name="Default" office:value-type="float" office:value="1612271002059" calcext:value-type="float">
            <text:p>1612271002059</text:p>
          </table:table-cell>
          <table:table-cell table:style-name="Default" office:value-type="float" office:value="1612271002467" calcext:value-type="float">
            <text:p>1612271002467</text:p>
          </table:table-cell>
          <table:table-cell table:style-name="Default" office:value-type="float" office:value="1612271002582" calcext:value-type="float">
            <text:p>1612271002582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([.C66]-[.B66])/1000" office:value-type="float" office:value="0.747" calcext:value-type="float">
            <text:p>0,747</text:p>
          </table:table-cell>
          <table:table-cell table:style-name="Default" table:formula="of:=([.D66]-[.C66])/1000" office:value-type="float" office:value="0.408" calcext:value-type="float">
            <text:p>0,408</text:p>
          </table:table-cell>
          <table:table-cell table:style-name="Default" table:formula="of:=INT([.G66]/[.J66])" office:value-type="float" office:value="245098" calcext:value-type="float">
            <text:p>245098</text:p>
          </table:table-cell>
          <table:table-cell table:style-name="Default" table:formula="of:=([.E66]-[.C66])/1000" office:value-type="float" office:value="0.523" calcext:value-type="float">
            <text:p>0,523</text:p>
          </table:table-cell>
          <table:table-cell table:style-name="Default" table:formula="of:=INT([.G66]/[.L66])" office:value-type="float" office:value="191204" calcext:value-type="float">
            <text:p>191204</text:p>
          </table:table-cell>
          <table:table-cell table:style-name="Default" table:formula="of:=([.E66]-[.B66])/1000" office:value-type="float" office:value="1.27" calcext:value-type="float">
            <text:p>1,27</text:p>
          </table:table-cell>
          <table:table-cell table:style-name="Default" office:value-type="float" office:value="274" calcext:value-type="float">
            <text:p>274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22" calcext:value-type="float">
            <text:p>35922</text:p>
          </table:table-cell>
          <table:table-cell table:style-name="Default" office:value-type="float" office:value="1612271031319" calcext:value-type="float">
            <text:p>1612271031319</text:p>
          </table:table-cell>
          <table:table-cell table:style-name="Default" office:value-type="float" office:value="1612271032274" calcext:value-type="float">
            <text:p>1612271032274</text:p>
          </table:table-cell>
          <table:table-cell table:style-name="Default" office:value-type="float" office:value="1612271032812" calcext:value-type="float">
            <text:p>1612271032812</text:p>
          </table:table-cell>
          <table:table-cell table:style-name="Default" office:value-type="float" office:value="1612271032896" calcext:value-type="float">
            <text:p>1612271032896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([.C67]-[.B67])/1000" office:value-type="float" office:value="0.955" calcext:value-type="float">
            <text:p>0,955</text:p>
          </table:table-cell>
          <table:table-cell table:style-name="Default" table:formula="of:=([.D67]-[.C67])/1000" office:value-type="float" office:value="0.538" calcext:value-type="float">
            <text:p>0,538</text:p>
          </table:table-cell>
          <table:table-cell table:style-name="Default" table:formula="of:=INT([.G67]/[.J67])" office:value-type="float" office:value="185873" calcext:value-type="float">
            <text:p>185873</text:p>
          </table:table-cell>
          <table:table-cell table:style-name="Default" table:formula="of:=([.E67]-[.C67])/1000" office:value-type="float" office:value="0.622" calcext:value-type="float">
            <text:p>0,622</text:p>
          </table:table-cell>
          <table:table-cell table:style-name="Default" table:formula="of:=INT([.G67]/[.L67])" office:value-type="float" office:value="160771" calcext:value-type="float">
            <text:p>160771</text:p>
          </table:table-cell>
          <table:table-cell table:style-name="Default" table:formula="of:=([.E67]-[.B67])/1000" office:value-type="float" office:value="1.577" calcext:value-type="float">
            <text:p>1,577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23" calcext:value-type="float">
            <text:p>35923</text:p>
          </table:table-cell>
          <table:table-cell table:style-name="Default" office:value-type="float" office:value="1612271061324" calcext:value-type="float">
            <text:p>1612271061324</text:p>
          </table:table-cell>
          <table:table-cell table:style-name="Default" office:value-type="float" office:value="1612271061493" calcext:value-type="float">
            <text:p>1612271061493</text:p>
          </table:table-cell>
          <table:table-cell table:style-name="Default" office:value-type="float" office:value="1612271062039" calcext:value-type="float">
            <text:p>1612271062039</text:p>
          </table:table-cell>
          <table:table-cell table:style-name="Default" office:value-type="float" office:value="1612271062113" calcext:value-type="float">
            <text:p>1612271062113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([.C68]-[.B68])/1000" office:value-type="float" office:value="0.169" calcext:value-type="float">
            <text:p>0,169</text:p>
          </table:table-cell>
          <table:table-cell table:style-name="Default" table:formula="of:=([.D68]-[.C68])/1000" office:value-type="float" office:value="0.546" calcext:value-type="float">
            <text:p>0,546</text:p>
          </table:table-cell>
          <table:table-cell table:style-name="Default" table:formula="of:=INT([.G68]/[.J68])" office:value-type="float" office:value="183150" calcext:value-type="float">
            <text:p>183150</text:p>
          </table:table-cell>
          <table:table-cell table:style-name="Default" table:formula="of:=([.E68]-[.C68])/1000" office:value-type="float" office:value="0.62" calcext:value-type="float">
            <text:p>0,62</text:p>
          </table:table-cell>
          <table:table-cell table:style-name="Default" table:formula="of:=INT([.G68]/[.L68])" office:value-type="float" office:value="161290" calcext:value-type="float">
            <text:p>161290</text:p>
          </table:table-cell>
          <table:table-cell table:style-name="Default" table:formula="of:=([.E68]-[.B68])/1000" office:value-type="float" office:value="0.789" calcext:value-type="float">
            <text:p>0,789</text:p>
          </table:table-cell>
          <table:table-cell table:style-name="Default" office:value-type="float" office:value="299" calcext:value-type="float">
            <text:p>299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24" calcext:value-type="float">
            <text:p>35924</text:p>
          </table:table-cell>
          <table:table-cell table:style-name="Default" office:value-type="float" office:value="1612271091330" calcext:value-type="float">
            <text:p>1612271091330</text:p>
          </table:table-cell>
          <table:table-cell table:style-name="Default" office:value-type="float" office:value="1612271091724" calcext:value-type="float">
            <text:p>1612271091724</text:p>
          </table:table-cell>
          <table:table-cell table:style-name="Default" office:value-type="float" office:value="1612271092245" calcext:value-type="float">
            <text:p>1612271092245</text:p>
          </table:table-cell>
          <table:table-cell table:style-name="Default" office:value-type="float" office:value="1612271092320" calcext:value-type="float">
            <text:p>1612271092320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([.C69]-[.B69])/1000" office:value-type="float" office:value="0.394" calcext:value-type="float">
            <text:p>0,394</text:p>
          </table:table-cell>
          <table:table-cell table:style-name="Default" table:formula="of:=([.D69]-[.C69])/1000" office:value-type="float" office:value="0.521" calcext:value-type="float">
            <text:p>0,521</text:p>
          </table:table-cell>
          <table:table-cell table:style-name="Default" table:formula="of:=INT([.G69]/[.J69])" office:value-type="float" office:value="191938" calcext:value-type="float">
            <text:p>191938</text:p>
          </table:table-cell>
          <table:table-cell table:style-name="Default" table:formula="of:=([.E69]-[.C69])/1000" office:value-type="float" office:value="0.596" calcext:value-type="float">
            <text:p>0,596</text:p>
          </table:table-cell>
          <table:table-cell table:style-name="Default" table:formula="of:=INT([.G69]/[.L69])" office:value-type="float" office:value="167785" calcext:value-type="float">
            <text:p>167785</text:p>
          </table:table-cell>
          <table:table-cell table:style-name="Default" table:formula="of:=([.E69]-[.B69])/1000" office:value-type="float" office:value="0.99" calcext:value-type="float">
            <text:p>0,99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25" calcext:value-type="float">
            <text:p>35925</text:p>
          </table:table-cell>
          <table:table-cell table:style-name="Default" office:value-type="float" office:value="1612271121336" calcext:value-type="float">
            <text:p>1612271121336</text:p>
          </table:table-cell>
          <table:table-cell table:style-name="Default" office:value-type="float" office:value="1612271121906" calcext:value-type="float">
            <text:p>1612271121906</text:p>
          </table:table-cell>
          <table:table-cell table:style-name="Default" office:value-type="float" office:value="1612271122419" calcext:value-type="float">
            <text:p>1612271122419</text:p>
          </table:table-cell>
          <table:table-cell table:style-name="Default" office:value-type="float" office:value="1612271122518" calcext:value-type="float">
            <text:p>1612271122518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([.C70]-[.B70])/1000" office:value-type="float" office:value="0.57" calcext:value-type="float">
            <text:p>0,57</text:p>
          </table:table-cell>
          <table:table-cell table:style-name="Default" table:formula="of:=([.D70]-[.C70])/1000" office:value-type="float" office:value="0.513" calcext:value-type="float">
            <text:p>0,513</text:p>
          </table:table-cell>
          <table:table-cell table:style-name="Default" table:formula="of:=INT([.G70]/[.J70])" office:value-type="float" office:value="194931" calcext:value-type="float">
            <text:p>194931</text:p>
          </table:table-cell>
          <table:table-cell table:style-name="Default" table:formula="of:=([.E70]-[.C70])/1000" office:value-type="float" office:value="0.612" calcext:value-type="float">
            <text:p>0,612</text:p>
          </table:table-cell>
          <table:table-cell table:style-name="Default" table:formula="of:=INT([.G70]/[.L70])" office:value-type="float" office:value="163398" calcext:value-type="float">
            <text:p>163398</text:p>
          </table:table-cell>
          <table:table-cell table:style-name="Default" table:formula="of:=([.E70]-[.B70])/1000" office:value-type="float" office:value="1.182" calcext:value-type="float">
            <text:p>1,182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26" calcext:value-type="float">
            <text:p>35926</text:p>
          </table:table-cell>
          <table:table-cell table:style-name="Default" office:value-type="float" office:value="1612271151342" calcext:value-type="float">
            <text:p>1612271151342</text:p>
          </table:table-cell>
          <table:table-cell table:style-name="Default" office:value-type="float" office:value="1612271152088" calcext:value-type="float">
            <text:p>1612271152088</text:p>
          </table:table-cell>
          <table:table-cell table:style-name="Default" office:value-type="float" office:value="1612271152617" calcext:value-type="float">
            <text:p>1612271152617</text:p>
          </table:table-cell>
          <table:table-cell table:style-name="Default" office:value-type="float" office:value="1612271152708" calcext:value-type="float">
            <text:p>1612271152708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([.C71]-[.B71])/1000" office:value-type="float" office:value="0.746" calcext:value-type="float">
            <text:p>0,746</text:p>
          </table:table-cell>
          <table:table-cell table:style-name="Default" table:formula="of:=([.D71]-[.C71])/1000" office:value-type="float" office:value="0.529" calcext:value-type="float">
            <text:p>0,529</text:p>
          </table:table-cell>
          <table:table-cell table:style-name="Default" table:formula="of:=INT([.G71]/[.J71])" office:value-type="float" office:value="189035" calcext:value-type="float">
            <text:p>189035</text:p>
          </table:table-cell>
          <table:table-cell table:style-name="Default" table:formula="of:=([.E71]-[.C71])/1000" office:value-type="float" office:value="0.62" calcext:value-type="float">
            <text:p>0,62</text:p>
          </table:table-cell>
          <table:table-cell table:style-name="Default" table:formula="of:=INT([.G71]/[.L71])" office:value-type="float" office:value="161290" calcext:value-type="float">
            <text:p>161290</text:p>
          </table:table-cell>
          <table:table-cell table:style-name="Default" table:formula="of:=([.E71]-[.B71])/1000" office:value-type="float" office:value="1.366" calcext:value-type="float">
            <text:p>1,366</text:p>
          </table:table-cell>
          <table:table-cell table:style-name="Default" office:value-type="float" office:value="313" calcext:value-type="float">
            <text:p>313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27" calcext:value-type="float">
            <text:p>35927</text:p>
          </table:table-cell>
          <table:table-cell table:style-name="Default" office:value-type="float" office:value="1612271181349" calcext:value-type="float">
            <text:p>1612271181349</text:p>
          </table:table-cell>
          <table:table-cell table:style-name="Default" office:value-type="float" office:value="1612271182276" calcext:value-type="float">
            <text:p>1612271182276</text:p>
          </table:table-cell>
          <table:table-cell table:style-name="Default" office:value-type="float" office:value="1612271183664" calcext:value-type="float">
            <text:p>1612271183664</text:p>
          </table:table-cell>
          <table:table-cell table:style-name="Default" office:value-type="float" office:value="1612271183780" calcext:value-type="float">
            <text:p>1612271183780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([.C72]-[.B72])/1000" office:value-type="float" office:value="0.927" calcext:value-type="float">
            <text:p>0,927</text:p>
          </table:table-cell>
          <table:table-cell table:style-name="Default" table:formula="of:=([.D72]-[.C72])/1000" office:value-type="float" office:value="1.388" calcext:value-type="float">
            <text:p>1,388</text:p>
          </table:table-cell>
          <table:table-cell table:style-name="Default" table:formula="of:=INT([.G72]/[.J72])" office:value-type="float" office:value="360230" calcext:value-type="float">
            <text:p>360230</text:p>
          </table:table-cell>
          <table:table-cell table:style-name="Default" table:formula="of:=([.E72]-[.C72])/1000" office:value-type="float" office:value="1.504" calcext:value-type="float">
            <text:p>1,504</text:p>
          </table:table-cell>
          <table:table-cell table:style-name="Default" table:formula="of:=INT([.G72]/[.L72])" office:value-type="float" office:value="332446" calcext:value-type="float">
            <text:p>332446</text:p>
          </table:table-cell>
          <table:table-cell table:style-name="Default" table:formula="of:=([.E72]-[.B72])/1000" office:value-type="float" office:value="2.431" calcext:value-type="float">
            <text:p>2,431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28" calcext:value-type="float">
            <text:p>35928</text:p>
          </table:table-cell>
          <table:table-cell table:style-name="Default" office:value-type="float" office:value="1612271211354" calcext:value-type="float">
            <text:p>1612271211354</text:p>
          </table:table-cell>
          <table:table-cell table:style-name="Default" office:value-type="float" office:value="1612271211486" calcext:value-type="float">
            <text:p>1612271211486</text:p>
          </table:table-cell>
          <table:table-cell table:style-name="Default" office:value-type="float" office:value="1612271212874" calcext:value-type="float">
            <text:p>1612271212874</text:p>
          </table:table-cell>
          <table:table-cell table:style-name="Default" office:value-type="float" office:value="1612271212990" calcext:value-type="float">
            <text:p>1612271212990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([.C73]-[.B73])/1000" office:value-type="float" office:value="0.132" calcext:value-type="float">
            <text:p>0,132</text:p>
          </table:table-cell>
          <table:table-cell table:style-name="Default" table:formula="of:=([.D73]-[.C73])/1000" office:value-type="float" office:value="1.388" calcext:value-type="float">
            <text:p>1,388</text:p>
          </table:table-cell>
          <table:table-cell table:style-name="Default" table:formula="of:=INT([.G73]/[.J73])" office:value-type="float" office:value="360230" calcext:value-type="float">
            <text:p>360230</text:p>
          </table:table-cell>
          <table:table-cell table:style-name="Default" table:formula="of:=([.E73]-[.C73])/1000" office:value-type="float" office:value="1.504" calcext:value-type="float">
            <text:p>1,504</text:p>
          </table:table-cell>
          <table:table-cell table:style-name="Default" table:formula="of:=INT([.G73]/[.L73])" office:value-type="float" office:value="332446" calcext:value-type="float">
            <text:p>332446</text:p>
          </table:table-cell>
          <table:table-cell table:style-name="Default" table:formula="of:=([.E73]-[.B73])/1000" office:value-type="float" office:value="1.636" calcext:value-type="float">
            <text:p>1,636</text:p>
          </table:table-cell>
          <table:table-cell table:style-name="Default" office:value-type="float" office:value="272" calcext:value-type="float">
            <text:p>272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29" calcext:value-type="float">
            <text:p>35929</text:p>
          </table:table-cell>
          <table:table-cell table:style-name="Default" office:value-type="float" office:value="1612271241360" calcext:value-type="float">
            <text:p>1612271241360</text:p>
          </table:table-cell>
          <table:table-cell table:style-name="Default" office:value-type="float" office:value="1612271241702" calcext:value-type="float">
            <text:p>1612271241702</text:p>
          </table:table-cell>
          <table:table-cell table:style-name="Default" office:value-type="float" office:value="1612271243098" calcext:value-type="float">
            <text:p>1612271243098</text:p>
          </table:table-cell>
          <table:table-cell table:style-name="Default" office:value-type="float" office:value="1612271243213" calcext:value-type="float">
            <text:p>1612271243213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([.C74]-[.B74])/1000" office:value-type="float" office:value="0.342" calcext:value-type="float">
            <text:p>0,342</text:p>
          </table:table-cell>
          <table:table-cell table:style-name="Default" table:formula="of:=([.D74]-[.C74])/1000" office:value-type="float" office:value="1.396" calcext:value-type="float">
            <text:p>1,396</text:p>
          </table:table-cell>
          <table:table-cell table:style-name="Default" table:formula="of:=INT([.G74]/[.J74])" office:value-type="float" office:value="358166" calcext:value-type="float">
            <text:p>358166</text:p>
          </table:table-cell>
          <table:table-cell table:style-name="Default" table:formula="of:=([.E74]-[.C74])/1000" office:value-type="float" office:value="1.511" calcext:value-type="float">
            <text:p>1,511</text:p>
          </table:table-cell>
          <table:table-cell table:style-name="Default" table:formula="of:=INT([.G74]/[.L74])" office:value-type="float" office:value="330906" calcext:value-type="float">
            <text:p>330906</text:p>
          </table:table-cell>
          <table:table-cell table:style-name="Default" table:formula="of:=([.E74]-[.B74])/1000" office:value-type="float" office:value="1.853" calcext:value-type="float">
            <text:p>1,853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30" calcext:value-type="float">
            <text:p>35930</text:p>
          </table:table-cell>
          <table:table-cell table:style-name="Default" office:value-type="float" office:value="1612271271366" calcext:value-type="float">
            <text:p>1612271271366</text:p>
          </table:table-cell>
          <table:table-cell table:style-name="Default" office:value-type="float" office:value="1612271271924" calcext:value-type="float">
            <text:p>1612271271924</text:p>
          </table:table-cell>
          <table:table-cell table:style-name="Default" office:value-type="float" office:value="1612271273319" calcext:value-type="float">
            <text:p>1612271273319</text:p>
          </table:table-cell>
          <table:table-cell table:style-name="Default" office:value-type="float" office:value="1612271273435" calcext:value-type="float">
            <text:p>1612271273435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([.C75]-[.B75])/1000" office:value-type="float" office:value="0.558" calcext:value-type="float">
            <text:p>0,558</text:p>
          </table:table-cell>
          <table:table-cell table:style-name="Default" table:formula="of:=([.D75]-[.C75])/1000" office:value-type="float" office:value="1.395" calcext:value-type="float">
            <text:p>1,395</text:p>
          </table:table-cell>
          <table:table-cell table:style-name="Default" table:formula="of:=INT([.G75]/[.J75])" office:value-type="float" office:value="358422" calcext:value-type="float">
            <text:p>358422</text:p>
          </table:table-cell>
          <table:table-cell table:style-name="Default" table:formula="of:=([.E75]-[.C75])/1000" office:value-type="float" office:value="1.511" calcext:value-type="float">
            <text:p>1,511</text:p>
          </table:table-cell>
          <table:table-cell table:style-name="Default" table:formula="of:=INT([.G75]/[.L75])" office:value-type="float" office:value="330906" calcext:value-type="float">
            <text:p>330906</text:p>
          </table:table-cell>
          <table:table-cell table:style-name="Default" table:formula="of:=([.E75]-[.B75])/1000" office:value-type="float" office:value="2.069" calcext:value-type="float">
            <text:p>2,069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31" calcext:value-type="float">
            <text:p>35931</text:p>
          </table:table-cell>
          <table:table-cell table:style-name="Default" office:value-type="float" office:value="1612271301372" calcext:value-type="float">
            <text:p>1612271301372</text:p>
          </table:table-cell>
          <table:table-cell table:style-name="Default" office:value-type="float" office:value="1612271302148" calcext:value-type="float">
            <text:p>1612271302148</text:p>
          </table:table-cell>
          <table:table-cell table:style-name="Default" office:value-type="float" office:value="1612271303535" calcext:value-type="float">
            <text:p>1612271303535</text:p>
          </table:table-cell>
          <table:table-cell table:style-name="Default" office:value-type="float" office:value="1612271303650" calcext:value-type="float">
            <text:p>1612271303650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([.C76]-[.B76])/1000" office:value-type="float" office:value="0.776" calcext:value-type="float">
            <text:p>0,776</text:p>
          </table:table-cell>
          <table:table-cell table:style-name="Default" table:formula="of:=([.D76]-[.C76])/1000" office:value-type="float" office:value="1.387" calcext:value-type="float">
            <text:p>1,387</text:p>
          </table:table-cell>
          <table:table-cell table:style-name="Default" table:formula="of:=INT([.G76]/[.J76])" office:value-type="float" office:value="360490" calcext:value-type="float">
            <text:p>360490</text:p>
          </table:table-cell>
          <table:table-cell table:style-name="Default" table:formula="of:=([.E76]-[.C76])/1000" office:value-type="float" office:value="1.502" calcext:value-type="float">
            <text:p>1,502</text:p>
          </table:table-cell>
          <table:table-cell table:style-name="Default" table:formula="of:=INT([.G76]/[.L76])" office:value-type="float" office:value="332889" calcext:value-type="float">
            <text:p>332889</text:p>
          </table:table-cell>
          <table:table-cell table:style-name="Default" table:formula="of:=([.E76]-[.B76])/1000" office:value-type="float" office:value="2.278" calcext:value-type="float">
            <text:p>2,278</text:p>
          </table:table-cell>
          <table:table-cell table:style-name="Default" office:value-type="float" office:value="274" calcext:value-type="float">
            <text:p>274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32" calcext:value-type="float">
            <text:p>35932</text:p>
          </table:table-cell>
          <table:table-cell table:style-name="Default" office:value-type="float" office:value="1612271331378" calcext:value-type="float">
            <text:p>1612271331378</text:p>
          </table:table-cell>
          <table:table-cell table:style-name="Default" office:value-type="float" office:value="1612271332361" calcext:value-type="float">
            <text:p>1612271332361</text:p>
          </table:table-cell>
          <table:table-cell table:style-name="Default" office:value-type="float" office:value="1612271333879" calcext:value-type="float">
            <text:p>1612271333879</text:p>
          </table:table-cell>
          <table:table-cell table:style-name="Default" office:value-type="float" office:value="1612271333978" calcext:value-type="float">
            <text:p>1612271333978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([.C77]-[.B77])/1000" office:value-type="float" office:value="0.983" calcext:value-type="float">
            <text:p>0,983</text:p>
          </table:table-cell>
          <table:table-cell table:style-name="Default" table:formula="of:=([.D77]-[.C77])/1000" office:value-type="float" office:value="1.518" calcext:value-type="float">
            <text:p>1,518</text:p>
          </table:table-cell>
          <table:table-cell table:style-name="Default" table:formula="of:=INT([.G77]/[.J77])" office:value-type="float" office:value="329380" calcext:value-type="float">
            <text:p>329380</text:p>
          </table:table-cell>
          <table:table-cell table:style-name="Default" table:formula="of:=([.E77]-[.C77])/1000" office:value-type="float" office:value="1.617" calcext:value-type="float">
            <text:p>1,617</text:p>
          </table:table-cell>
          <table:table-cell table:style-name="Default" table:formula="of:=INT([.G77]/[.L77])" office:value-type="float" office:value="309214" calcext:value-type="float">
            <text:p>309214</text:p>
          </table:table-cell>
          <table:table-cell table:style-name="Default" table:formula="of:=([.E77]-[.B77])/1000" office:value-type="float" office:value="2.6" calcext:value-type="float">
            <text:p>2,6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33" calcext:value-type="float">
            <text:p>35933</text:p>
          </table:table-cell>
          <table:table-cell table:style-name="Default" office:value-type="float" office:value="1612271361384" calcext:value-type="float">
            <text:p>1612271361384</text:p>
          </table:table-cell>
          <table:table-cell table:style-name="Default" office:value-type="float" office:value="1612271361570" calcext:value-type="float">
            <text:p>1612271361570</text:p>
          </table:table-cell>
          <table:table-cell table:style-name="Default" office:value-type="float" office:value="1612271363088" calcext:value-type="float">
            <text:p>1612271363088</text:p>
          </table:table-cell>
          <table:table-cell table:style-name="Default" office:value-type="float" office:value="1612271363187" calcext:value-type="float">
            <text:p>1612271363187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([.C78]-[.B78])/1000" office:value-type="float" office:value="0.186" calcext:value-type="float">
            <text:p>0,186</text:p>
          </table:table-cell>
          <table:table-cell table:style-name="Default" table:formula="of:=([.D78]-[.C78])/1000" office:value-type="float" office:value="1.518" calcext:value-type="float">
            <text:p>1,518</text:p>
          </table:table-cell>
          <table:table-cell table:style-name="Default" table:formula="of:=INT([.G78]/[.J78])" office:value-type="float" office:value="329380" calcext:value-type="float">
            <text:p>329380</text:p>
          </table:table-cell>
          <table:table-cell table:style-name="Default" table:formula="of:=([.E78]-[.C78])/1000" office:value-type="float" office:value="1.617" calcext:value-type="float">
            <text:p>1,617</text:p>
          </table:table-cell>
          <table:table-cell table:style-name="Default" table:formula="of:=INT([.G78]/[.L78])" office:value-type="float" office:value="309214" calcext:value-type="float">
            <text:p>309214</text:p>
          </table:table-cell>
          <table:table-cell table:style-name="Default" table:formula="of:=([.E78]-[.B78])/1000" office:value-type="float" office:value="1.803" calcext:value-type="float">
            <text:p>1,803</text:p>
          </table:table-cell>
          <table:table-cell table:style-name="Default" office:value-type="float" office:value="304" calcext:value-type="float">
            <text:p>304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34" calcext:value-type="float">
            <text:p>35934</text:p>
          </table:table-cell>
          <table:table-cell table:style-name="Default" office:value-type="float" office:value="1612271391390" calcext:value-type="float">
            <text:p>1612271391390</text:p>
          </table:table-cell>
          <table:table-cell table:style-name="Default" office:value-type="float" office:value="1612271391791" calcext:value-type="float">
            <text:p>1612271391791</text:p>
          </table:table-cell>
          <table:table-cell table:style-name="Default" office:value-type="float" office:value="1612271393283" calcext:value-type="float">
            <text:p>1612271393283</text:p>
          </table:table-cell>
          <table:table-cell table:style-name="Default" office:value-type="float" office:value="1612271393383" calcext:value-type="float">
            <text:p>1612271393383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([.C79]-[.B79])/1000" office:value-type="float" office:value="0.401" calcext:value-type="float">
            <text:p>0,401</text:p>
          </table:table-cell>
          <table:table-cell table:style-name="Default" table:formula="of:=([.D79]-[.C79])/1000" office:value-type="float" office:value="1.492" calcext:value-type="float">
            <text:p>1,492</text:p>
          </table:table-cell>
          <table:table-cell table:style-name="Default" table:formula="of:=INT([.G79]/[.J79])" office:value-type="float" office:value="335120" calcext:value-type="float">
            <text:p>335120</text:p>
          </table:table-cell>
          <table:table-cell table:style-name="Default" table:formula="of:=([.E79]-[.C79])/1000" office:value-type="float" office:value="1.592" calcext:value-type="float">
            <text:p>1,592</text:p>
          </table:table-cell>
          <table:table-cell table:style-name="Default" table:formula="of:=INT([.G79]/[.L79])" office:value-type="float" office:value="314070" calcext:value-type="float">
            <text:p>314070</text:p>
          </table:table-cell>
          <table:table-cell table:style-name="Default" table:formula="of:=([.E79]-[.B79])/1000" office:value-type="float" office:value="1.993" calcext:value-type="float">
            <text:p>1,993</text:p>
          </table:table-cell>
          <table:table-cell table:style-name="Default" office:value-type="float" office:value="304" calcext:value-type="float">
            <text:p>304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35" calcext:value-type="float">
            <text:p>35935</text:p>
          </table:table-cell>
          <table:table-cell table:style-name="Default" office:value-type="float" office:value="1612271421396" calcext:value-type="float">
            <text:p>1612271421396</text:p>
          </table:table-cell>
          <table:table-cell table:style-name="Default" office:value-type="float" office:value="1612271421979" calcext:value-type="float">
            <text:p>1612271421979</text:p>
          </table:table-cell>
          <table:table-cell table:style-name="Default" office:value-type="float" office:value="1612271423480" calcext:value-type="float">
            <text:p>1612271423480</text:p>
          </table:table-cell>
          <table:table-cell table:style-name="Default" office:value-type="float" office:value="1612271423892" calcext:value-type="float">
            <text:p>1612271423892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([.C80]-[.B80])/1000" office:value-type="float" office:value="0.583" calcext:value-type="float">
            <text:p>0,583</text:p>
          </table:table-cell>
          <table:table-cell table:style-name="Default" table:formula="of:=([.D80]-[.C80])/1000" office:value-type="float" office:value="1.501" calcext:value-type="float">
            <text:p>1,501</text:p>
          </table:table-cell>
          <table:table-cell table:style-name="Default" table:formula="of:=INT([.G80]/[.J80])" office:value-type="float" office:value="333111" calcext:value-type="float">
            <text:p>333111</text:p>
          </table:table-cell>
          <table:table-cell table:style-name="Default" table:formula="of:=([.E80]-[.C80])/1000" office:value-type="float" office:value="1.913" calcext:value-type="float">
            <text:p>1,913</text:p>
          </table:table-cell>
          <table:table-cell table:style-name="Default" table:formula="of:=INT([.G80]/[.L80])" office:value-type="float" office:value="261369" calcext:value-type="float">
            <text:p>261369</text:p>
          </table:table-cell>
          <table:table-cell table:style-name="Default" table:formula="of:=([.E80]-[.B80])/1000" office:value-type="float" office:value="2.496" calcext:value-type="float">
            <text:p>2,496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36" calcext:value-type="float">
            <text:p>35936</text:p>
          </table:table-cell>
          <table:table-cell table:style-name="Default" office:value-type="float" office:value="1612271451401" calcext:value-type="float">
            <text:p>1612271451401</text:p>
          </table:table-cell>
          <table:table-cell table:style-name="Default" office:value-type="float" office:value="1612271452173" calcext:value-type="float">
            <text:p>1612271452173</text:p>
          </table:table-cell>
          <table:table-cell table:style-name="Default" office:value-type="float" office:value="1612271453684" calcext:value-type="float">
            <text:p>1612271453684</text:p>
          </table:table-cell>
          <table:table-cell table:style-name="Default" office:value-type="float" office:value="1612271453767" calcext:value-type="float">
            <text:p>1612271453767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([.C81]-[.B81])/1000" office:value-type="float" office:value="0.772" calcext:value-type="float">
            <text:p>0,772</text:p>
          </table:table-cell>
          <table:table-cell table:style-name="Default" table:formula="of:=([.D81]-[.C81])/1000" office:value-type="float" office:value="1.511" calcext:value-type="float">
            <text:p>1,511</text:p>
          </table:table-cell>
          <table:table-cell table:style-name="Default" table:formula="of:=INT([.G81]/[.J81])" office:value-type="float" office:value="330906" calcext:value-type="float">
            <text:p>330906</text:p>
          </table:table-cell>
          <table:table-cell table:style-name="Default" table:formula="of:=([.E81]-[.C81])/1000" office:value-type="float" office:value="1.594" calcext:value-type="float">
            <text:p>1,594</text:p>
          </table:table-cell>
          <table:table-cell table:style-name="Default" table:formula="of:=INT([.G81]/[.L81])" office:value-type="float" office:value="313676" calcext:value-type="float">
            <text:p>313676</text:p>
          </table:table-cell>
          <table:table-cell table:style-name="Default" table:formula="of:=([.E81]-[.B81])/1000" office:value-type="float" office:value="2.366" calcext:value-type="float">
            <text:p>2,366</text:p>
          </table:table-cell>
          <table:table-cell table:style-name="Default" office:value-type="float" office:value="306" calcext:value-type="float">
            <text:p>306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37" calcext:value-type="float">
            <text:p>35937</text:p>
          </table:table-cell>
          <table:table-cell table:style-name="Default" office:value-type="float" office:value="1612271481408" calcext:value-type="float">
            <text:p>1612271481408</text:p>
          </table:table-cell>
          <table:table-cell table:style-name="Default" office:value-type="float" office:value="1612271482387" calcext:value-type="float">
            <text:p>1612271482387</text:p>
          </table:table-cell>
          <table:table-cell table:style-name="Default" office:value-type="float" office:value="1612271485002" calcext:value-type="float">
            <text:p>1612271485002</text:p>
          </table:table-cell>
          <table:table-cell table:style-name="Default" office:value-type="float" office:value="1612271485101" calcext:value-type="float">
            <text:p>1612271485101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([.C82]-[.B82])/1000" office:value-type="float" office:value="0.979" calcext:value-type="float">
            <text:p>0,979</text:p>
          </table:table-cell>
          <table:table-cell table:style-name="Default" table:formula="of:=([.D82]-[.C82])/1000" office:value-type="float" office:value="2.615" calcext:value-type="float">
            <text:p>2,615</text:p>
          </table:table-cell>
          <table:table-cell table:style-name="Default" table:formula="of:=INT([.G82]/[.J82])" office:value-type="float" office:value="382409" calcext:value-type="float">
            <text:p>382409</text:p>
          </table:table-cell>
          <table:table-cell table:style-name="Default" table:formula="of:=([.E82]-[.C82])/1000" office:value-type="float" office:value="2.714" calcext:value-type="float">
            <text:p>2,714</text:p>
          </table:table-cell>
          <table:table-cell table:style-name="Default" table:formula="of:=INT([.G82]/[.L82])" office:value-type="float" office:value="368459" calcext:value-type="float">
            <text:p>368459</text:p>
          </table:table-cell>
          <table:table-cell table:style-name="Default" table:formula="of:=([.E82]-[.B82])/1000" office:value-type="float" office:value="3.693" calcext:value-type="float">
            <text:p>3,693</text:p>
          </table:table-cell>
          <table:table-cell table:style-name="Default" office:value-type="float" office:value="274" calcext:value-type="float">
            <text:p>274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38" calcext:value-type="float">
            <text:p>35938</text:p>
          </table:table-cell>
          <table:table-cell table:style-name="Default" office:value-type="float" office:value="1612271511414" calcext:value-type="float">
            <text:p>1612271511414</text:p>
          </table:table-cell>
          <table:table-cell table:style-name="Default" office:value-type="float" office:value="1612271511620" calcext:value-type="float">
            <text:p>1612271511620</text:p>
          </table:table-cell>
          <table:table-cell table:style-name="Default" office:value-type="float" office:value="1612271514216" calcext:value-type="float">
            <text:p>1612271514216</text:p>
          </table:table-cell>
          <table:table-cell table:style-name="Default" office:value-type="float" office:value="1612271514332" calcext:value-type="float">
            <text:p>1612271514332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([.C83]-[.B83])/1000" office:value-type="float" office:value="0.206" calcext:value-type="float">
            <text:p>0,206</text:p>
          </table:table-cell>
          <table:table-cell table:style-name="Default" table:formula="of:=([.D83]-[.C83])/1000" office:value-type="float" office:value="2.596" calcext:value-type="float">
            <text:p>2,596</text:p>
          </table:table-cell>
          <table:table-cell table:style-name="Default" table:formula="of:=INT([.G83]/[.J83])" office:value-type="float" office:value="385208" calcext:value-type="float">
            <text:p>385208</text:p>
          </table:table-cell>
          <table:table-cell table:style-name="Default" table:formula="of:=([.E83]-[.C83])/1000" office:value-type="float" office:value="2.712" calcext:value-type="float">
            <text:p>2,712</text:p>
          </table:table-cell>
          <table:table-cell table:style-name="Default" table:formula="of:=INT([.G83]/[.L83])" office:value-type="float" office:value="368731" calcext:value-type="float">
            <text:p>368731</text:p>
          </table:table-cell>
          <table:table-cell table:style-name="Default" table:formula="of:=([.E83]-[.B83])/1000" office:value-type="float" office:value="2.918" calcext:value-type="float">
            <text:p>2,918</text:p>
          </table:table-cell>
          <table:table-cell table:style-name="Default" office:value-type="float" office:value="274" calcext:value-type="float">
            <text:p>274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39" calcext:value-type="float">
            <text:p>35939</text:p>
          </table:table-cell>
          <table:table-cell table:style-name="Default" office:value-type="float" office:value="1612271541420" calcext:value-type="float">
            <text:p>1612271541420</text:p>
          </table:table-cell>
          <table:table-cell table:style-name="Default" office:value-type="float" office:value="1612271541817" calcext:value-type="float">
            <text:p>1612271541817</text:p>
          </table:table-cell>
          <table:table-cell table:style-name="Default" office:value-type="float" office:value="1612271544423" calcext:value-type="float">
            <text:p>1612271544423</text:p>
          </table:table-cell>
          <table:table-cell table:style-name="Default" office:value-type="float" office:value="1612271544513" calcext:value-type="float">
            <text:p>1612271544513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([.C84]-[.B84])/1000" office:value-type="float" office:value="0.397" calcext:value-type="float">
            <text:p>0,397</text:p>
          </table:table-cell>
          <table:table-cell table:style-name="Default" table:formula="of:=([.D84]-[.C84])/1000" office:value-type="float" office:value="2.606" calcext:value-type="float">
            <text:p>2,606</text:p>
          </table:table-cell>
          <table:table-cell table:style-name="Default" table:formula="of:=INT([.G84]/[.J84])" office:value-type="float" office:value="383729" calcext:value-type="float">
            <text:p>383729</text:p>
          </table:table-cell>
          <table:table-cell table:style-name="Default" table:formula="of:=([.E84]-[.C84])/1000" office:value-type="float" office:value="2.696" calcext:value-type="float">
            <text:p>2,696</text:p>
          </table:table-cell>
          <table:table-cell table:style-name="Default" table:formula="of:=INT([.G84]/[.L84])" office:value-type="float" office:value="370919" calcext:value-type="float">
            <text:p>370919</text:p>
          </table:table-cell>
          <table:table-cell table:style-name="Default" table:formula="of:=([.E84]-[.B84])/1000" office:value-type="float" office:value="3.093" calcext:value-type="float">
            <text:p>3,093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40" calcext:value-type="float">
            <text:p>35940</text:p>
          </table:table-cell>
          <table:table-cell table:style-name="Default" office:value-type="float" office:value="1612271571426" calcext:value-type="float">
            <text:p>1612271571426</text:p>
          </table:table-cell>
          <table:table-cell table:style-name="Default" office:value-type="float" office:value="1612271572038" calcext:value-type="float">
            <text:p>1612271572038</text:p>
          </table:table-cell>
          <table:table-cell table:style-name="Default" office:value-type="float" office:value="1612271574649" calcext:value-type="float">
            <text:p>1612271574649</text:p>
          </table:table-cell>
          <table:table-cell table:style-name="Default" office:value-type="float" office:value="1612271574750" calcext:value-type="float">
            <text:p>1612271574750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([.C85]-[.B85])/1000" office:value-type="float" office:value="0.612" calcext:value-type="float">
            <text:p>0,612</text:p>
          </table:table-cell>
          <table:table-cell table:style-name="Default" table:formula="of:=([.D85]-[.C85])/1000" office:value-type="float" office:value="2.611" calcext:value-type="float">
            <text:p>2,611</text:p>
          </table:table-cell>
          <table:table-cell table:style-name="Default" table:formula="of:=INT([.G85]/[.J85])" office:value-type="float" office:value="382995" calcext:value-type="float">
            <text:p>382995</text:p>
          </table:table-cell>
          <table:table-cell table:style-name="Default" table:formula="of:=([.E85]-[.C85])/1000" office:value-type="float" office:value="2.712" calcext:value-type="float">
            <text:p>2,712</text:p>
          </table:table-cell>
          <table:table-cell table:style-name="Default" table:formula="of:=INT([.G85]/[.L85])" office:value-type="float" office:value="368731" calcext:value-type="float">
            <text:p>368731</text:p>
          </table:table-cell>
          <table:table-cell table:style-name="Default" table:formula="of:=([.E85]-[.B85])/1000" office:value-type="float" office:value="3.324" calcext:value-type="float">
            <text:p>3,324</text:p>
          </table:table-cell>
          <table:table-cell table:style-name="Default" office:value-type="float" office:value="272" calcext:value-type="float">
            <text:p>272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41" calcext:value-type="float">
            <text:p>35941</text:p>
          </table:table-cell>
          <table:table-cell table:style-name="Default" office:value-type="float" office:value="1612271601431" calcext:value-type="float">
            <text:p>1612271601431</text:p>
          </table:table-cell>
          <table:table-cell table:style-name="Default" office:value-type="float" office:value="1612271602235" calcext:value-type="float">
            <text:p>1612271602235</text:p>
          </table:table-cell>
          <table:table-cell table:style-name="Default" office:value-type="float" office:value="1612271604824" calcext:value-type="float">
            <text:p>1612271604824</text:p>
          </table:table-cell>
          <table:table-cell table:style-name="Default" office:value-type="float" office:value="1612271604914" calcext:value-type="float">
            <text:p>1612271604914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([.C86]-[.B86])/1000" office:value-type="float" office:value="0.804" calcext:value-type="float">
            <text:p>0,804</text:p>
          </table:table-cell>
          <table:table-cell table:style-name="Default" table:formula="of:=([.D86]-[.C86])/1000" office:value-type="float" office:value="2.589" calcext:value-type="float">
            <text:p>2,589</text:p>
          </table:table-cell>
          <table:table-cell table:style-name="Default" table:formula="of:=INT([.G86]/[.J86])" office:value-type="float" office:value="386249" calcext:value-type="float">
            <text:p>386249</text:p>
          </table:table-cell>
          <table:table-cell table:style-name="Default" table:formula="of:=([.E86]-[.C86])/1000" office:value-type="float" office:value="2.679" calcext:value-type="float">
            <text:p>2,679</text:p>
          </table:table-cell>
          <table:table-cell table:style-name="Default" table:formula="of:=INT([.G86]/[.L86])" office:value-type="float" office:value="373273" calcext:value-type="float">
            <text:p>373273</text:p>
          </table:table-cell>
          <table:table-cell table:style-name="Default" table:formula="of:=([.E86]-[.B86])/1000" office:value-type="float" office:value="3.483" calcext:value-type="float">
            <text:p>3,483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42" calcext:value-type="float">
            <text:p>35942</text:p>
          </table:table-cell>
          <table:table-cell table:style-name="Default" office:value-type="float" office:value="1612271631443" calcext:value-type="float">
            <text:p>1612271631443</text:p>
          </table:table-cell>
          <table:table-cell table:style-name="Default" office:value-type="float" office:value="1612271632432" calcext:value-type="float">
            <text:p>1612271632432</text:p>
          </table:table-cell>
          <table:table-cell table:style-name="Default" office:value-type="float" office:value="1612271635143" calcext:value-type="float">
            <text:p>1612271635143</text:p>
          </table:table-cell>
          <table:table-cell table:style-name="Default" office:value-type="float" office:value="1612271635226" calcext:value-type="float">
            <text:p>1612271635226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([.C87]-[.B87])/1000" office:value-type="float" office:value="0.989" calcext:value-type="float">
            <text:p>0,989</text:p>
          </table:table-cell>
          <table:table-cell table:style-name="Default" table:formula="of:=([.D87]-[.C87])/1000" office:value-type="float" office:value="2.711" calcext:value-type="float">
            <text:p>2,711</text:p>
          </table:table-cell>
          <table:table-cell table:style-name="Default" table:formula="of:=INT([.G87]/[.J87])" office:value-type="float" office:value="368867" calcext:value-type="float">
            <text:p>368867</text:p>
          </table:table-cell>
          <table:table-cell table:style-name="Default" table:formula="of:=([.E87]-[.C87])/1000" office:value-type="float" office:value="2.794" calcext:value-type="float">
            <text:p>2,794</text:p>
          </table:table-cell>
          <table:table-cell table:style-name="Default" table:formula="of:=INT([.G87]/[.L87])" office:value-type="float" office:value="357909" calcext:value-type="float">
            <text:p>357909</text:p>
          </table:table-cell>
          <table:table-cell table:style-name="Default" table:formula="of:=([.E87]-[.B87])/1000" office:value-type="float" office:value="3.783" calcext:value-type="float">
            <text:p>3,783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43" calcext:value-type="float">
            <text:p>35943</text:p>
          </table:table-cell>
          <table:table-cell table:style-name="Default" office:value-type="float" office:value="1612271661449" calcext:value-type="float">
            <text:p>1612271661449</text:p>
          </table:table-cell>
          <table:table-cell table:style-name="Default" office:value-type="float" office:value="1612271661631" calcext:value-type="float">
            <text:p>1612271661631</text:p>
          </table:table-cell>
          <table:table-cell table:style-name="Default" office:value-type="float" office:value="1612271664344" calcext:value-type="float">
            <text:p>1612271664344</text:p>
          </table:table-cell>
          <table:table-cell table:style-name="Default" office:value-type="float" office:value="1612271664419" calcext:value-type="float">
            <text:p>1612271664419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([.C88]-[.B88])/1000" office:value-type="float" office:value="0.182" calcext:value-type="float">
            <text:p>0,182</text:p>
          </table:table-cell>
          <table:table-cell table:style-name="Default" table:formula="of:=([.D88]-[.C88])/1000" office:value-type="float" office:value="2.713" calcext:value-type="float">
            <text:p>2,713</text:p>
          </table:table-cell>
          <table:table-cell table:style-name="Default" table:formula="of:=INT([.G88]/[.J88])" office:value-type="float" office:value="368595" calcext:value-type="float">
            <text:p>368595</text:p>
          </table:table-cell>
          <table:table-cell table:style-name="Default" table:formula="of:=([.E88]-[.C88])/1000" office:value-type="float" office:value="2.788" calcext:value-type="float">
            <text:p>2,788</text:p>
          </table:table-cell>
          <table:table-cell table:style-name="Default" table:formula="of:=INT([.G88]/[.L88])" office:value-type="float" office:value="358680" calcext:value-type="float">
            <text:p>358680</text:p>
          </table:table-cell>
          <table:table-cell table:style-name="Default" table:formula="of:=([.E88]-[.B88])/1000" office:value-type="float" office:value="2.97" calcext:value-type="float">
            <text:p>2,97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44" calcext:value-type="float">
            <text:p>35944</text:p>
          </table:table-cell>
          <table:table-cell table:style-name="Default" office:value-type="float" office:value="1612271691455" calcext:value-type="float">
            <text:p>1612271691455</text:p>
          </table:table-cell>
          <table:table-cell table:style-name="Default" office:value-type="float" office:value="1612271691828" calcext:value-type="float">
            <text:p>1612271691828</text:p>
          </table:table-cell>
          <table:table-cell table:style-name="Default" office:value-type="float" office:value="1612271694533" calcext:value-type="float">
            <text:p>1612271694533</text:p>
          </table:table-cell>
          <table:table-cell table:style-name="Default" office:value-type="float" office:value="1612271694607" calcext:value-type="float">
            <text:p>1612271694607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([.C89]-[.B89])/1000" office:value-type="float" office:value="0.373" calcext:value-type="float">
            <text:p>0,373</text:p>
          </table:table-cell>
          <table:table-cell table:style-name="Default" table:formula="of:=([.D89]-[.C89])/1000" office:value-type="float" office:value="2.705" calcext:value-type="float">
            <text:p>2,705</text:p>
          </table:table-cell>
          <table:table-cell table:style-name="Default" table:formula="of:=INT([.G89]/[.J89])" office:value-type="float" office:value="369685" calcext:value-type="float">
            <text:p>369685</text:p>
          </table:table-cell>
          <table:table-cell table:style-name="Default" table:formula="of:=([.E89]-[.C89])/1000" office:value-type="float" office:value="2.779" calcext:value-type="float">
            <text:p>2,779</text:p>
          </table:table-cell>
          <table:table-cell table:style-name="Default" table:formula="of:=INT([.G89]/[.L89])" office:value-type="float" office:value="359841" calcext:value-type="float">
            <text:p>359841</text:p>
          </table:table-cell>
          <table:table-cell table:style-name="Default" table:formula="of:=([.E89]-[.B89])/1000" office:value-type="float" office:value="3.152" calcext:value-type="float">
            <text:p>3,152</text:p>
          </table:table-cell>
          <table:table-cell table:style-name="Default" office:value-type="float" office:value="311" calcext:value-type="float">
            <text:p>311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45" calcext:value-type="float">
            <text:p>35945</text:p>
          </table:table-cell>
          <table:table-cell table:style-name="Default" office:value-type="float" office:value="1612271721461" calcext:value-type="float">
            <text:p>1612271721461</text:p>
          </table:table-cell>
          <table:table-cell table:style-name="Default" office:value-type="float" office:value="1612271722025" calcext:value-type="float">
            <text:p>1612271722025</text:p>
          </table:table-cell>
          <table:table-cell table:style-name="Default" office:value-type="float" office:value="1612271724737" calcext:value-type="float">
            <text:p>1612271724737</text:p>
          </table:table-cell>
          <table:table-cell table:style-name="Default" office:value-type="float" office:value="1612271724813" calcext:value-type="float">
            <text:p>1612271724813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([.C90]-[.B90])/1000" office:value-type="float" office:value="0.564" calcext:value-type="float">
            <text:p>0,564</text:p>
          </table:table-cell>
          <table:table-cell table:style-name="Default" table:formula="of:=([.D90]-[.C90])/1000" office:value-type="float" office:value="2.712" calcext:value-type="float">
            <text:p>2,712</text:p>
          </table:table-cell>
          <table:table-cell table:style-name="Default" table:formula="of:=INT([.G90]/[.J90])" office:value-type="float" office:value="368731" calcext:value-type="float">
            <text:p>368731</text:p>
          </table:table-cell>
          <table:table-cell table:style-name="Default" table:formula="of:=([.E90]-[.C90])/1000" office:value-type="float" office:value="2.788" calcext:value-type="float">
            <text:p>2,788</text:p>
          </table:table-cell>
          <table:table-cell table:style-name="Default" table:formula="of:=INT([.G90]/[.L90])" office:value-type="float" office:value="358680" calcext:value-type="float">
            <text:p>358680</text:p>
          </table:table-cell>
          <table:table-cell table:style-name="Default" table:formula="of:=([.E90]-[.B90])/1000" office:value-type="float" office:value="3.352" calcext:value-type="float">
            <text:p>3,352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46" calcext:value-type="float">
            <text:p>35946</text:p>
          </table:table-cell>
          <table:table-cell table:style-name="Default" office:value-type="float" office:value="1612271751466" calcext:value-type="float">
            <text:p>1612271751466</text:p>
          </table:table-cell>
          <table:table-cell table:style-name="Default" office:value-type="float" office:value="1612271752238" calcext:value-type="float">
            <text:p>1612271752238</text:p>
          </table:table-cell>
          <table:table-cell table:style-name="Default" office:value-type="float" office:value="1612271754959" calcext:value-type="float">
            <text:p>1612271754959</text:p>
          </table:table-cell>
          <table:table-cell table:style-name="Default" office:value-type="float" office:value="1612271755033" calcext:value-type="float">
            <text:p>1612271755033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([.C91]-[.B91])/1000" office:value-type="float" office:value="0.772" calcext:value-type="float">
            <text:p>0,772</text:p>
          </table:table-cell>
          <table:table-cell table:style-name="Default" table:formula="of:=([.D91]-[.C91])/1000" office:value-type="float" office:value="2.721" calcext:value-type="float">
            <text:p>2,721</text:p>
          </table:table-cell>
          <table:table-cell table:style-name="Default" table:formula="of:=INT([.G91]/[.J91])" office:value-type="float" office:value="367511" calcext:value-type="float">
            <text:p>367511</text:p>
          </table:table-cell>
          <table:table-cell table:style-name="Default" table:formula="of:=([.E91]-[.C91])/1000" office:value-type="float" office:value="2.795" calcext:value-type="float">
            <text:p>2,795</text:p>
          </table:table-cell>
          <table:table-cell table:style-name="Default" table:formula="of:=INT([.G91]/[.L91])" office:value-type="float" office:value="357781" calcext:value-type="float">
            <text:p>357781</text:p>
          </table:table-cell>
          <table:table-cell table:style-name="Default" table:formula="of:=([.E91]-[.B91])/1000" office:value-type="float" office:value="3.567" calcext:value-type="float">
            <text:p>3,567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47" calcext:value-type="float">
            <text:p>35947</text:p>
          </table:table-cell>
          <table:table-cell table:style-name="Default" office:value-type="float" office:value="1612271781473" calcext:value-type="float">
            <text:p>1612271781473</text:p>
          </table:table-cell>
          <table:table-cell table:style-name="Default" office:value-type="float" office:value="1612271782469" calcext:value-type="float">
            <text:p>1612271782469</text:p>
          </table:table-cell>
          <table:table-cell table:style-name="Default" office:value-type="float" office:value="1612271794785" calcext:value-type="float">
            <text:p>1612271794785</text:p>
          </table:table-cell>
          <table:table-cell table:style-name="Default" office:value-type="float" office:value="1612271794894" calcext:value-type="float">
            <text:p>1612271794894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([.C92]-[.B92])/1000" office:value-type="float" office:value="0.996" calcext:value-type="float">
            <text:p>0,996</text:p>
          </table:table-cell>
          <table:table-cell table:style-name="Default" table:formula="of:=([.D92]-[.C92])/1000" office:value-type="float" office:value="12.316" calcext:value-type="float">
            <text:p>12,316</text:p>
          </table:table-cell>
          <table:table-cell table:style-name="Default" table:formula="of:=INT([.G92]/[.J92])" office:value-type="float" office:value="405975" calcext:value-type="float">
            <text:p>405975</text:p>
          </table:table-cell>
          <table:table-cell table:style-name="Default" table:formula="of:=([.E92]-[.C92])/1000" office:value-type="float" office:value="12.425" calcext:value-type="float">
            <text:p>12,425</text:p>
          </table:table-cell>
          <table:table-cell table:style-name="Default" table:formula="of:=INT([.G92]/[.L92])" office:value-type="float" office:value="402414" calcext:value-type="float">
            <text:p>402414</text:p>
          </table:table-cell>
          <table:table-cell table:style-name="Default" table:formula="of:=([.E92]-[.B92])/1000" office:value-type="float" office:value="13.421" calcext:value-type="float">
            <text:p>13,421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48" calcext:value-type="float">
            <text:p>35948</text:p>
          </table:table-cell>
          <table:table-cell table:style-name="Default" office:value-type="float" office:value="1612271811479" calcext:value-type="float">
            <text:p>1612271811479</text:p>
          </table:table-cell>
          <table:table-cell table:style-name="Default" office:value-type="float" office:value="1612271811662" calcext:value-type="float">
            <text:p>1612271811662</text:p>
          </table:table-cell>
          <table:table-cell table:style-name="Default" office:value-type="float" office:value="1612271823970" calcext:value-type="float">
            <text:p>1612271823970</text:p>
          </table:table-cell>
          <table:table-cell table:style-name="Default" office:value-type="float" office:value="1612271824104" calcext:value-type="float">
            <text:p>1612271824104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([.C93]-[.B93])/1000" office:value-type="float" office:value="0.183" calcext:value-type="float">
            <text:p>0,183</text:p>
          </table:table-cell>
          <table:table-cell table:style-name="Default" table:formula="of:=([.D93]-[.C93])/1000" office:value-type="float" office:value="12.308" calcext:value-type="float">
            <text:p>12,308</text:p>
          </table:table-cell>
          <table:table-cell table:style-name="Default" table:formula="of:=INT([.G93]/[.J93])" office:value-type="float" office:value="406239" calcext:value-type="float">
            <text:p>406239</text:p>
          </table:table-cell>
          <table:table-cell table:style-name="Default" table:formula="of:=([.E93]-[.C93])/1000" office:value-type="float" office:value="12.442" calcext:value-type="float">
            <text:p>12,442</text:p>
          </table:table-cell>
          <table:table-cell table:style-name="Default" table:formula="of:=INT([.G93]/[.L93])" office:value-type="float" office:value="401864" calcext:value-type="float">
            <text:p>401864</text:p>
          </table:table-cell>
          <table:table-cell table:style-name="Default" table:formula="of:=([.E93]-[.B93])/1000" office:value-type="float" office:value="12.625" calcext:value-type="float">
            <text:p>12,625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49" calcext:value-type="float">
            <text:p>35949</text:p>
          </table:table-cell>
          <table:table-cell table:style-name="Default" office:value-type="float" office:value="1612271841485" calcext:value-type="float">
            <text:p>1612271841485</text:p>
          </table:table-cell>
          <table:table-cell table:style-name="Default" office:value-type="float" office:value="1612271841844" calcext:value-type="float">
            <text:p>1612271841844</text:p>
          </table:table-cell>
          <table:table-cell table:style-name="Default" office:value-type="float" office:value="1612271854144" calcext:value-type="float">
            <text:p>1612271854144</text:p>
          </table:table-cell>
          <table:table-cell table:style-name="Default" office:value-type="float" office:value="1612271854286" calcext:value-type="float">
            <text:p>1612271854286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([.C94]-[.B94])/1000" office:value-type="float" office:value="0.359" calcext:value-type="float">
            <text:p>0,359</text:p>
          </table:table-cell>
          <table:table-cell table:style-name="Default" table:formula="of:=([.D94]-[.C94])/1000" office:value-type="float" office:value="12.3" calcext:value-type="float">
            <text:p>12,3</text:p>
          </table:table-cell>
          <table:table-cell table:style-name="Default" table:formula="of:=INT([.G94]/[.J94])" office:value-type="float" office:value="406504" calcext:value-type="float">
            <text:p>406504</text:p>
          </table:table-cell>
          <table:table-cell table:style-name="Default" table:formula="of:=([.E94]-[.C94])/1000" office:value-type="float" office:value="12.442" calcext:value-type="float">
            <text:p>12,442</text:p>
          </table:table-cell>
          <table:table-cell table:style-name="Default" table:formula="of:=INT([.G94]/[.L94])" office:value-type="float" office:value="401864" calcext:value-type="float">
            <text:p>401864</text:p>
          </table:table-cell>
          <table:table-cell table:style-name="Default" table:formula="of:=([.E94]-[.B94])/1000" office:value-type="float" office:value="12.801" calcext:value-type="float">
            <text:p>12,801</text:p>
          </table:table-cell>
          <table:table-cell table:style-name="Default" office:value-type="float" office:value="294" calcext:value-type="float">
            <text:p>294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50" calcext:value-type="float">
            <text:p>35950</text:p>
          </table:table-cell>
          <table:table-cell table:style-name="Default" office:value-type="float" office:value="1612271871491" calcext:value-type="float">
            <text:p>1612271871491</text:p>
          </table:table-cell>
          <table:table-cell table:style-name="Default" office:value-type="float" office:value="1612271872059" calcext:value-type="float">
            <text:p>1612271872059</text:p>
          </table:table-cell>
          <table:table-cell table:style-name="Default" office:value-type="float" office:value="1612271884367" calcext:value-type="float">
            <text:p>1612271884367</text:p>
          </table:table-cell>
          <table:table-cell table:style-name="Default" office:value-type="float" office:value="1612271884500" calcext:value-type="float">
            <text:p>1612271884500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([.C95]-[.B95])/1000" office:value-type="float" office:value="0.568" calcext:value-type="float">
            <text:p>0,568</text:p>
          </table:table-cell>
          <table:table-cell table:style-name="Default" table:formula="of:=([.D95]-[.C95])/1000" office:value-type="float" office:value="12.308" calcext:value-type="float">
            <text:p>12,308</text:p>
          </table:table-cell>
          <table:table-cell table:style-name="Default" table:formula="of:=INT([.G95]/[.J95])" office:value-type="float" office:value="406239" calcext:value-type="float">
            <text:p>406239</text:p>
          </table:table-cell>
          <table:table-cell table:style-name="Default" table:formula="of:=([.E95]-[.C95])/1000" office:value-type="float" office:value="12.441" calcext:value-type="float">
            <text:p>12,441</text:p>
          </table:table-cell>
          <table:table-cell table:style-name="Default" table:formula="of:=INT([.G95]/[.L95])" office:value-type="float" office:value="401896" calcext:value-type="float">
            <text:p>401896</text:p>
          </table:table-cell>
          <table:table-cell table:style-name="Default" table:formula="of:=([.E95]-[.B95])/1000" office:value-type="float" office:value="13.009" calcext:value-type="float">
            <text:p>13,009</text:p>
          </table:table-cell>
          <table:table-cell table:style-name="Default" office:value-type="float" office:value="272" calcext:value-type="float">
            <text:p>272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51" calcext:value-type="float">
            <text:p>35951</text:p>
          </table:table-cell>
          <table:table-cell table:style-name="Default" office:value-type="float" office:value="1612271901496" calcext:value-type="float">
            <text:p>1612271901496</text:p>
          </table:table-cell>
          <table:table-cell table:style-name="Default" office:value-type="float" office:value="1612271902290" calcext:value-type="float">
            <text:p>1612271902290</text:p>
          </table:table-cell>
          <table:table-cell table:style-name="Default" office:value-type="float" office:value="1612271914565" calcext:value-type="float">
            <text:p>1612271914565</text:p>
          </table:table-cell>
          <table:table-cell table:style-name="Default" office:value-type="float" office:value="1612271914691" calcext:value-type="float">
            <text:p>1612271914691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([.C96]-[.B96])/1000" office:value-type="float" office:value="0.794" calcext:value-type="float">
            <text:p>0,794</text:p>
          </table:table-cell>
          <table:table-cell table:style-name="Default" table:formula="of:=([.D96]-[.C96])/1000" office:value-type="float" office:value="12.275" calcext:value-type="float">
            <text:p>12,275</text:p>
          </table:table-cell>
          <table:table-cell table:style-name="Default" table:formula="of:=INT([.G96]/[.J96])" office:value-type="float" office:value="407331" calcext:value-type="float">
            <text:p>407331</text:p>
          </table:table-cell>
          <table:table-cell table:style-name="Default" table:formula="of:=([.E96]-[.C96])/1000" office:value-type="float" office:value="12.401" calcext:value-type="float">
            <text:p>12,401</text:p>
          </table:table-cell>
          <table:table-cell table:style-name="Default" table:formula="of:=INT([.G96]/[.L96])" office:value-type="float" office:value="403193" calcext:value-type="float">
            <text:p>403193</text:p>
          </table:table-cell>
          <table:table-cell table:style-name="Default" table:formula="of:=([.E96]-[.B96])/1000" office:value-type="float" office:value="13.195" calcext:value-type="float">
            <text:p>13,195</text:p>
          </table:table-cell>
          <table:table-cell table:style-name="Default" office:value-type="float" office:value="267" calcext:value-type="float">
            <text:p>267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52" calcext:value-type="float">
            <text:p>35952</text:p>
          </table:table-cell>
          <table:table-cell table:style-name="Default" office:value-type="float" office:value="1612271931503" calcext:value-type="float">
            <text:p>1612271931503</text:p>
          </table:table-cell>
          <table:table-cell table:style-name="Default" office:value-type="float" office:value="1612271932464" calcext:value-type="float">
            <text:p>1612271932464</text:p>
          </table:table-cell>
          <table:table-cell table:style-name="Default" office:value-type="float" office:value="1612271944861" calcext:value-type="float">
            <text:p>1612271944861</text:p>
          </table:table-cell>
          <table:table-cell table:style-name="Default" office:value-type="float" office:value="1612271944944" calcext:value-type="float">
            <text:p>1612271944944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([.C97]-[.B97])/1000" office:value-type="float" office:value="0.961" calcext:value-type="float">
            <text:p>0,961</text:p>
          </table:table-cell>
          <table:table-cell table:style-name="Default" table:formula="of:=([.D97]-[.C97])/1000" office:value-type="float" office:value="12.397" calcext:value-type="float">
            <text:p>12,397</text:p>
          </table:table-cell>
          <table:table-cell table:style-name="Default" table:formula="of:=INT([.G97]/[.J97])" office:value-type="float" office:value="403323" calcext:value-type="float">
            <text:p>403323</text:p>
          </table:table-cell>
          <table:table-cell table:style-name="Default" table:formula="of:=([.E97]-[.C97])/1000" office:value-type="float" office:value="12.48" calcext:value-type="float">
            <text:p>12,48</text:p>
          </table:table-cell>
          <table:table-cell table:style-name="Default" table:formula="of:=INT([.G97]/[.L97])" office:value-type="float" office:value="400641" calcext:value-type="float">
            <text:p>400641</text:p>
          </table:table-cell>
          <table:table-cell table:style-name="Default" table:formula="of:=([.E97]-[.B97])/1000" office:value-type="float" office:value="13.441" calcext:value-type="float">
            <text:p>13,441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53" calcext:value-type="float">
            <text:p>35953</text:p>
          </table:table-cell>
          <table:table-cell table:style-name="Default" office:value-type="float" office:value="1612271961509" calcext:value-type="float">
            <text:p>1612271961509</text:p>
          </table:table-cell>
          <table:table-cell table:style-name="Default" office:value-type="float" office:value="1612271961633" calcext:value-type="float">
            <text:p>1612271961633</text:p>
          </table:table-cell>
          <table:table-cell table:style-name="Default" office:value-type="float" office:value="1612271974063" calcext:value-type="float">
            <text:p>1612271974063</text:p>
          </table:table-cell>
          <table:table-cell table:style-name="Default" office:value-type="float" office:value="1612271974138" calcext:value-type="float">
            <text:p>1612271974138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([.C98]-[.B98])/1000" office:value-type="float" office:value="0.124" calcext:value-type="float">
            <text:p>0,124</text:p>
          </table:table-cell>
          <table:table-cell table:style-name="Default" table:formula="of:=([.D98]-[.C98])/1000" office:value-type="float" office:value="12.43" calcext:value-type="float">
            <text:p>12,43</text:p>
          </table:table-cell>
          <table:table-cell table:style-name="Default" table:formula="of:=INT([.G98]/[.J98])" office:value-type="float" office:value="402252" calcext:value-type="float">
            <text:p>402252</text:p>
          </table:table-cell>
          <table:table-cell table:style-name="Default" table:formula="of:=([.E98]-[.C98])/1000" office:value-type="float" office:value="12.505" calcext:value-type="float">
            <text:p>12,505</text:p>
          </table:table-cell>
          <table:table-cell table:style-name="Default" table:formula="of:=INT([.G98]/[.L98])" office:value-type="float" office:value="399840" calcext:value-type="float">
            <text:p>399840</text:p>
          </table:table-cell>
          <table:table-cell table:style-name="Default" table:formula="of:=([.E98]-[.B98])/1000" office:value-type="float" office:value="12.629" calcext:value-type="float">
            <text:p>12,629</text:p>
          </table:table-cell>
          <table:table-cell table:style-name="Default" office:value-type="float" office:value="323" calcext:value-type="float">
            <text:p>323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54" calcext:value-type="float">
            <text:p>35954</text:p>
          </table:table-cell>
          <table:table-cell table:style-name="Default" office:value-type="float" office:value="1612271991514" calcext:value-type="float">
            <text:p>1612271991514</text:p>
          </table:table-cell>
          <table:table-cell table:style-name="Default" office:value-type="float" office:value="1612271991839" calcext:value-type="float">
            <text:p>1612271991839</text:p>
          </table:table-cell>
          <table:table-cell table:style-name="Default" office:value-type="float" office:value="1612272004269" calcext:value-type="float">
            <text:p>1612272004269</text:p>
          </table:table-cell>
          <table:table-cell table:style-name="Default" office:value-type="float" office:value="1612272004344" calcext:value-type="float">
            <text:p>1612272004344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([.C99]-[.B99])/1000" office:value-type="float" office:value="0.325" calcext:value-type="float">
            <text:p>0,325</text:p>
          </table:table-cell>
          <table:table-cell table:style-name="Default" table:formula="of:=([.D99]-[.C99])/1000" office:value-type="float" office:value="12.43" calcext:value-type="float">
            <text:p>12,43</text:p>
          </table:table-cell>
          <table:table-cell table:style-name="Default" table:formula="of:=INT([.G99]/[.J99])" office:value-type="float" office:value="402252" calcext:value-type="float">
            <text:p>402252</text:p>
          </table:table-cell>
          <table:table-cell table:style-name="Default" table:formula="of:=([.E99]-[.C99])/1000" office:value-type="float" office:value="12.505" calcext:value-type="float">
            <text:p>12,505</text:p>
          </table:table-cell>
          <table:table-cell table:style-name="Default" table:formula="of:=INT([.G99]/[.L99])" office:value-type="float" office:value="399840" calcext:value-type="float">
            <text:p>399840</text:p>
          </table:table-cell>
          <table:table-cell table:style-name="Default" table:formula="of:=([.E99]-[.B99])/1000" office:value-type="float" office:value="12.83" calcext:value-type="float">
            <text:p>12,83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55" calcext:value-type="float">
            <text:p>35955</text:p>
          </table:table-cell>
          <table:table-cell table:style-name="Default" office:value-type="float" office:value="1612272021520" calcext:value-type="float">
            <text:p>1612272021520</text:p>
          </table:table-cell>
          <table:table-cell table:style-name="Default" office:value-type="float" office:value="1612272022103" calcext:value-type="float">
            <text:p>1612272022103</text:p>
          </table:table-cell>
          <table:table-cell table:style-name="Default" office:value-type="float" office:value="1612272034534" calcext:value-type="float">
            <text:p>1612272034534</text:p>
          </table:table-cell>
          <table:table-cell table:style-name="Default" office:value-type="float" office:value="1612272034608" calcext:value-type="float">
            <text:p>1612272034608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([.C100]-[.B100])/1000" office:value-type="float" office:value="0.583" calcext:value-type="float">
            <text:p>0,583</text:p>
          </table:table-cell>
          <table:table-cell table:style-name="Default" table:formula="of:=([.D100]-[.C100])/1000" office:value-type="float" office:value="12.431" calcext:value-type="float">
            <text:p>12,431</text:p>
          </table:table-cell>
          <table:table-cell table:style-name="Default" table:formula="of:=INT([.G100]/[.J100])" office:value-type="float" office:value="402220" calcext:value-type="float">
            <text:p>402220</text:p>
          </table:table-cell>
          <table:table-cell table:style-name="Default" table:formula="of:=([.E100]-[.C100])/1000" office:value-type="float" office:value="12.505" calcext:value-type="float">
            <text:p>12,505</text:p>
          </table:table-cell>
          <table:table-cell table:style-name="Default" table:formula="of:=INT([.G100]/[.L100])" office:value-type="float" office:value="399840" calcext:value-type="float">
            <text:p>399840</text:p>
          </table:table-cell>
          <table:table-cell table:style-name="Default" table:formula="of:=([.E100]-[.B100])/1000" office:value-type="float" office:value="13.088" calcext:value-type="float">
            <text:p>13,088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Default" office:value-type="float" office:value="35956" calcext:value-type="float">
            <text:p>35956</text:p>
          </table:table-cell>
          <table:table-cell table:style-name="Default" office:value-type="float" office:value="1612272051526" calcext:value-type="float">
            <text:p>1612272051526</text:p>
          </table:table-cell>
          <table:table-cell table:style-name="Default" office:value-type="float" office:value="1612272052334" calcext:value-type="float">
            <text:p>1612272052334</text:p>
          </table:table-cell>
          <table:table-cell table:style-name="Default" office:value-type="float" office:value="1612272064740" calcext:value-type="float">
            <text:p>1612272064740</text:p>
          </table:table-cell>
          <table:table-cell table:style-name="Default" office:value-type="float" office:value="1612272064815" calcext:value-type="float">
            <text:p>1612272064815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([.C101]-[.B101])/1000" office:value-type="float" office:value="0.808" calcext:value-type="float">
            <text:p>0,808</text:p>
          </table:table-cell>
          <table:table-cell table:style-name="Default" table:formula="of:=([.D101]-[.C101])/1000" office:value-type="float" office:value="12.406" calcext:value-type="float">
            <text:p>12,406</text:p>
          </table:table-cell>
          <table:table-cell table:style-name="Default" table:formula="of:=INT([.G101]/[.J101])" office:value-type="float" office:value="403030" calcext:value-type="float">
            <text:p>403030</text:p>
          </table:table-cell>
          <table:table-cell table:style-name="Default" table:formula="of:=([.E101]-[.C101])/1000" office:value-type="float" office:value="12.481" calcext:value-type="float">
            <text:p>12,481</text:p>
          </table:table-cell>
          <table:table-cell table:style-name="Default" table:formula="of:=INT([.G101]/[.L101])" office:value-type="float" office:value="400608" calcext:value-type="float">
            <text:p>400608</text:p>
          </table:table-cell>
          <table:table-cell table:style-name="Default" table:formula="of:=([.E101]-[.B101])/1000" office:value-type="float" office:value="13.289" calcext:value-type="float">
            <text:p>13,289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table:number-columns-repeated="1008"/>
          <table:table-cell/>
        </table:table-row>
      </table:table>
      <table:named-expressions/>
      <table:database-ranges>
        <table:database-range table:name="__Anonymous_Sheet_DB__0" table:target-range-address="out.B1:out.E10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02T18:13:50.382397159</dc:date>
    <meta:editing-duration>PT9M24S</meta:editing-duration>
    <meta:editing-cycles>2</meta:editing-cycles>
    <meta:generator>LibreOffice/5.4.6.2$Linux_X86_64 LibreOffice_project/40m0$Build-2</meta:generator>
    <meta:document-statistic meta:table-count="1" meta:cell-count="1515" meta:object-count="0"/>
  </office:meta>
</office:document-meta>
</file>